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weight="bold"/>
    </style:style>
    <style:style style:name="T2" style:family="text">
      <style:text-properties fo:font-style="italic"/>
    </style:style>
    <style:style style:name="T3" style:family="text">
      <style:text-properties fo:font-weight="bold" fo:font-style="italic"/>
    </style:style>
  </office:automatic-styles>
  <office:body>
    <office:text>
      <text:p text:style-name="Normal">When was the last time we did one of those things? It’s been a while, over a year now that I think about it. Or, not actually. We tried last summer. And we’ll try again this summer. So, what will it be like this time around? Control over yourself is important. Of course, we won’t have it at all times, but we’ll try to maximize having it. So, calm down with music. It feels good, but it comes at the price of losing yourself to your emotions. What else? Oh, just get down to it, there’s no point delaying. Here’s a breakdown of what a day will look like, all throughout the summer. So all the way till the end of September. </text:p>
      <text:p text:style-name="Normal">•••</text:p>
      <text:p text:style-name="Normal">08h00: Wake up </text:p>
      <text:p text:style-name="Normal">08h00~10h00: Write</text:p>
      <text:p text:style-name="Normal">10h00~10h45: Breakfast, brush your teeth. (1)</text:p>
      <text:p text:style-name="Normal">10h45~11h15: Shower, get ready</text:p>
      <text:p text:style-name="Normal">11h15~12h30: Prepare lunch</text:p>
      <text:p text:style-name="Normal">12h30~15h00: Free time</text:p>
      <text:p text:style-name="Normal">15h00~19h00: Study</text:p>
      <text:p text:style-name="Normal">19h00~20h30: Prepare dinner or continue to study</text:p>
      <text:p text:style-name="Normal">20h30~21h00: Dinner</text:p>
      <text:p text:style-name="Normal">21h00~22h00: Downtime, the phone must be shut down</text:p>
      <text:p text:style-name="Normal">22h00: Sleep</text:p>
      <text:p text:style-name="Normal">(1) The phone isn't allowed unless Momosuzu Nene is streaming. This time is to be used to tinker with your thinking, to allow your heart to express itself as best as possible.</text:p>
      <text:p text:style-name="Normal">This schedule is effective five days of the week; a relaxed version replaces study with play on Saturdays, and Sundays are free, until the downtime. For the downtime, since we won’t be having our phone, I’ll have you write down the day, and your thoughts, effectively making this a diary. Hopefully, one that we actually stick to, all the way. In fact, to help you, let’s count down the days till summer’s end. Admittedly, it hasn’t started yet either, so consider this a warm-up. Summer starts on June 20th and ends on September 22nd, which is to say it starts in about a month and ends in another 4. Well this’ll be quite the warm-up.</text:p>
      <text:p text:style-name="Normal">Right, before we go: you will always take initiative. If no one is making lunch or dinner at the appointed times, you will take it upon yourself to make them. Failure to do that will be considered just that: failure. I expect that you will fail a lot during this time, but I also expect you to get back up on your feet every single time, and to make it through till the end. Just this once, or actually, for the second time, show me that you got some commitment in you. Show me that you have some discipline. For once in your fucking life, give me a reason to love you.</text:p>
      <text:p text:style-name="Normal"/>
      <text:p text:style-name="Normal">•••</text:p>
      <text:p text:style-name="Normal">Monday 27th May, 2024, 21:26, 118 days left</text:p>
      <text:p text:style-name="Normal">So there aren't nearly as many days as I thought. Today is the second day, technically, but that doesn't really matter. How was today? Well, I followed the routine nearly to the letter, more or less, so there's that, but that doesn't mean today was especially good. Let's start off with writing. One thing I understood today is that I'd have to consider writing different from either studying/working and playing. It fits in neither group, it's a thing of its own. I guess that's what a passion is. I didn't dislike writing today, although I did spend most of the time setting up by importing stuff or creating themes. Still, I was reminded of what writing can feel like. And it wasn't bad. At all. I could see why it could replace video games and study in my heart, but I could also see that they were different things. </text:p>
      <text:p text:style-name="Normal">I'm... curious, in our last grind, how long did we last? Because 118 days really isn't a lot in my mind. In fact, it's almost a bit too short, it makes me a bit sad that it's this short. Huh... 83 days... Not all that long after all is it... Ahem. Alright, let's do our best this time around. Especially since eras have changed <text:s text:c="1"/>again, and you seem to like spending your time getting your ass handed to you on a silver platter. Losing focus. Let's talk about the second half of today.</text:p>
      <text:p text:style-name="Normal">I started at 15h00 by fuelling my caffeine addiction. It seems I need coffee to function after lunch. Also, lunch was late. Gotta find a way to make it earlier. Well actually no, I didn't mind it being late. Anyway after lunch I made myself a cup of coffee and started studying. And I tried. Like, I really tried. But sometimes, how can I put this, sometimes you're given tools that a caveman would reject for how outdated they were. I tried, but the tools simply refused to work. And goodness that was frustrating. I still have some things I can try, but, by God I wish we were assigned modern, actually functional tools. Why R? Why not Python which can literally do everything R does and more but without making me hate humanity for it? Why? I simply cannot comprehend why. I cannot. I do not. I'm left in awe. </text:p>
      <text:p text:style-name="Normal">Okay, so apparently there things that R can do but Python can't. I don't know what those things are, but for the sake of my own sanity, for the sake of believing that I'm not learning this language in vain, I will believe that those things exist.</text:p>
      <text:p text:style-name="Normal">To be fair though, I'm probably the genius here for using RSelenium which hasn't had a new server update in literally 5 years. I mean, I'm not left with much of a choice, but I must be very smart to still go down this path. Alright, that's enough personal information thrown around. Let's set up a Git repo to keep a single source of truth, otherwise we're going to make a serious mess with this USB stick.</text:p>
      <text:p text:style-name="Normal">Sigh... I'm not sure that's what I wanted for a first entry, but, well, at least it reflects our current state. Yeah, I guess. Today is part of our story after all. くだらない事も大事ですね。</text:p>
      <text:p text:style-name="Normal"/>
      <text:p text:style-name="Normal">•••</text:p>
      <text:p text:style-name="Normal">Tuesday 28th May, 21:42, 117 to go</text:p>
      <text:p text:style-name="Normal">Today didn't go well, really. Ah, I thought about this sentence since last night so let me write it down: </text:p>
      <text:p text:style-name="Normal">Today began the same way yesterday ended: with a bout of panic. I wasn't thinking of anything in particular as I was trying to fall asleep, and all of a sudden, out of nowhere I got a bout of panic. “What am I doing?”, “We haven't accomplished anything”, “There's so much to do”, “There's so much we have to get done”, those kinds of thoughts. Ah shit, now that I wrote this down a tiny bit of panic is starting to settle in again. But yeah, there's a lot of things that I have to do, and there's so little that I've done, that's the reason. Mostly university stuff. </text:p>
      <text:p text:style-name="Normal">It was bad enough that come morning I decided to study instead of write. In fact, it made me want to review the schedule to put more time into studying. Basically, studying instead of writing. There'll be a change. But first let me motivate it a little more.</text:p>
      <text:p text:style-name="Normal">Today's studying. That's one of the main reasons today didn't go well. The stress made me get up at 7h30, and so I decided to shower and breakfast early to spend an extra hour to study. But I might as well not have bothered. See, I didn't use my time well. By that, I mean that I failed to move forward. Java is a language I'm very much unfamiliar with, and this is my first time making a medium to large scale project with it, so I got bogged down right away. And kept on getting bogged down. All morning long, all day long. But, it wasn't all a waste. See, I learned that I need to be very patient in unknown environments, and that I have to think smartly. I can't just rush in trying to do this or that, it'll just end in frustration and disappointment. I have to do what I can do until I can do what I want to do. And that requires patience and focus. Focus on the subject at hand, not letting my thoughts move some place else. </text:p>
      <text:p text:style-name="Normal">So, in the morning I'll alternate between writing and Leetcode. I've done it a few times before, starting the day with Leetcode. The focus on the problem at hand, the computation, I believe those are improvements my software badly need. I've felt them before, I know what focus feels like. And I want to be able to focus. Truly focus.</text:p>
      <text:p text:style-name="Normal">So that's today, I guess. I wish to become who I want to be. I hope that today, I got a step closer to him, whoever he is. Whoever you are, dear self, I hope I love you. I wonder, do you love me? Well, I don't expect you to, I still believe I'm not worthy of self-love yet. I don't love myself yet. But, I'd be a liar if I said that I didn't notice my feelings towards myself. They're evolving. I think they're becoming more intense, for better or for worse. Still, I wonder... In the future, you're probably the type who loves even their past selves, but, it's almost like I don't want to be loved. Not by you, not yet. Not yet. Still too many flaws, too much that is wrong. Too much that needs to change. I think we've talked enough for today. See you tomorrow then, although I already know I won't be able to follow schedule tomorrow, since I'll have to go to uni and some other places. Hey, see you, alright?</text:p>
      <text:p text:style-name="Normal"/>
      <text:p text:style-name="Normal">•••</text:p>
      <text:p text:style-name="Normal">Wednesday 29th May, 21h45, 116 days left</text:p>
      <text:p text:style-name="Normal">What to say of today... Well, it's not just today, if you add up yesterday, and the day before, that makes it three sound defeats in a row. Today, it was coding again. But it was different. It was in something I was comfortable with, something I had experience in. It was a project that is almost finished, I just needed to add some things the likes of which I've already done many times over. And lo and behold, this time around, it doesn't work. And you know what the best part is? I don't understand why. I was rather tired too, so despite my best efforts, I just didn't have enough time to solve the issue, and, well, I'll have to leave it to future me. To tomorrow me, I think. It sucks to lose, especially to myself, but I've decided that whoever I'm going to become, it's going to be someone who stares defeat in the eye and fights back. I will be back, tomorrow, and I will solve this problem. </text:p>
      <text:p text:style-name="Normal">On a more positive note, I also had more control over myself today, in social interactions. I didn't just go with the flow and let the circumstances tell me what I should do. It's a good start, but of course, I want more. </text:p>
      <text:p text:style-name="Normal">This is a very self-centric era, in my lifetime. It's probably necessary. In any case, the me I want to become, a me I love is a crucial piece in the big puzzle that is happiness. That's what I believe. The other very important pieces are someones I love and love me back (who aren't me) and meaningfulness in life. For others, the latter usually comes in the form of children, theirs, but to me that's kind of a... How do I put this? Not a snake that bites its tail, but more like... Pushing the responsibility further down. What I mean by that is that a child is a big ball of potential, what's more, one that their parents usually love. So the parents tend to want to make their children happy and develop to their full potential. And see, that's my problem: potential for what? What for, exactly? Their potential to repeat this cycle? My answer is no. To most people, their lives' meaningfulness will be given by their children. To me, it's TCTW. Or rather, it's the objective that I aim to achieve with TCTW: happiness, for all. Well, that's the ultimate goal, TCTW can only provide, um, let's say, an example, it's like exposing my roadmap to the world. TCTW will be nothing more than a story of how I... How I achieve happiness... it's very strange. I'm already convinced I'll achieve happiness. For all I know that could be in fifty years, or even never happen at all. But, I'm familiar with this ghost sense of conviction. we've had it in the past, the conviction that we can never lose. It's the same as now: it's not a passionate conviction, it's a cold-hearted one. Like it's a matter of fact that I will be happy. I'm stating it as though I were saying that it was sunny yesterday. With the exact same conviction. I wonder where it comes from.</text:p>
      <text:p text:style-name="Normal">Oh well. In any case, yes, I am convinced I will be happy, and, actually, about TCTW. It's more like it's my piece of the puzzle to the great puzzle of the universe. That's the image I've had for it for the longest time. Like, it will be a piece that will allow others to place theirs. So, really, TCTW is not for me. Well, it is, in that I will probably feel a great sense of achievement if it works, but per se, it's for others. For, well, no one in particular, for whoever it's meant to be. Well, I guess that's my rambling for today. See you tomorrow then, dear self, and you, dear reader, see you right away. I really like to say 'well'. I should cut down on it. Roger that. See you.</text:p>
      <text:p text:style-name="Normal"/>
      <text:p text:style-name="Normal">•••</text:p>
      <text:p text:style-name="Normal">Thursday 30th May, 21:36, 115 days until summer ends</text:p>
      <text:p text:style-name="Normal">Yo. Been a while. For us it's only been a day, but I guess when stuff happens it feels longer. For you reader, no time has passed, and I think you should be jealous. But that's up to you, and you probably won't be. So how was today? Not bad, for a change. I'm not sticking to the schedule like I've got a broom up my ass, but that might be a good thing. Basically, I'm making it flexible, I'm modifying it to fit my day. Although it's not entirely a good thing either, just this afternoon I did start studying later than I should have, but that's more of a me issue than a flexibility one. So what stuff happened? Tell me.</text:p>
      <text:p text:style-name="Normal">The morning started with Leetcode, and with a failure to solve a problem. The very simple Longest substring without repeating character one. It's simple, but it's not easy. The bruteforce failed, and I didn't try to make it work. I was always the type to like elegant solutions anyway. Except mine didn't work. It doesn't. Not yet. Just, not yet. </text:p>
      <text:p text:style-name="Normal">By the way, I should mention that I hesitated before modifying the schedule this morning to accommodate for stuff. At some point I thought I should have just stuck to my guns and had been wrong, but turns out I did well to adapt. And then the day proceeded normally, and when the time came to study, I did. And for once, for a change, I managed to do everything I set out for the day. What a nice change. It's a small victory, but damn victory tastes sweet. Especially when it's seasoned with three days of consecutive defeat. Turns out yesterday's problem was due to me going in autopilot, turns out the logic that I needed to implement was a tad different from the things I'd already done. </text:p>
      <text:p text:style-name="Normal">Also, starting yesterday I'd stopped taking coffee after lunch: I finish lunch too late, so I struggled to sleep at night. Anything else I have to say? </text:p>
      <text:p text:style-name="Normal">Regarding today?</text:p>
      <text:p text:style-name="Normal">Hm.</text:p>
      <text:p text:style-name="Normal">... No, I think that's it.</text:p>
      <text:p text:style-name="Normal">Hm.</text:p>
      <text:p text:style-name="Normal">Do we have anything else we want to talk about? Ah, yes actually. This morning I basically decided that I wasn't feeling like writing, that's why I went to Leetcode. I wonder about tomorrow. Well, even if we don't feel like writing, we'll still write. Yup. </text:p>
      <text:p text:style-name="Normal">I have some objectives I need to accomplish after all. And some people I want to defeat. In fact, I so happen to have a whole universe I want to best. There's no particular reason why, I just think it's fun to go all out, and I think it'd be fun to duke it out with the best creators out there, now, before, and in the future. Anywhere and everywhere. So I listen to artists, artists I think are skilled. And I want to challenge them. </text:p>
      <text:p text:style-name="Normal">One day, we'll be in the middle of summer. In the dead heat of summer. I will be writing '60 days left' or something like that. Will I enjoy it? Will I think of Orangestar, N-buna, Ayase? Yeah, I'll probably be listening to their songs. And the upcoming generation. Suisei, Yuika, Rokudenashi, Dazbee. Well, some of them are arguably of the current generation. Whatever. I just want to fight everyone, all at once. And go wild, with everything I've got. To be honest, I'm not looking to have fun fighting, I want to dominate. A show of overwhelming force.</text:p>
      <text:p text:style-name="Normal">But you know, that might very well change in the future. It's definitely a part of me that I don't see any need to keep. I don't see any need to eliminate it yet, but maybe sometime in the future I will. And if such a time ever comes, I will eliminate it. </text:p>
      <text:p text:style-name="Normal">You know, I thought this earlier, but we could ramble on for a long time, if we just chose to. So let's choose not to. That's enough talking for today. How strange, you may never know my name, but at this rate you'll know me better than anyone who isn't me, reader. But even if you did know my name, it would be irrelevant. After all, it really doesn't matter who I am. Not to you, and not to me. To you, I don't know what part of me matters, maybe nothing, and if there were anything it really shouldn't be my identity, but to me, it's what I do with my life that matters, not who I am.</text:p>
      <text:p text:style-name="Normal"/>
      <text:p text:style-name="Normal">•••</text:p>
      <text:p text:style-name="Normal">Friday 31st March, 21:48, 114 days left</text:p>
      <text:p text:style-name="Normal">What shall we start with? Let's begin with the beginning, and let's put this word in this file for the first time: the nightfront. <text:s text:c="1"/>There haven't been attacks for a while, so as my dear self may guess, the problem is me. See, we've been doing relatively well lately. Even accounting for all the defeats, we are growing. And in my mind, that means becoming stronger. In all senses of the word. And in my dreams, I am stronger than I've ever been, more consistently than ever. But I am still far from my ideal, and the nightfront is perfect for showing me that. Nightmares in particular, and dreams in general are excellent for showing us who we truly are. Not through analyses or interpretations or whatnot, it's much more straightforward: dreams—and nightmares in particular— put us in extreme situations. tell me, what would you do if you were faced with someone repeatedly stabbing you with a knife? Would you be able to stick to your ideals and hug the man stabbing you, or would the fear of death consume you and make you fight back and kill the man before dying yourself? Nightmares give you the answer. They gave me mine. But that is far in the past, that was two years ago, not that long after the nightfront began. As I've said, I'm much stronger now, and more importantly, lately I've been fighting a lot more than usual. Sometimes because I'm a soldier, sometimes because I'm provoked, but I fight. And because I've grown stronger, I win. And the problem is, my victories involve the brutal beatdown or even massacre of my opponents. When the fight is between me and another fighter, killing feels natural, and I accept it. I have a harder time accepting it when it's just me losing my temper, and butchering whoever I have on hand. I don't want you to lose your temper, ever. I want you to control your emotions. We'll also need awareness, but, well, that's a beast that's been eluding us more for as long as we've wanted it. </text:p>
      <text:p text:style-name="Normal">Writing this made me realize that I completely forgot about my ideal to never kill, and always try to resolve situations peacefully. You killed without remorse, even feeling proud for how far you'd come. One more thing that needs to change. </text:p>
      <text:p text:style-name="Normal">I'm getting tired, so let's talk about the other important thing I should talk about. Hm, maybe not important, but it's something that happened. I do hope that it was important, though. For some circumstances, I was out and about today, and on my way to somewhere, a young guy around my age stopped me. He tried to sell me socks. Let's be more precise, he wanted to exchange socks for anything <text:s text:c="1"/>I wanted give him. He claimed that he was from... Should I doxx myself? To a degree, yes. Your identity doesn't matter anyway. He claimed to be from Naples, and that he'd moved here with his younger brothers and sisters. He said that he wanted to earn money honestly instead of doing other things, in order to feed his younger brothers and sisters. He asked me if I could give him anything, not for himself, but for his younger siblings. He would go on to repeat that many times. Thing was, I only had a credit card, and there was nowhere to withdraw money. Plus, I really didn't want to withdraw money just to give it to him, I'm not exactly rich myself. Anyway, I was out on an errand and needed to go somewhere, and when I told him that i would do the errand quickly and come back, he pleaded me to withdraw money first or something. In all likelihood he believed that I was just trying to make a quick getaway. I wasn't, but I see why he'd think that. Anyone would, that's the state people's faith in humanity is in currently. </text:p>
      <text:p text:style-name="Normal">One thing I failed to mention so far: I <text:s text:c="1"/>don't think he was being very honest with me. He was very pushy with his story, he was appealing to my sense of pity as best he could, mentioning his younger siblings every other sentence. But I'm the kind of person who has trouble saying no, and I'm the type to help those who ask me for help anyway, so he had an easy target on his hands, although he either didn't know that or didn't take it for granted. </text:p>
      <text:p text:style-name="Normal">So anyway, maybe to test my honesty, he proposed to accompany me to where I needed to do my errand. I did tell him it was close by, after all. And thing is, it was. So we went there. At that point he probably realised I wasn't lying, but I didn't know how long my errand would actually really take, I just assumed it wouldn't take long. So he pleaded with me one last time to give him something. Actually, wait, he probably still thought I was lying, and I just planned on making my errand last as long as possible to get rid of him. Something tells me that him subconsciously projecting himself onto me was what happened, but I can't make that assumption. </text:p>
      <text:p text:style-name="Normal">But you know what? There was a supermarket just steps away from where we were, so I proposed to buy him some of the stuff he needed back home. He'd told me that he didn't have a father anymore, and he was providing for his siblings. I was also considering what to buy him, since he left that choice to me, and I wondered whether things that would expire shortly or things that needed to be in the fridge were fine. So I asked him where his siblings where, whether they lived here on back in Naples. He fumbled quite a bit, and eventually answered that they all lived here. So I thought rice would be a good choice, or pasta, but he said sweet things and snacks would be more appreciated, so we spent some time choosing some. Well, really, I spent time asking him what he wanted, and he spent time telling me I should choose. In the end he chose some stuff. One was a box of Kinder... um, cupcakes-looking things, and the other I don't remember. He also picked some pasta, but when I told him that more than those three things wouldn't do my wallet much good (reminder: I <text:span text:style-name="T1">really </text:span>am not rich), he put the pasta back on the shelf and asked me if he could buy some stuff to cook instead. He didn't exactly have trouble convincing me, and since the pasta really didn't cost much, I told him to take it back, but he didn't.</text:p>
      <text:p text:style-name="Normal">So we went to the frozen food department, where he wanted to buy some sausages. But when we got there, he saw some chicken nuggets, and he wanted those instead. Good for me, since they costed half as much as the sausages too, and he seemed to really want them, because I still proposed to buy him the sausages instead but he declined, saying that it would be better for me if he chose the nuggets. At the very end, he also got a can of Coca Cola, but just one. When we got to the cashier, I asked for a bag, but he didn't put the can of coke in the bag, and instead carried it by hand. And then we went our separate ways, and he never gave me socks. Not that I would have accepted them anyway, I did this whole thing for myself. Or at least, that's what I tell myself. I wonder what the truth is. I want the truth to be that I'm just a kind soul, but I wonder about that... I'm more inclined to believe that I did this because that's what the ideal me would have done. </text:p>
      <text:p text:style-name="Normal">You know, I believe that he was lying to me about having siblings he needed to feed, but, well, I had many reasons why I don't really regret buying him some groceries. The simplest is that it's a lot more tangible than giving him money. The next one is that I tend to help those who ask me. Then, there's the story of the siblings. On the off-chance they did exist, on the off-chance his story has more truth than lies, then he would have something nice to give them, when he arrives home. Finally, there's the fact that he needed help. Whether the story he told me was a lie or not, the fact that he told it to me definitely isn't, and the fact that he needed those groceries most likely isn't either, whether for himself, or for a group of people. I hope he liked the stuff I bought him. If he did, then that would excuse any lie he told me. Although, I really wish people will be honest with me next time.</text:p>
      <text:p text:style-name="Normal">Well that was a long story. Let's close this off with one last thing that came to mind just now: the way I tell stories is different from the way I write them. When I tell a story, like I did just now, I'm not careful about the grammar, the syntax or whatnot. My only goal is to convey the story. That's a habit I got from the times I wrote a dream journal. Those things were massive, each dream took upwards of four hours to write down, because I tried to tell everything that happened in them (my objective was lucid dreaming) and because I was also using them to train my writing. But because they took a shit ton of time regardless of whether I was careful with my writing or not, I wound up not being careful with my writing, when telling a story. It's a different story when I'm writing a story. </text:p>
      <text:p text:style-name="Normal">When I write a story, I want to do more than just convey it: I want it to convey it as best I can. I want to make it a story I like. So I'm careful. Very. One paragraph a day if I'm lucky, kind of careful. One that hopefully I don't end up discarding at some point in the future. Spoiler: most of them end up being discarded, because I rewrite the story from scratch. Well, not entirely from scratch, but I want to improve the prose. So yeah, that was a super long entry today. <text:s text:c="1"/>Damn, it's getting extra late. One hour and a half to write all this, and I wasn't even being careful about my writing, see what I mean? And dreams are worse, because they usually have at least three episodes per night, with at least one of them being a nightmare during the heydays of the nightfront. 'Twas bad. My record was five nightmares in one night by the way. Quite something, hey? Well, it was four nightmares and one attack, actually, or something similar. Oh well, let me enjoy not being in the heydays of the nightfront now, and having a relatively very peaceful night, although I'm still stuck wherever they took me when this all began. Whatever. The objective always was to break out. And on that, see you!</text:p>
      <text:p text:style-name="Normal"/>
      <text:p text:style-name="Normal">•••</text:p>
      <text:p text:style-name="Normal">Saturday 1st June, 22:54, 113 days to go</text:p>
      <text:p text:style-name="Normal">I'm in a bit of a hurry. Despite it being so late. But it's an artificial haste, one I've created for myself, an illusion that only exists in my head. Okay, not so much because as though they were reading what I was writing, my friends pinged me on Discord. It's something I never talk about, but I should: sometimes I like to spend the night on Discord, playing games with friends. So yes, as surprising as this may sound, I do have friends. This side of me is exclusive to myself, that's why I still have friends, if you were wondering. </text:p>
      <text:p text:style-name="Normal">Let's not let this artificial feeling get to us. Control ourselves. Now, always. Especially later. I want you to maintain control of yourself. I'll try.</text:p>
      <text:p text:style-name="Normal">Did you know? Tonight I dreamt of giving life. I realize that it's something I never talked about anywhere, since it's part of TCTW too, but I want to be a phoenix. And in yesternight's dream, while I still fought, for the first time, I also did the opposite of killing: I gave my flames to two who had died, and they came back to life. It was a strange thing, because they were enclosed in a sort of prison, and I... Actually, let me be a lot more precise: it wasn't me. It was like a third person view of someone, a woman, a girl <text:s text:c="1"/>who did this. The reason I speak as though it were me is because things unfolded as I wished them to, as though I were the one in control, as though I were her. And there was a warden, who didn't want the flame to go into the prison. In fact, with... 'my' first attempt of sending the flame forward, it was engulfed in darkness and extinguished. So I made the next two flames stronger. And they came back to life. Their bodies were regenerated, but I will stress that the bodies were different from what they originally were. I'm not sure how to put it, in fact to be honest I don't remember well, but it's like they were covered in sort of yellow feathers? I really don't remember well. And that's the first of that. </text:p>
      <text:p text:style-name="Normal">What else? Well, let's hurry, my friends are thinking I made a faux plan. Tomorrow is free anyway, so let's spend the night on Discord, like the old days. Not especially happy, but it's not all that bad either. Let's also push this on Git, I was on Windows earlier and I realized I couldn't continue this diary there. Got it, let's do that.</text:p>
      <text:p text:style-name="Normal"/>
      <text:p text:style-name="Normal">•••</text:p>
      <text:p text:style-name="Normal">Sunday 2nd June, 22:50, 112 days more</text:p>
      <text:p text:style-name="Normal">Courtesy of yesterday, I'm tired. But, let's set the mood for tomorrow. The Beast by Mabanua, feat COMA-CHI. So let me tell you about yesterday: just as we'd expected, we spent the night on Discord. We played Warzone until 6am, however, it wasn't quite like all those unholy sessions of the past where our brain would just melt. This time around, we played rather better. I realized it a couple times during the Discord call, but I had control over myself. And apparently, my self control seeped beyond myself and went into the others' heads: while discussing the project in another call late this afternoon, my friend told me that yesternight was an unusually good night for Warzone: on top of the victory we'd earned together, they won another victory after I went to sleep. He told me that normally they'd be spending their time getting their asses kicked, mostly because they weren't very attentive when playing. </text:p>
      <text:p text:style-name="Normal">I didn't foresee that at all. So influence can be this direct too, I'll keep that in mind. Ah, I didn't mention it at all but you might have guessed this by now: I like giving it my all, in something, in anything. So I tried to do that yesterday too. I love the idea of going all out for something, of using everything I've got, everything I've earned, everything I've become. I love it, because I think it's the epitome of fun. I believe there's nothing more fun than pouring my soul into something, and duking it out with others in the process. In fact, I believe that it's when competing with others we can give it our utmost. I have other beliefs that somewhat contradict this last sentence, but now's not the time. Right, what I meant to say is that true fun is fighting someone who brings out all of the potential that I might not even know I had. </text:p>
      <text:p text:style-name="Normal">Oh... So that's why you wanted to 'fight' with all those artists. So that's the true reason. </text:p>
      <text:p text:style-name="Normal">Here's another topic: recently I saw a video about how the left and right brain, when separated, can act like two different people being in the same body. One of my main takeaways from that video was how the left brain, which would be us, would try to rationalize, to excuse the actions of the right brain, which is not us (well, it is, but it isn't). And I started to notice that pattern in my everyday life: when I forget why I do something, my brain just comes up with a reason, which may or may not be the original reason. That's what happened with the previous entry: now I remember that the reason I want to fight others is to have fun, not to dominate. I'd just forgotten back there, and so I came up with a plausible excuse. I'd failed to notice it, but I'd let myself get carried away by my emotions, and I'd failed to notice because it was a very subtle thing, because I believed I was in control.</text:p>
      <text:p text:style-name="Normal">So we can conclude from that that true control feels neutral. Or in other words, it doesn't feel like anything. Yup, it's this sort of emptiness we're feeling right now I think. Yeah, I feel my emotions swaying my choices, influencing them. Complete control isn't good for us, what with our wanting to be a writer. We need emotions too. So we need balance. The right amount of control. Although I can definitely see why you'd want true, complete control over yourself sometimes. That's fine.</text:p>
      <text:p text:style-name="Normal">Alright, that's enough for today. Let's end this with a fun fact.</text:p>
      <text:p text:style-name="Normal">Fun fact: I don't remember much from yesternight's dream, which is usually the case when I only sleep for a few hours, but one thing I decided that I absolutely needed to write down for today, was that in my dream, I hit a blunt. Yup. That's it. That's the fun fact.</text:p>
      <text:p text:style-name="Normal">Alright, here's another fun fact: I've never done any sort of drug in my life, except for alcohol and caffeine, so I don't actually know how hitting a blunt feels like. I heard it was supposed to be super relaxing, but in my dream it caused me to be in a state that I can only describe as instantaneous intoxication. Like I'd somehow ingested ten shots of rum with that one puff kind of intoxication. 'Twas terrible. And I was also frantically helping hide everything from the police. That did not help the experience. </text:p>
      <text:p text:style-name="Normal">Anyway, that's all for now. See you </text:p>
      <text:p text:style-name="Normal"/>
      <text:p text:style-name="Normal">•••</text:p>
      <text:p text:style-name="Normal">Monday 3rd June, 21:55, 111 days left</text:p>
      <text:p text:style-name="Normal">The end result is failure, the reasons are many, and the main culprits are complacency and weakness. You will fight to observe your own rules. You will fight yourself to earn your freedom, to grow strong. You've been taking the easy way, and you foolishly believed it would lead you where you wanted. No, no, where we want to go, as far as we know, no man has been. And if you want to go where no man has ever been, you will have to do what no man has ever done. You've long since forgotten, but let me remind: you pledged to sacrifice yourself to yourself. Where is that sacrifice? Where is the blood? Where is the suffering? You've been avoiding it. You've been avoiding conflicts with yourself. You've allowed your body, your sensations to rule you. That is not how it should be. You are the one who must rule. This is your body, not the other way around. You aren't a slave to your body, your body must be your tool. Fight yourself. Overcome yourself. Find freedom. Find strength. Only then will you acknowledge that you've reached your objective. Fight yourself. Overcome yourself. For your own sake.</text:p>
      <text:p text:style-name="Normal"/>
      <text:p text:style-name="Normal">•••</text:p>
      <text:p text:style-name="Normal">Tuesday 4th June, 21:36, 110 days</text:p>
      <text:p text:style-name="Normal">I do not have much to say. In fact, it's best I don't say much, it just makes me more complacent. Let's talk about what we should talk about: concentration. I do not know why, but today I failed to focus properly. It goes deeper: I'm not even sure I tried to focus properly. I mean, I tried, somewhat, but, it's like I forget immediately. I'm not sure what the causes were. But now that we have hindsight on our side, if we can't figure out the causes, at least we can think up ways to counteract that. There's really only one good way I can think of, and it ties directly to something else I wanted to talk about. And as usual, let me be a little theatrical about it.</text:p>
      <text:p text:style-name="Normal">Martial arts have existed for a long time, probably for at least two millennia. At their core, they answer a simple question: how do I fight? The popularity of combat sports today—as well as in the past—is an undeniable proof that martial arts are, in fact, effective. In other words, they work. To be more precise, some of them do, while others require... cooperation from the opponent. But those that do allow the practitioner to defeat opponents that might well be physically superior to them. And that is possible thanks to techniques. The way one throws a punch, the was one throws a person, the way one kicks, the way one grapples and takes the opponent down, the submission holds, the form to have when striking, the guard... Basically, the way one uses one's body to fight. So with this as a background, this one started thinking: could the same not apply to thinking? What if there were thinking techniques such that one might outdo someone who is otherwise more intelligent than oneself? </text:p>
      <text:p text:style-name="Normal">This one likes using extremes to quickly decide if something is sound: if two people were asked to solve a complex problem, and one of them was very bright but had very bad technique, while the other was dull, but applied thinking techniques to solve the problem, which one of them would solve it first? Of course, there are too many variables to actually answer this question, but I like to think that the one with technique will be at worst as slow as the one without. </text:p>
      <text:p text:style-name="Normal">Based on the parallel with martial arts, you'd think that thinking techniques would be varied and many, and now that I think about it, that sounds about right. But in my case, I've only got around three techniques to speak of, with one of them being a generalization of one of the others: the first technique is specific to problem solving. It consists of two steps: the first is to break down a problem into the smallest pieces it can be broken down into, and the second is to throw solutions at each small problem until a satisfying one is found. </text:p>
      <text:p text:style-name="Normal">You might say that that's completely natural, that that's how everyone does it, that that's how everyone has always done it. And you'd be wrong. By the simplicity of the technique, yes, you'd think that, anyone would think that, but if you've tried being a human for any given amount of time, you might have realized that humans often aren't very smart. Very often, they're just plain stupid, and that's because intelligence isn't constant. Some are stupid more frequently than others, but everyone has their brain farts, even the greatest geniuses in history. Often, while it is logical to break down a problem into smaller chunks, we just don't do it, and instead spend our time getting frustrated at how unsolvable it seemingly is. I think we're all familiar with that feeling.</text:p>
      <text:p text:style-name="Normal">So for that reason, I proposed this technique. Let me explain it further: the goal is to solve a problem, and to do so, one must identify the smaller problems that make it up. Then, for each smaller problem, one must identify the smaller problems that make it up. Proceed until no smaller problem is found. Now, it's time to solve each of the smallest problems. To do that, we use a subtechnique that I like to call 'throw enough shit at the wall and some of it is gonna stick' (credits to TheMightyJingles for the name); since these techniques are made so anyone can use them at any time (in despite of how braindead one might be at any given point), all it requires to do is for one to think up anything that might be a solution. After that, well, let me illustrate how this can go: say the base problem is how to cook pancakes, and you're currently on your twenty-fifth shot of rum. Now, how can you cook pancakes? You might think that you could put it under the sun, so the sun may cook it for you. But you'll find that where you are the sun isn't all that hot, especially since it's night. That means that you need something hotter. Fire is pretty hot. So you put the pancake under your lighter. But it's too hot! The pancake is gonna burn. Then what about putting the pancake on top of something, and put the something over the fire. Sounds like a plan, so you find a flat rock and put the pancake on top of it, and hold it with one hand while you hold the lighter under it. But that's not hot enough now. So you decide to burn some paper and wood and hold the rock above the fire. Yup that's hotter. Wait, your hand's getting a bit too hot too. Ok that's way too hot fuck fuck fuck, let's use something else to hold the pancake. Then what about a frying pan? Oh, nice, yeah, damn you're smart. Yeah let's use a frying pan. Yeah, that's more like it. Yeah, now you're cooking, you're cooking up some real heat. And just like that, congratulations! You just made your drunk ass a real nice pancake with an even nicer fire to boot!</text:p>
      <text:p text:style-name="Normal">Okay so I was fooling around in this story, but did you notice what happened? First, you propose a solution, whichever it is doesn't matter. Then, you figure out why that solution didn't work, and using that, you propose an improvement or another solution that sounds better. It's something like gradient descent. Your start may be nowhere close to a good solution, but if you keep on improving upon it, eventually you'll get somewhere. </text:p>
      <text:p text:style-name="Normal">So those are the two steps, break down the problem, and propose solutions. And because of these two steps, I call this technique “break down and throw shit at the wall.” A memorable name, in my humble opinion. </text:p>
      <text:p text:style-name="Normal">Wow, this is getting a lot longer than I'd anticipated. The thing with this technique is that in my experience, applying it is actually hard. I started classifying it as an advanced technique, because it builds on top of a very basic technique that I am approximately ten thousand years away from mastering, and that is observation: I rarely observe my own thoughts or my surroundings, most often I just go with the flow, get carried by the moment, and so when there is a problem I have to tackle, I don't tackle it with this technique. I just try whatever, until whatever works. And sometimes it very much doesn't work. </text:p>
      <text:p text:style-name="Normal">As I said, there's a technique that's a generalization of this advanced one, to a scope greater than problem solving, but I won't write much about it, I've written a lot already. And, actually, the steps are the same. </text:p>
      <text:p text:style-name="Normal">The objective of this generalized technique is to figure out the best move, always. Did I say always? Let me correct myself: <text:span text:style-name="T1">always</text:span>. The quality of a move is determined first and foremost by an objective we want to accomplish, without that 'best' doesn't even make sense. Of course, it also requires the possibility of other moves. I have some objectives I want to achieve in life, and so I transform them into the problems: how do I achieve this or that objective? At that point you can apply the technique of breaking down and throwing shit at the wall. Of course, it's not restricted to things as big as a life objective. It can be used on any type of objective: long-term, immediate, medium-term, what have you. So yeah, this generalization just requires determining an objective, translating it into a problem, and applying the problem solving technique. </text:p>
      <text:p text:style-name="Normal">That's enough lecturing for today. It's also about time you did as you said, so show me how you apply these techniques. There are many more that came to mind, but let's stick to these for the moment. And on that, see you.</text:p>
      <text:p text:style-name="Normal">I really hate it when you're trying to teach things to others. I'm not sure why I hate it, but I do. It's like, you're condescending, or rather, are you even in a position to teach others about anything? That's why you want TCTW to be nothing more than an example, how one has lived, you don't want it to be a lesson, fuck no, fuck that. But it's like... I don't know, I just think you're not worthy of teaching, at the very least not yet. Still too young, still too many mistakes. It's a natural and very human instinct to teach others, but do try to keep it in check. “I do not have much to say,” yeah, that aged well.</text:p>
      <text:p text:style-name="Normal"/>
      <text:p text:style-name="Normal">•••</text:p>
      <text:p text:style-name="Normal">Wednesday 5th June, 21:53, 109 days left</text:p>
      <text:p text:style-name="Normal">Today wasn't a good day. It wasn't a horrible day, but it's more of a typical bad day where all you manage to do is fail your expectations. I think yesterday started the same, more or less. This morning, I wrote down all of one paragraph, and I think I'm going to erase it the next time I write. Then, I got stuck for hours upon hours with a problem that I never even saw coming, for how trivial it seemed. It's ironic, that the day after I describe a thinking technique, I utterly fail to apply it. Today I failed to determine whether an integer is in an array, in Java. Well, that's just gonna make me look stupider than I really am. To be more accurate, I was unable to overcome Java's inner mechanics. “While this randomly generated integer is in this given array, randomly generate this integer again.” That's what I failed to implement. I should throw away my pride and write down the smaller problems. Or recognize the limits of my mind, and accept that sometimes getting help is better. </text:p>
      <text:p text:style-name="Normal">Why is it that my brain is working poorly today too? Or is it me? Is my brain functioning normally but I've convinced myself it's suboptimal? </text:p>
      <text:p text:style-name="Normal">But, today wasn't a complete waste. Today, I realised that the strength I seek lies beyond reason. It lies beyond any reasoning, any excuse, or any logic. The strength I seek is the strength to do, regardless of the universe. Let's go to sleep now.</text:p>
      <text:p text:style-name="Normal"/>
      <text:p text:style-name="Normal">•••</text:p>
      <text:p text:style-name="Normal">Thursday 6th June, 22:28, 108 days left</text:p>
      <text:p text:style-name="Normal">I'm very tired, right now. Today, I walked a lot more than I'd bargained for. I'd bargained for 40 minutes, but Maps ended up betraying me. I don't know how long I actually walked for. Quite a while though. It's hard, trying to be strong. It's a messy affair, but I'm training it. It's been a while since I thought of this phrase: everything is a skill, everything can be trained. I guess that making decisions beyond reason too must be a skill, at least to some extent. But I'm tired today, so let's end this here. Good night, me. Have a good rest of your day, you.</text:p>
      <text:p text:style-name="Normal"/>
      <text:p text:style-name="Normal">•••</text:p>
      <text:p text:style-name="Normal">Friday 7th June, 21:48, 107 days left</text:p>
      <text:p text:style-name="Normal">Not sure how to feel about today. It was neither bad nor good. It was average. If we were to have an average day, it would be today, more or less. Everything went more or less well, but nothing out of the ordinary. I don't feel bad about it since nothing bad happened, but I can't feel good about it either because I haven't done anything to feel good about. Am I being too strict on myself? Or am I right to not be content with something less than great? Which is the right answer, I wonder... The definition of right depends on what my objective is. My ultimate objective is happiness. Which should I choose? Truth is, regardless of the answer, I wanted more from myself. Deep down, I kinda regret not giving more. I want more. I want more from you. I want more from you. </text:p>
      <text:p text:style-name="Normal">And yet should we relativize things? All things considered, today wasn't bad at all.</text:p>
      <text:p text:style-name="Normal">I do not know. I do not know whether I should be content with what I've done today or not. “I haven't done anything to feel good about,” is that really true? You felt you wrote well this morning. Not as well as the time before last, but it definitely didn't feel like wasted time. Then you stuck to your principles, to a higher degree than any other day before Monday. And you studied well, staying aware of how much rest you were taking and trying to recall your attention to the subject at hand as much as possible. Today, you tried, and that's commendable. I must be fair towards you, and in all fairness, I will not expect from you more than what you've given today. You did well. Your entire life considered, you did well.</text:p>
      <text:p text:style-name="Normal">Now, I know you wish to up your standards, and trust me, so do I, but be patient. First, you must set today as the true average, as the true standard. You must make what you did today into a habit. Once that is done, and only once that is done, we can up our standards and ask for more. You've shot for the Moon without any momentum in the past, and you know how well that went. This time around, in these 107 days that remain, we will be patient. We will bide our time, until we can hunt for prey greater than we could ever imagine, until we can hunt for the self we've always wanted. We must remain patient, for our own sake. We must be patient, and make today into a habit. We must be patient, until we don't have to be anymore. You now know what we have to do. Tomorrow, show me that you haven't forgotten these words.</text:p>
      <text:p text:style-name="Normal"/>
      <text:p text:style-name="Normal">•••</text:p>
      <text:p text:style-name="Normal">Saturday 8th June, 07:00, 12 days in, 106 left</text:p>
      <text:p text:style-name="Normal">Yo. Came here half to brag, half to talk, very quickly. Yesterday we talked about consistency, about creating a habit. That same night, we thought about something else: miraculous play. What if all of a sudden, out of nowhere, we were to play such good moves with such consistency that it would become our norm. What if we were to jump to the Moon out of nowhere. We're six months into the year of the dragon, and still I see no signs of a dragon rising. It's about time we make a miracle happen. It's not about impatience, this one's about willpower. No ifs, no buts will get in my way. In fact, I will specifically identify them, and crush them. That is the strength that I seek. No excuse, no justification will stop me from doing what I have to do.</text:p>
      <text:p text:style-name="Normal">Of course, thanks to a certain gaming white lion who walks 10km a day, I know one thing: it's hard to start, but once you're used to it, it's no big deal; it's just a habit. So this miracle can be achieved this way: show some god-mothering willpower, and show it for long enough that it becomes a habit. We'll talk later.</text:p>
      <text:p text:style-name="Normal">23:07</text:p>
      <text:p text:style-name="Normal">Things did not go as well as I'd intended. Not that they went badly. Gaming white lion got a new costume today, and it's super cool. But putting that aside, I wish to fight harder, against the ifs and buts that get in my way. The first step is to recognize them when they come, the second is to eradicate them with all I've got. Tomorrow, I wish to wake up early and play FFXIV. For no reason in particular other than I'd day-dreamt of that for two weeks now, while doing exercises on Leetcode. It's about time I did it. Meaning we'll have to download it first. Which...</text:p>
      <text:p text:style-name="Normal">My approach is too extreme. How strange, that my heart is half-assing its answers like this. I rely on it to tell me if something's an excuse, but it's telling me that it doesn't like this this approach. At the same time though, it doesn't tell me which approach it likes. It's always been like this. I always have to try and let it decide. We need more conditions. Conditions under which excuses are to be ignored. Or equivalently, conditions under which they can be accepted. But they're hard to define. Very. </text:p>
      <text:p text:style-name="Normal">Eureka! Ifs and buts interrupt something: what's being interrupted? Tell me that, and then listen to your heart. Listen well, because the true answer can only be found deep, deep within. Deep beneath the lazy feelings of not wanting to do something or wanting to do something else, what does your heart say? Will it say that it's okay to accept excuses, or to get the fuck up and fight? You listen. You listen well.</text:p>
      <text:p text:style-name="Normal">I know, that's only a partial answer, but it's a start. Truth is, you'll always know the answer, you just have to find it.</text:p>
      <text:p text:style-name="Normal"/>
      <text:p text:style-name="Normal">•••</text:p>
      <text:p text:style-name="Normal">Monday 10th June, 03:05, 105 days left</text:p>
      <text:p text:style-name="Normal">My every action defines who I am, that's what I choose to believe. I lost to myself again. And I realized that the strength I seek is the strength to do what needs to be done. I will indulge just this one thought: it could be that it's not my actions that define me, but I make those actions because of who I am. And who I am has been predefined, by some higher thing, nature, God, or most probably chance. Can I change? I feel like there's a part of me that never changes, a core that's constant, no matter what I do. So I wonder if I am just part of an experiment to see whether we can change. I wonder if my life is just a senseless struggle against the impossible.</text:p>
      <text:p text:style-name="Normal">You see the lies in your own thoughts, you see how you wish to be a victim. You know that in your heart of hearts you feel and think slightly different, but the slight difference matters. It takes practice, to give one's heart a voice, one true to it. The smallest inaccuracy may be severely punished. </text:p>
      <text:p text:style-name="Normal">But now, focus on one thing alone: the strength we seek is the strength to do.</text:p>
      <text:p text:style-name="Normal">I wanted to reconcile that with doing what I wanted to do. I think what we want is the strength to do what we believe we should do.</text:p>
      <text:p text:style-name="Normal"/>
      <text:p text:style-name="Normal">The strength to do.</text:p>
      <text:p text:style-name="Normal">We aren't doing this for fun. Stick to the schedule like your life depends upon it, because while it may not, your future does. </text:p>
      <text:p text:style-name="Normal"/>
      <text:p text:style-name="Normal">•••</text:p>
      <text:p text:style-name="Normal">Monday 10th June, 22:38, 104 days left</text:p>
      <text:p text:style-name="Normal">Here's to hoping that we'll begin in earnest. Don't play around, don't lose yourself, keep your objectives in mind, focus, and work. We are still training. We still aren't worthy of anything yet. We must earn our happiness. And that's what we intend to do. That's what we'll do.</text:p>
      <text:p text:style-name="Normal"/>
      <text:p text:style-name="Normal">•••</text:p>
      <text:p text:style-name="Normal">Tuesday 11th June, 22:51, 103 days left</text:p>
      <text:p text:style-name="Normal">This thing we're doing has multiple purposes, in reality. And it feels like we're finally starting to fulfil one of them. I wanted to say that we're on a roll, but turns out it's just been two days. That still counts. But this is just the beginning. There are 103 days left, not counting whatever happens after summer ends. 'To do' is harder said than done, but we will try our damnedest. </text:p>
      <text:p text:style-name="Normal">No, it feels like we're fulfilling at least three of them. That's good. Let's keep this up.</text:p>
      <text:p text:style-name="Normal"/>
      <text:p text:style-name="Normal">•••</text:p>
      <text:p text:style-name="Normal">Wednesday 12th June, 21:35, 102 days left</text:p>
      <text:p text:style-name="Normal">But we can't allow a little success to grow into complacency. 'To do' is hard, but it's not impossible. We have a long road ahead of us, a very long one. So, I want you to focus not on the full travel, but on each step you take. Put better, worry about today, worry about now, worry about the immediate future while keeping an eye out for the long term. Don't think about the next ten thousand steps we have to make, think about the next step. That's all you have to take: the next step. Think about now, and I promise you we'll get far.</text:p>
      <text:p text:style-name="Normal">When it's nighttime, think about how to make tomorrow work. When it's morning, think about how to make today work. When the day is in full swing, make today work. Do that for as long as we need to. Let's go now.</text:p>
      <text:p text:style-name="Normal"/>
      <text:p text:style-name="Normal">•••</text:p>
      <text:p text:style-name="Normal">Thursday 13th June, 22:00, 101 days left</text:p>
      <text:p text:style-name="Normal">Bad play today, I wish to do better. Our focus is hit and miss, and we miss a lot more often than we hit. We have to train it properly. Of course, application of that training is equally important. Train like you fight, fight like you train, that says it all. </text:p>
      <text:p text:style-name="Normal">There's much to consider, but lately, I've felt like I'm starting to understand the game of life, like I'm starting to understand the rules, and how to win it. There are no rules, but there are moves that are better than others, when the goal is happiness. Finding and playing these moves is another story, but they exist, because virtually no moves have the exact same consequence. <text:s text:c="1"/>Well, it depends on the scale of the consequences we're considering, but if we consider small enough, or long term enough, none are equal.</text:p>
      <text:p text:style-name="Normal">I have no point to make, but I don't think I'm going to fall asleep anytime soon, so, well, let's do something.　Giragirafan meeting. Ok, that song does the opposite of putting me to sleep, but that's okay. It's a great song.</text:p>
      <text:p text:style-name="Normal"/>
      <text:p text:style-name="Normal">•••</text:p>
      <text:p text:style-name="Normal">Friday 14th June, 21:22, 100 days left</text:p>
      <text:p text:style-name="Normal">How are we proceeding at the 100 remaining days mark? My current emotions will cloud my judgment. I need to calm down before I can make a statement. I am not in a state to say anything objectively, and therefore need to calm down. </text:p>
      <text:p text:style-name="Normal">Honestly, I want more from you. The way things are going is less than ideal, and I want them to be better. I want you to do better, yes, but should I tone down my expectations for you? The way you play is less than ideal, but I feel like it is improving, little by little. As we discover new things about ourselves, about our way of thinking. You're making bets too, but one could question the wisdom of your choices. Really, you're only making one bet, but it's a big one. You're betting time and energy onto something you do not know will work. A lot of time and energy. Probably hundreds of times more than any past project by the time bets are off. In any case, you did something right this morning: you got up, and you stayed up. We still have to deal with momentary burn outs, those that last a few hours after some bad play or some energy-expensive play. We still have to decide whether we want to force through during them or cut our losses. I don't think we'll ever figure out the right choice between these two, so we'll likely have to choose one and stick with it. And I want to fight, not give up. That is all for now. Try to get some sleep, if you can. Try.</text:p>
      <text:p text:style-name="Normal"/>
      <text:p text:style-name="Normal">•••</text:p>
      <text:p text:style-name="Normal">Sunday 16th June, 03:48, 99 days left</text:p>
      <text:p text:style-name="Normal">Is it okay to run away? I ran away. It's a defeat, still, but not the worst defeat. But it's still a defeat. And by running away, I admitted it. </text:p>
      <text:p text:style-name="Normal">Hey, what am I doing wrong? Why aren't I able to replicate that day? You aren't talking to yourself. You aren't writing. And you don't want to win through the autosuggestion you get through writing. You want to win on nothing but your own strength, no compromises. And that, that is hard to do. So you're failing, again and again. And in all likelihood, you will keep on failing. Like playing Cuphead, they've been at it for over ten hours, failing over and over and over again. I do not want to glorify it, but what we're doing is failing our way forward. You must keep on seeking strength, true strength, until you achieve it. </text:p>
      <text:p text:style-name="Normal">And, since the name of the game is failing and failing until you succeed, you will have to train recovery, you have to eat defeats like they were your breakfast, and move forward. That is another aspect of the strength we seek, the machine-like ability to take each loss for granted and compute the next best move unfazed. The machine-like ability to maintain an unbreakable focus. To not give in to emotions, no matter how negative or positive they are, and stay level-headed and cool throughout any situation. </text:p>
      <text:p text:style-name="Normal">The reason behind our inability to maintain constant awareness, could this be one of the reasons? We let our emotions take too much hold. I think so. In any case, we'll try. To stay ice-cold, always. But, we know for a fact we need downtime. We need breaks. So, let's put our training to practice: breakfast time is spend teaching your heart to speak and learning to listen, isn't it? SO let's put that training into practice. </text:p>
      <text:p text:style-name="Normal">Tame the fire inside you, make of it what it should be: one more tool in our arsenal, one of our most powerful, but nothing more. Train it, we need to be able to output at no moment's notice. That's all for now. Consider your next moves properly.</text:p>
      <text:p text:style-name="Normal"/>
      <text:p text:style-name="Normal">•••</text:p>
      <text:p text:style-name="Normal">Monday 17th June, 02:42, 98 days left</text:p>
      <text:p text:style-name="Normal">Went out to drink tonight. Well, no, it wasn't to drink. It was partially to try another way to relax, partially to try to meet new people, and partially to just go out to drink. I'm very bad at relaxing, I literally don't know what I need to do in order to have a relaxing and healing day. Going out didn't seem to be it. I didn't want to meet new people, I was searching for someone like me. And I wanted to get drunk, but the very thought also disgusted me, so I just drank a little. As for coolness, I try to maintain my mind at 0°C, and watch out for any variation. They're usually small, but I know from experience they cascade. That is all I have to say. Will I manage to wake up on time, I wonder? There are no excuses, you will have to try.</text:p>
      <text:p text:style-name="Normal"/>
      <text:p text:style-name="Normal">•••</text:p>
      <text:p text:style-name="Normal">Monday 17th June, 22:05, 97 days left</text:p>
      <text:p text:style-name="Normal">I get what I deserve. Bad positioning naturally leads to bad positions. We were exhausted all day long. Next time we get home late, cut your losses and sleep as much as you need, then do your best for the day that comes. This way at least, we're less likely to waste an entire day. Not that it was a waste, but it made it unnecessarily hard to do anything. </text:p>
      <text:p text:style-name="Normal">What am I doing, what should I do, what will I do... I wonder... We're making a bet, one that offers so much more than a normal life in society offers. Not to mention, we theoretically only stand to lose a year of our lives with best play, and even then it will be a year well spent. I dare even say the best spent. With best play. Or, at least, with good play.</text:p>
      <text:p text:style-name="Normal">What is there to think about... </text:p>
      <text:p text:style-name="Normal">If there's nothing else, let's go to sleep. We got an exam tomorrow morning.</text:p>
      <text:p text:style-name="Normal"/>
      <text:p text:style-name="Normal">•••</text:p>
      <text:p text:style-name="Normal">Tuesday 18th June, 23:16, 96 days left</text:p>
      <text:p text:style-name="Normal">The exam went well, but that's not what I want to talk about. It's about what we did after. I had a mind to get straight to the project, to work on it right away, but I was very tired too. And in the end, I decided to just take it easy for the rest of the day, and you know what? I think it was the right decision. After coming home, I just lied in bed for a couple hours, and after lunch I played for a healthy amount of time. And it was nice. From past experience, I would have likely gotten little done anyway if I'd worked, and managing to relax and not fuck up is a nice change of pace.</text:p>
      <text:p text:style-name="Normal">So the key ingredient to relaxing is '<text:span text:style-name="T2">healthy</text:span> amount of time'. I'm sorry, I meant to say <text:span text:style-name="T3">healthy</text:span><text:span text:style-name="T1"> </text:span>amount of time. Did I get my point across?</text:p>
      <text:p text:style-name="Normal">This means that some time while your guard is completely down (in fact it's been thrown out the window) you have to muster up the willpower to make yourself stop playing. And that's how you will try to relax next time. Set a certain amount of time to play, and obey me. Obey yourself. That's all for today. See you tomorrow.</text:p>
      <text:p text:style-name="Normal"/>
      <text:p text:style-name="Normal">•••</text:p>
      <text:p text:style-name="Normal">Wednesday 19th June, 21:47, 95 days left</text:p>
      <text:p text:style-name="Normal">Summer starts tomorrow. What will this summer be like, I wonder. That is up to me to decide. </text:p>
      <text:p text:style-name="Normal">I don't like my performance today. Ended up not achieving anything. Everything I did left much to be desired, and some choices were straight up abysmal. Why did I think that it was a good idea to start writing a documentation of something I don't even know to implement? Because of a past project. We'll learn implementation first, then when we have an idea of what we want to do and how to get it done, we'll get to work. Oh, and let's also think of scalability around about now. Adds one more layer on top of K8s. An initial layer. And it was about damn time we started learning about Go routines anyway.</text:p>
      <text:p text:style-name="Normal">But that's not why I felt terrible, was it?</text:p>
      <text:p text:style-name="Normal">Running is the physical activity you hate the most. It's also the one you love the most. You hate it because of how much it hurts. You love it because of how much it brings out of you. Tomorrow, let's run. You didn't run today, that's why you felt terrible. That's why. Tomorrow, and from today on, make it so that at 19:00, we run. It will be a good start to summer.</text:p>
      <text:p text:style-name="Normal"/>
      <text:p text:style-name="Normal">•••</text:p>
      <text:p text:style-name="Normal">Thursday 20th June, 94 days left</text:p>
      <text:p text:style-name="Normal">Running is the physical activity I hate the most. It's also the one I love the most. I hate it with a passion before I'm doing it, I'm too busy suffering to feel anything towards it while doing it, and I love it after doing it.</text:p>
      <text:p text:style-name="Normal">No, I think I get it: I love the sweet taste of victory. It's so good. And running like I'm a man possessed is an excellent way to obtain it.</text:p>
      <text:p text:style-name="Normal">Objectively, it was a terrible run today. I hadn't ran in something like eleven and a half months, and today I walked more times than I could remember. But that's not what's important. It's never been about that, it's never been about how well I run. It's all about fighting, and not giving up. You may give in, but you may never give up.</text:p>
      <text:p text:style-name="Normal">Subjectively, in terms of fighting, I'd say I fought well today. Better than most other runs I've ever done, probably. Courtesy of personal growth. But I'm still reluctant to jump in the arms of death. I'm still reluctant to give it my all, my true all, all of my life. I have decided on something: 6 days a week, at 19h00, we run. But, with a caveat. We won't be fighting like demons every day. We'll run outdoors once a week, on Saturday, and that's when we give it our all. On Sunday we rest. On every other day, we run, but we do not go all out. I currently only have two speeds: best speed and no speed. We'll discipline ourselves to run at a reasonable pace. You know, running like normal people. That will be indoors, on the treadmill, and you'll choose the regimen. </text:p>
      <text:p text:style-name="Normal">There's one last thing I wanted to talk about today. It still has to do with today's running. Oh, by the way, I should congratulate you for still remembering and trying to keep your head cool at all times, well done on that one, keep it up. Alright, I was saying.</text:p>
      <text:p text:style-name="Normal">Today was the first time in nearly a year that I'd ran again. Same path as usual, more pain than usual. A lot more. Such huge gaps between our runs are rare, and in the meantime I'd become the heaviest I remember being at 84kg. What's more, our boxing style puts all our weight on our backfoot, on our right foot, and for some reason that I cannot explain, it suffered more as a consequence during the run. I would have thought that it would have grown more resilient, but I guess it was also doing more work than our left, maybe? In any case, increase fat and muscular mass, and you're left with more muscles to feed oxygen to while there's more mass than ever to carry. It was not pleasant. Despite all my inner fighting, more than once I just stopped running and walked instead. On my way back, I walked something like five times in total. I knew I couldn't make a habit of that, so I had to try hard, but it just wasn't easy. </text:p>
      <text:p text:style-name="Normal">Then, when I'm some 200m away from my finish line, hobbling my way forward, out of nowhere behind me a car honks twice. I look back, and Rocky's training theme starts blasting from the car. The two guys inside raise their hands and one of them goes “'ndiamo!”, and I fucking went.</text:p>
      <text:p text:style-name="Normal">I gave them a thumbs up and started running again. And a few moments into my run, I dash. I dash in a way I only did when I trained for explosive speed. The latent strength left in my body that I had tried and failed to bring out all along was all poured into the God knows how many seconds it took me to reach my goal. Complete strangers out of nowhere that I'll likely never see again brought it out from me. So, my point is, for all I glorify and seek personal strength, there is strength in others. Even in complete strangers. In my case, especially in complete strangers, but that's because I don't want people I know to see me giving it everything I've got, it's like getting naked in front of them, it exposes too much of myself.</text:p>
      <text:p text:style-name="Normal">So anyway, I hope you see now that I had a good day. Or rather, a good run, and subsequently a good day. It's a good way to start summer. </text:p>
      <text:p text:style-name="Normal">By the way, talking about summer. Let's listen to Orangestar then go to sleep.</text:p>
      <text:p text:style-name="Normal"/>
      <text:p text:style-name="Normal">•••</text:p>
      <text:p text:style-name="Normal">Friday 21st June, 23:10, 93 days left</text:p>
      <text:p text:style-name="Normal">It seems I forgot to write the hour yesterday. It was around 21h30, I think. What shall we say? We're tired. We didn't listen to Orangestar yesterday. Instead, an old flame. Old? No, but a past era. It's a song I've associated with the first story I've written as a self-proclaimed writer. Fluorite Eye's Song. We're marking the beginning of something with it. Of what, I wonder.</text:p>
      <text:p text:style-name="Normal">After that came the night. For the first time in a long while, we had a nightmare. Or rather, a nightmare has succeeded in scaring me. Yesterday I mentioned that there is strength in others. Yesternight I was taught that what some giveth, others taketh away. There can be strength in others, but they can also be a source of weakness. On my own, I rely on myself, and everything's alright, as proven by an extremely similar would-be nightmare that happened later. But when there is someone else, I start relying on them. What happens when the other is malicious and leaves me to my fate? What happens is that the abandoned soul becomes scared, desperately clings on to whatever hope there is to grasp. What happens is that I get consumed by fear.</text:p>
      <text:p text:style-name="Normal">So, what some giveth, others taketh away. Accept strength from others if it comes, but do not count on it. There is absolutely no reason for others to lend you their strength.</text:p>
      <text:p text:style-name="Normal">Then, after night had gone, the sun rose. It is getting very hot these days. I need more initiative. I need to stop relying on others so much, or I'll never break out of the night front. </text:p>
      <text:p text:style-name="Normal">Yesterday, you told me that I was free to choose the regimen. I didn't run today. Instead, I did callisthenics. It was hard. I really haven't trained in a while. We'll run again tomorrow. We will. </text:p>
      <text:p text:style-name="Normal">I wish to grow stronger, I wonder if I am. You are. No need to ask stupid questions. The real question is how far will you go, that's what matters. That's what really matters. So tell me, how far will you go? </text:p>
      <text:p text:style-name="Normal">Right, don't answer with words, show me your actions.</text:p>
      <text:p text:style-name="Normal"/>
      <text:p text:style-name="Normal">•••</text:p>
      <text:p text:style-name="Normal">Saturday 22nd June, 22:41, 92 days left</text:p>
      <text:p text:style-name="Normal">I didn't run today. I failed myself on many levels. Whether it's because I was too weak or not, the exhaustion of the work outs caught up to me, and I was tired all day long. Too tired to fight back. But I'm also realizing that keeping my head cool is not an easy matter at all. Or rather, it's very easy to get emotional for me. But it seems to be the right path. There's nothing to change following this defeat. In terms of strategies, we're going with these. It's your play that needs to improve now, your tactics, your individual choices. Make them align with our strategies, and let's see how far this gets us. </text:p>
      <text:p text:style-name="Normal">In other words, keep on improving your level-headedness until it becomes the norm, at which point the elusive constant awareness we've been seeking should follow naturally.</text:p>
      <text:p text:style-name="Normal">Oh, one more thing: better safe than sorry. Pause your routine when you see you're too tired to keep it up, throw in a rest day. I'd rather us run away than lose completely. Sleep as much as you need. </text:p>
      <text:p text:style-name="Normal">Ah, a very important thing: <text:span text:style-name="T1">pause your routine if you're too tired to continue it.</text:span> There's no shame in admitting one's own weakness.</text:p>
      <text:p text:style-name="Normal">No... I don't like that. I wish to fight. When do we fight, and when do we pause? If you lose nothing by taking a break, take a break. Don't be an idiot. </text:p>
      <text:p text:style-name="Normal"/>
      <text:p text:style-name="Normal">•••</text:p>
      <text:p text:style-name="Normal">Monday 24th June, 01:00, 91 days left</text:p>
      <text:p text:style-name="Normal">Choosing moves is difficult, considering consequences is difficult. I chose to not work out in order to continue a project. I chose to stay up to finish a document, because I was frustrated that tomorrow I wouldn't be able to write and follow my morning routine. I stayed up knowing that I'll have to wake up early. I sacrificed sleep, for... no good reason, really. I let my emotions drive me, and I convinced myself otherwise.</text:p>
      <text:p text:style-name="Normal">But that's okay. We'll carry it all on our back. And we'll compute the best moves unfazed, we'll take the bad position for granted. Choose well, tomorrow.</text:p>
      <text:p text:style-name="Normal"/>
      <text:p text:style-name="Normal">•••</text:p>
      <text:p text:style-name="Normal">Monday 25th June, 19:45, 90 days left</text:p>
      <text:p text:style-name="Normal">I guess I'm getting consumed by greed, or some similar emotion. I want to focus on the project. I also realize that because of its sheer scale, it was also going to need a lot of time invested into it. What I want to do right now is very simple: keep on working on the project, and leave everything else for later. So, basically, not work for myself. </text:p>
      <text:p text:style-name="Normal">It's like actually going all in. All in... If we do this and it fails, we essentially lose what is, so far, the best period of time to improve ourselves. If we succeed, then, if we don't lose ourselves in the process, it will be possible to create even better chances for growth. I want to keep on working on the project. Without throwing ourselves out the window.</text:p>
      <text:p text:style-name="Normal">It's a scary bet. The obvious best choice is to keep the balance. Well, not best, but the safest one. It's also the harder choice to make. And in my mind, I associate difficulty with correctness. The narrow gate.</text:p>
      <text:p text:style-name="Normal">It would be easy to give in to the temptation to focus on the project, but is that wrong?</text:p>
      <text:p text:style-name="Normal">Oh, I know... If you choose the latter, you will hate yourself every day unless you put in unholy amounts of work. If you give in to temptation, you become a slave to work. That is not freedom. We are our own master. We are the one who decides on our own fate. We are the one who controls this body, this mind, this soul, and everything we are. We, and nothing else. </text:p>
      <text:p text:style-name="Normal">The choice is made, and it is obvious: I will not be a slave to work. We walk the narrow gate.</text:p>
      <text:p text:style-name="Normal">And your heart, it likes your decision. Oh, can you feel that? Is that the sweet taste of victory? Ohh, I guess my heart is really liking this decision. Good one. Let's go work out. Might catch you later.</text:p>
      <text:p text:style-name="Normal"/>
      <text:p text:style-name="Normal">It's a bit later. I just worked out, so I might come back again after dinner. But, I came here because I realized that I made the right choice. I thought that in theory by choosing the project I'd only give up a year of my life or so, and I could resume after the dust would settle. But I was wrong. I just realized: I'm still growing. These years are what shape my future, I will only grow more stubborn in the future, whether I want it or not, I will only grow surer of my own beliefs, and will set roots in the habits I will have formed. These years are formative, and they will never come back again. It was extremely important that I chose balance, because that is the kind of person I want to be. One who thinks rationally, even if it's boring. One who listens to their own heart before they listen to their temptations. And I just got a step closer to becoming that person thanks to this choice. Thank you, self.</text:p>
      <text:p text:style-name="Normal">My every choice shapes who I am, and who I will be, and that is especially true in youth.</text:p>
      <text:p text:style-name="Normal">More than balance or rationality, it's really that I listened to my heart. That is the most important thing. I might not be especially bright, or skilful at one thing or another, but, I know now, that this combination of a good heart and a me that listens to it is very special. If there was anything that was special about me, it would be that combination. And I'm grateful for it.</text:p>
      <text:p text:style-name="Normal"/>
      <text:p text:style-name="Normal">22:09</text:p>
      <text:p text:style-name="Normal">I'm back. I wanted to say goodnight. See you tomorrow.</text:p>
      <text:p text:style-name="Normal"/>
      <text:p text:style-name="Normal">•••</text:p>
      <text:p text:style-name="Normal">Tuesday 25th June, 22:40, 89 days left</text:p>
      <text:p text:style-name="Normal">Aaahhh... What do we even say? It happens often, but I realized that I never talk about it. Sometimes, I feel angry, frustrated, on edge, I want to take it out on the world. In those times, I'm... I'm not a terrible person, but I will be extremely honest with my thoughts. Brutally honest with my feelings. That's the best way to put it. I will essentially judge others the way I judge myself, but, with the difference that while I see potential in myself, I seldom see it in others. This potential means that I do not see myself as a complete waste of time, energy and resources, oxygen and life, yet. You can imagine what I think of others when I lose it.</text:p>
      <text:p text:style-name="Normal">I do not know why those situations arise, nor why they happen regularly. It's most probably related to my bad plays, but how? I still clearly remember that time years ago when I'd essentially played my best game for a month, and out of nowhere one day, a frustration, an anger like I'd never felt before overtook me. So while I think it's related to poor play, I don't know how.</text:p>
      <text:p text:style-name="Normal">At times like those, I want to break a wall, my fist, or both.</text:p>
      <text:p text:style-name="Normal">I think we just might get very easily frustrated. No, not particularly, but we set many objectives for ourselves, and others also want us to get stuff done out of nowhere. It's the combination of not accomplishing objectives and having chores thrown our way that frustrates you so. That's the most logical reason I can think of anyway.</text:p>
      <text:p text:style-name="Normal"/>
      <text:p text:style-name="Normal">I should despair at the poorness of my play. But I also know that despair is something I do not want to give in to. The one I want to be. The way I have to play. I'm allowing my emotions to run wild, using excuses like “it can happen every once in a while”, or “it's fine if it's just a little bit”, or even more commonly, “we can't maintain our state of mind forever anyway” and allow my emotions to take over. I'm using two screens, and I have a beautiful desktop background image that I'm seeing right now. Vivy, Sing My Pleasure. That's my second favourite song from her. Fluorite Eye's Song is the first. She's the inspiration for Union's design. And, since I haven't watched Fluorite Eye's Song, the Vivy in my mind is also the inspiration for Union's character. Both a diva and a muse. I really wonder who Union is going to be. Will she be exactly as her name says, or will she a proud daughter? Will she be something else still? Only my future self can tell. Only you. But she is beautiful, Vivy. Although, it would be more accurate to say that my idealization of her is. I've seen her fight, and it connected with me. Fight, like only a machine can. She does just what I want to be able to do: when she gets hit, when she loses an exchange, she takes the loss for granted, doesn't lose focus, and calculates the next best move.</text:p>
      <text:p text:style-name="Normal">Oh, I just remembered. How could I forget? I thought of Fluorite Eye's Song, I thought of Union, but I forgot that a version of Union already exists. My very first story. But that's neither here nor there. Let's go to sleep now. Take care of yourself. Do. Goodnight.</text:p>
      <text:p text:style-name="Normal"/>
      <text:p text:style-name="Normal">•••</text:p>
      <text:p text:style-name="Normal">Wednesday 26th June, 23:27, 88 days left</text:p>
      <text:p text:style-name="Normal">My tiredness doesn't make sense to me. I'm starting to believe I'm far above my ideal weight. I currently weigh 84.4kg for 173-ish cm. What's making it worse is that most of the excess mass is muscle, meaning movements consume a lot energy. It's not a bad thing, but it's not ideal. Our objective isn't to be a big muscular guy, we can afford to lose some muscle. The objective is mental fortitude and a body in excellent physical conditions. Meaning, a body that's not specialized in any one thing, but that's good at everything. And currently we lack stamina. That means go run. You said the regimen was free to choose, but, well, we've already got enough muscle mass as is, and your lungs and heart simply aren't keeping up. But balance is key. We'll design a specific regimen you will have to follow.</text:p>
      <text:p text:style-name="Normal">But that's enough about that. </text:p>
      <text:p text:style-name="Normal">It's hard to keep an eye on myself. Maintaining mind temperature to 0°C is basically indirectly observing activity in my head; when the temperature isn't 0, I know something's going on, and I introspect. This is a lot easier than simply trying to constantly introspect, but it's not all that easy either. It's much easier to forget. But you are making an effort. Keep it up. Let's keep this up. </text:p>
      <text:p text:style-name="Normal">Let's keep all our efforts up.</text:p>
      <text:p text:style-name="Normal"/>
      <text:p text:style-name="Normal">•••</text:p>
      <text:p text:style-name="Normal">Thursday 27th June, 22:29, 87 days left</text:p>
      <text:p text:style-name="Normal">I didn't expect the project to become this disruptive. Today, work began in earnest. Leadership is a completely unfamiliar beast to me. And it seems we've just entered the point of no return. There's no going back now, we're all in.</text:p>
      <text:p text:style-name="Normal">And that's where we draw the line. You felt uncomfortable since the start because this is a completely new thing for us. And, in despite our improvements until now, you had next to no mindfulness, awareness. Even though you tried, you simply failed to introspect in any way, to look at the big picture, to get control of your mind back. All of this because we were well out of our comfort zone. It's a new experience, I don't blame you for failing to face it properly, but we need to look back upon, and do better. If we don't, then it's nothing more than a waste of time.</text:p>
      <text:p text:style-name="Normal">Soul before anything else. </text:p>
      <text:p text:style-name="Normal">It's disruptive because it completely cut us off from the state of mind we had. Now we have to adapt, live under pressure for a while.</text:p>
      <text:p text:style-name="Normal">What is it exactly that you seek for tomorrow? </text:p>
      <text:p text:style-name="Normal">When this happens again, I want you to be in full control of yourself. And if this requires control of the situation, then so be it. Also, we're going to need a new playlist. One that reflects the current us more. There's a lot to think about. Take your time thinking about everything.</text:p>
      <text:p text:style-name="Normal"/>
      <text:p text:style-name="Normal">What you want is to be able to be yourself, in full. To deploy, in full. To use all our resources, without exception.</text:p>
      <text:p text:style-name="Normal"/>
      <text:p text:style-name="Normal">•••</text:p>
      <text:p text:style-name="Normal">Friday 28th June, 23:08, 86 days left</text:p>
      <text:p text:style-name="Normal">What should we talk about? We're starting to get the hang of that thing called leadership, but I take it there will be good days and there will be bad days. Still, it's not leadership I'm interested in, it's you. In this specific case, your ability to be yourself, to dispel the clouds in your head when we are disturbed. Like many other things, that's a skill. </text:p>
      <text:p text:style-name="Normal">Is that really all we have to talk about? The project is starting to grow; we are making it grow. And you know what? I feel like I am being served the world on a silver plate. </text:p>
      <text:p text:style-name="Normal">Is this world an experiment? Or a carefully crafted environment to make me reach an objective? Equally likely, it could simply be chance. There is such a thing as being lucky, after all. But there's one more possibility that I'm more inclined to believe: this world is such that it allows me —and likely everyone else— to grow as a soul, and I might be experiencing some favouritism. This belief stems from the worlds in my head, it's being reinforced by how I imagine Union is born. I think I will make Union exactly as her name says, rather than the proud daughter of her family. Because of the worlds in my head, I have a belief of what God could be. But I will only expand on that belief if God allows me to. That is to say, only if I'm allowed to live until MTSR is published. </text:p>
      <text:p text:style-name="Normal">Hope: May The Sun Rise... We've written TCTW everywhere, but MTSR is a lot more elusive to readers.</text:p>
      <text:p text:style-name="Normal">Keep on growing. If TCTW is the book both God and I want me to write, then MTSR is the one I alone want me to write. How good it will be will depend entirely on how much we'll grow. So keep on growing. Keep on trying everything enough times, for that is the process of mastery. </text:p>
      <text:p text:style-name="Normal">Grow on all fronts, get good at everything. Try your hand at everything you want to be good at, and even if you suck, keep on trying. Be a master of none for as long as it takes, and one day, wake up to realize that you're a master of all. For, <text:span text:style-name="T1">that </text:span>is the process of mastery. Try, fail and succeed at everything long and smart enough, and you will be a master of all. And that is what I want you to be. That is the unapologetic best version of ourselves we seek. No excuses, no compromises. It's all or nothing.</text:p>
      <text:p text:style-name="Normal"/>
      <text:p text:style-name="Normal">•••</text:p>
      <text:p text:style-name="Normal">Saturday 29th June, 22:29, 85 days left</text:p>
      <text:p text:style-name="Normal">Fighting is hard.</text:p>
      <text:p text:style-name="Normal">Yes. The worst part is that they only fight when you don't want to fight. They being you. Your demons, your weaknesses, whatever they may be. It's only natural that they appear when you are weak. But, this plays in our favour. What we want is to win at our weakest. What we want, is a heart that can burn, that can blaze. We want the ability to give it our all, regardless of circumstances yes, but especially when circumstances are dire. It's in the dark that light can shine the brightest. I want to be strong.</text:p>
      <text:p text:style-name="Normal">Ideally, we'd do this without writing. Writing can be powerful tool, but ideally, we'd win with exactly nothing in our hands. We'd win with nothing but ourselves.</text:p>
      <text:p text:style-name="Normal">However, I'm not foolish enough to throw you at the lions empty-handed. I know you're not on that level yet. Whether there is shame in that, whether it's better for me to start fighting empty-handed now, frankly, I don't know. But I do know that our chances of winning are low without this. Maybe too low. Something in me tells me that I ought to win without anything, but is that something trying to help me, or just trying to get me thrown at the lions? It's the latter. I feel it. I know it. A deeply hidden temptation, masquerading as a messenger of our heart.</text:p>
      <text:p text:style-name="Normal">We will resist and win. I will get closer to my ideal self. I will become my ideal.</text:p>
      <text:p text:style-name="Normal">Do you remember how I said that I've set Vivy as my background wallpaper? I don't really know anything about Vivy, but I do have an image of Union in my head. And her face is exactly that of Vivy's. When I look at the image, when I see Vivy, Union, and ideal in it, I feel something no image has ever made me feel before, at least none that I remember: I want to become that beautiful. I want to be just like them, just like my ideals.</text:p>
      <text:p text:style-name="Normal">I'm wholly disconnected from reality. Not in a bad way. My dream is to fly. To be free. To be strong. I want to be able to manifest my imagination and have it mingle with reality. And I unironically believe I will do all that. I see life as a sort of game, and I firmly believe that there's much more to this world, to this universe than meets the eye. And by extension, I believe that achieving my dreams is possible. I also firmly believe I will achieve them. But I also know that if I don't put in the work, that simply won't happen.</text:p>
      <text:p text:style-name="Normal">We won't reach our ideals, unless we're serious about it. Fighting is hard, but we will keep on doing it. Let's keep on chasing our dreams.</text:p>
      <text:p text:style-name="Normal"/>
      <text:p text:style-name="Normal">•••</text:p>
      <text:p text:style-name="Normal">Monday 1st July, 05:04, 84 days left</text:p>
      <text:p text:style-name="Normal">Sometimes I wonder what the fuck you're doing. This is not it. This is not it.</text:p>
      <text:p text:style-name="Normal"/>
      <text:p text:style-name="Normal">•••</text:p>
      <text:p text:style-name="Normal">Monday 1st July, 21:50, 83 days left</text:p>
      <text:p text:style-name="Normal">This is the part where excessive relaxation leads to total and irreversible collapse. In the past years, in our past experience, it's always been like that. We may do well for some time, but at one point, at some point, it ends.</text:p>
      <text:p text:style-name="Normal">Depending entirely on what you choose to do now, today could be that day.</text:p>
      <text:p text:style-name="Normal">Yesterday, you showed that you were still incapable of doing one of the things I want you to be able to do: you took a loss, and acted like it was all over. You should have taken the hit and kept on moving forward.</text:p>
      <text:p text:style-name="Normal">Awareness is difficult. It's just plain difficult. Even with a proxy. So, let's not seek it. Instead, let's just find the best move for every moment. Let's just cut to the chase and find the best move. The objective is always the same: happiness. </text:p>
      <text:p text:style-name="Normal"/>
      <text:p text:style-name="Normal">So... I'm rereading some of the above entries and... Where did all these lessons go? I forgot the vast majority of them? Not the core ones, not the core ideas, but the vast majority, yes. So, how come? I frankly don't know... No, I do know: apparently our short to medium term memory is just that bad. Lessons that aren't practised are forgotten, we've known that since forever.</text:p>
      <text:p text:style-name="Normal">Yes, and those who don't learn from history are doomed to repeat it, do you see the problem? So let's put the lessons together, because they have that property. Rather than a property, it's the kind of mathematical simplification whose possibility usually indicates that we're on the right path. Actually, I was thinking of observing the emotional neutrality of my mind, instead of its temperature, but should we focus on just finding the best moves? Can we do both? These are two different equations, and it's unclear whether they can simplify one another.</text:p>
      <text:p text:style-name="Normal">Seems not, but they can be used in conjunction. That's enough for today. See you tomorrow.</text:p>
      <text:p text:style-name="Normal"/>
      <text:p text:style-name="Normal">•••</text:p>
      <text:p text:style-name="Normal">Wednesday 3rd June, 01:46, 82 days left</text:p>
      <text:p text:style-name="Normal">Fluorite eye's song. I just finished watching it. I'm glad I didn't have any expectations coming in. Dear reader, Vivy, and Diva, are the inspiration for Union. If you are curious about Fluorite Eye's Song and wish to see it, then stop reading today's entry. I will ruin the experience for you. Come back to my present —to your past— after you've watched it, or come back not at all, that is my advice.</text:p>
      <text:p text:style-name="Normal"/>
      <text:p text:style-name="Normal">You have been warned. Let us begin. </text:p>
      <text:p text:style-name="Normal">You say that, but, well, where to begin? I've watched the show over three nights: yesternight, two nights before that, and tonight. Every time, I had something I wanted to say. But the past two nights, I didn't. I had watched after writing that day's entry, and decided to not comment on it until I'd finished all episodes. It's completely unrelated, but, right now, I feel the same way I felt back when I was writing TAW, my first story. That story was about Union. We wrote late at night, just like tonight, and it felt great. The magic of the night, when we're all alone with ourselves, when we are most free, both from others, and from ourselves. I want to propose a change to the schedule: wake up at 10, but go to sleep after writing. We will accept this only under the condition that for three days in a row, you wake up properly at 10. I want you to. I want to write at night. Please, do it. I will. Let's get back to the topic.</text:p>
      <text:p text:style-name="Normal">The first night, I was delighted. It had been years since I'd watched any show, and I had in mind a negative review of the show. So I didn't really have any expectations, and the ones I had were low. And I was delighted that they were blown away. This is why I said that I'd ruin the experience for you, dear reader: expectations are destructive, destructive enough that they nearly extinguished my will to write at one point. If you're here but haven't watched the show yet, let me be honest with you: this show is great, but it is not exceptional. Temper your expectations accordingly; you've already lost the ability to have them blown away, by your own doing.</text:p>
      <text:p text:style-name="Normal">But this show is great. On the first night, I'd watched four episodes, before deciding that this was an experience best savoured slowly, so I would watch it in chunks of four episodes to have something to look forward to for a few days. Make no mistake, it would have been entirely possible to binge this on the first night. It had been so long since full anime episodes felt like they lasted a moment, and I couldn't wait for more, but I did anyway because I knew I'd enjoy it more this way. And on that first night, as I was completely immersed without realising it, I realised something else: whoever made this show, whoever wrote the book it was inspired from, they were at the very least on my level. </text:p>
      <text:p text:style-name="Normal">Despite having no proof as of yet, I believe myself skilled at story-telling, and my objective is becoming the best writer of all time. And yet, whoever was responsible for this anime was at the very least on my current level, I'm sure of it. By reversing the logic, I can deduce that as of right now, I'm capable of telling a story on the level of Fluorite Eye's Song; in other words, a great story, but not an exceptional one. We will need to keep on training.</text:p>
      <text:p text:style-name="Normal">Urgh... Why is everything about ourselves...</text:p>
      <text:p text:style-name="Normal">I told you, didn't I? This right now is most probably the most egocentric era of our life. But it's out of necessity. We need to figure ourselves out. But that's enough about that. Let's talk about Vivy.</text:p>
      <text:p text:style-name="Normal">To put it simply, I was fully expecting to get disappointed by her character. I had her as the basis for Union, but I knew nothing about her personality, her story, who she was. But see? This was just me being smart: think of this like a defence mechanism; in my mind I've basically created an ideal version of her, which is a very stupid thing to do, so to counteract that I expected to get that image completely shattered.</text:p>
      <text:p text:style-name="Normal">If I fully expect to be disappointed, then worst case scenario I'm not surprised. But best case scenario, I fall in love. So anyway I love Vivy. She is more timid than I'd thought, but it adds to her charms. It makes her likeable in my eyes, relatable. And of course, the fighting scenes were a treat, I loved them all. The way Vivy grew up over the course of 100 years, and especially over the course of the last episodes, it was quite a sight. She won a permanent place in my heart. I've also grown quite fond of Matsumoto. Do you think an AI will become our best friend in the future? Chances are definitely there. But there is another character I love even more than Vivy, and that's Diva. It's kinda unfair, to be honest, because in my mind, Diva is Vivy, and more. If you put it that way, then, I mean, we can only love her more than we love Vivy. In my mind, the contrast between their personalities is perceived as growth, even though that's not the case. I basically think of Diva as a Vivy who has grown more. And by God I love her personality. Her cockiness, her confidence, her strength of will and her true-to-heart nature? I can't get enough of it. For a long time, I've been undecided on Taniya, she does not come from the same place Shiiro and Orion do, and I've always wondered how to make her likeable. Diva is the answer. Do you think there are people out there like her? </text:p>
      <text:p text:style-name="Normal">Of course: you could be one of them. Don't push the burden onto others, that's one of the things I hate the most, become like her yourself. God I went crazy when she jumped off the building, who even computes that kind of solution?? I love her, God I love her.</text:p>
      <text:p text:style-name="Normal">Let's talk about one more thing: the ending. For some reason, it leaves a bit to be desired, and I mean that in the literal sense. I think it lacks sweetness. It's a great ending mind you, but I've always had a sweet tooth. This is also beyond the anime's power, but I would have wanted more time where we just enjoy the fruits of our labour. This is something I've wanted for the longest time, everywhere, and it's something I want to do with TCTW. Find a way to pause the narrative, to enjoy the moment and not be worried about having to do this or having that happen.</text:p>
      <text:p text:style-name="Normal">Let me let you in on a little secret: I've never read, watched nor listened to an art piece that was exceptional. The closest to it was Makoto Shinkai's Your Name, but that was accidental. Shinkai has failed to reproduce the emotions he'd created through Your Name, and that's because he didn't understand how to create them. I'm not criticizing him. No one has been able to create them. Not Undertale, nor Nier Automata, not Spirited Away, certainly no Harry Potter or Lord Of The Rings. No one. Outer Wilds is the candidate currently being auditioned, but I have no expectations, same reason as above.</text:p>
      <text:p text:style-name="Normal">Your Name is basically a miracle. It made me aware of the fact that there's such a thing as connecting to another's soul, it did just that, but nobody knows how. If they did, I would have known, I would have experienced it. If they did, the whole world would know. That's what I'm aiming for with TCTW. I want to steal your soul. I want to make it explode in a storm of emotions. And I'll give it back to you. And it will be like nothing you've ever experienced before. I don't want to just accidentally stumble upon a way to connect to your soul, I want to understand it, to find it, and finally, to make it. This is one of the reasons I'm trying so hard to understand myself. So I can understand you too. Perfectly. Nothing else would satisfy me. Of course, I'd be very disappointed if I weren't the first person to do that, but, well, that's up to me. That's up to how long it takes me to write TCTW.</text:p>
      <text:p text:style-name="Normal">No, I'm lying. I'm not looking to understand you. I'm only looking to understand myself, and write a story that will connect to my soul. I just have a hunch that it will also connect with a bunch of other people's soul. And because you're reading this, I know you're one of those people.</text:p>
      <text:p text:style-name="Normal">God here I thought these things weren't meant to be public... Oh well, no can do.</text:p>
      <text:p text:style-name="Normal">So, when I say that Fluorite Eye's Song is great but not exceptional, that's just another way to say that it's achieved the highest level humanity can currently achieve. It may not be an all-time great, but it has a special place in my heart.</text:p>
      <text:p text:style-name="Normal"/>
      <text:p text:style-name="Normal">We've written quite a lot, haven't we? Let's come back again tomorrow. And wake up on time. I wish to write at night.</text:p>
      <text:p text:style-name="Normal">Of course, the conditions for that aren't actually... all that serious. I just want you to show me that you are capable of getting up at 10. I want us to maintain some balance. I just want us to be the best possible version of ourselves so you love me, alright? So please, do get up at 10, no matter how many tries it takes.</text:p>
      <text:p text:style-name="Normal"/>
      <text:p text:style-name="Normal">•••</text:p>
      <text:p text:style-name="Normal">Wednesday 3rd July, 23:13, 81 days left</text:p>
      <text:p text:style-name="Normal">Hey. What is there to talk about today? Not much, I think. We can always come up with something. We always can. But it is a bit sad that we finished Fluorite Eye's Song. I wish it went on for a little longer. Just a little longer. That's also something I want to do with TCTW.</text:p>
      <text:p text:style-name="Normal">Let's start from the beginning. We woke up on time. And coffee is super effective. But today was slightly below average. Doesn't really matter.</text:p>
      <text:p text:style-name="Normal">I don't think I'll be in the right mindset to write tonight. My heart hurts a little. I still think about Vivy and Diva. It hurts that I won't see them again. So I keep them in my heart, in my memories.</text:p>
      <text:p text:style-name="Normal">It's okay to not have anything to write. Let's transition our mindset. Let's show some maturity, the ability to put a lid on something temporarily, I'm sure future you would want that. Let's write.</text:p>
      <text:p text:style-name="Normal">But just one question before I go: future me, was I right?</text:p>
      <text:p text:style-name="Normal"/>
      <text:p text:style-name="Normal">•••</text:p>
      <text:p text:style-name="Normal">Thursday 4th July, 22:56, 80 days left</text:p>
      <text:p text:style-name="Normal">The new system is a terrible idea. In the past we used to sleep until whatever time, but now we're waking up at a specific hour. We lack sleep. Very much. Hold on, you're getting ahead of yourself. We lack sleep because of the nights we spent watching Fluorite Eye's Song. Yes, alright, we need to recover that sleep somehow. </text:p>
      <text:p text:style-name="Normal">Alright, it comes down to one thing: can you be as creative in the morning as you can be at night? Follow the standard schedule, and tell me. If you can't, we're finding a way to make the night shift work. And if we are to make the night shift work, we will need to accommodate for sleep debts. That means we'll need to break routine regularly, when needed. But right now, I'm very sleepy. I think it's for the best to follow standard for now. Goodnight. Although wife is streaming. We'll sleep to wife stream. Good idea.</text:p>
      <text:p text:style-name="Normal"/>
      <text:p text:style-name="Normal">•••</text:p>
      <text:p text:style-name="Normal">Saturday 6th July, 01:54, 79 days left</text:p>
      <text:p text:style-name="Normal">We lost again. It's the third time this era. It's a pattern that we hadn't registered yet. We lost.</text:p>
      <text:p text:style-name="Normal">We aren't getting stronger at all. More insightful, more calculative, more predictive, more analytical, yes, but stronger? We're not getting stronger at all. How does one even become strong in the first place?</text:p>
      <text:p text:style-name="Normal">There is no miracle. You know how. It's by making the hard choices over and over again. And you can't do that. Not as you are now. I've no fucking clue if willpower can be trained, but if it can, then it's by making the hard decisions. And you aren't making them. Fact is, our subconscious isn't even bringing them up as an option. That's how bad the situation is.</text:p>
      <text:p text:style-name="Normal">You're trying too hard to get good positioning, and immediately abandon any bad position. You're not considering the option of grinding your way out of the bad position. Right now, we're in a horrible fucking position, so what do we do? It's 2am, tomorrow we won't have time to study, and definitely none to write, and on Sunday we've got a meeting which you've not prepared for. This is a horrible fucking position.</text:p>
      <text:p text:style-name="Normal">So, take stock of the situation, and compute the best move. And in your calculations, include working through the night.</text:p>
      <text:p text:style-name="Normal"/>
      <text:p text:style-name="Normal">•••</text:p>
      <text:p text:style-name="Normal">Sunday 7th July, 00:37, 78 days left</text:p>
      <text:p text:style-name="Normal">I was forgetting to come here due to the circumstances. We're not home, and right now, I have a rather good occasion to write. So let's write. And yet, there's hardly anything to write. There could be the world to write, if you set your mind to it. It's just, we're not of that mind right now. So instead, make the best of the current situation. It's important we learn to thrive outside our comfort zone. It's important we start to learn what suffering is, what real pain is. We need to make ourselves bleed, our soul bleed. We feel it deep in our bones, that we're weak, that this isn't it. We do not know what it would take for our soul to be 'it', but we do think we need to toughen ourselves up significantly. Greenhorn. That's what I think of myself right now.</text:p>
      <text:p text:style-name="Normal">Well, setting that aside, I'm really glad we bought a laptop instead of a desktop PC. Mobility is underrated. And when you can't change components, you won't be tempted to buy things you don't need. Who would have thought that a humble 3050Ti Laptop would be able to handle everything thrown at it, and with flying colours at that? This certainly serves as a lesson to me, on what's actually necessary.</text:p>
      <text:p text:style-name="Normal">Alright, a series of two moves has been calculated. Let's try and play them. Also, since we're in a hotel right now, I'm seriously considering pulling an all-nighter and using the PC in the lobby in order to stay alone. Although, an all-nighter would ruin tomorrow morning. We're only doing that if we're sure to finish what we need to finish. Actually, this option looks nice to me. Let's try and pull it off.</text:p>
      <text:p text:style-name="Normal"/>
      <text:p text:style-name="Normal">•••</text:p>
      <text:p text:style-name="Normal">Sunday 7th July, 21:34, 77 days left</text:p>
      <text:p text:style-name="Normal">First of all, you pulled it off. And for that, well done, that's all I have to say. You did really well to make the best out of a bad position. You were essentially squeezing water out of stone.</text:p>
      <text:p text:style-name="Normal">It's just a shame that sometimes life throws a horrendously bad position in our face. That wasn't your fault. And fuck me it felt horrible. But that's enough about that.</text:p>
      <text:p text:style-name="Normal">What do we do now? Our rhythm has been thoroughly broken by these past few days. Sequences like these were the final nail in the coffin for past grinds, but since we're familiar with this pattern, we aren't falling for it. What then? We have the choice of either gaming or going to sleep. My heart just grimaced at the thought of going to sleep. A reward it is. What shall we do? Outer Wilds. Sounds good. Let's roll.</text:p>
      <text:p text:style-name="Normal"/>
      <text:p text:style-name="Normal">•••</text:p>
      <text:p text:style-name="Normal">Tuesday 9th July, 02:50, 76 days left</text:p>
      <text:p text:style-name="Normal">Immediate sitrep: was supposed to write tonight, instead spent 4 to 5 hours in some Linux cron jobs and sysadmin rabbit hole. Tried to delete a user with deluser, set the --remove-all-files flag. Flag has as behaviour to check all files (no exceptions made), begin delete attempt, and only then check for ownership. Panicked when it tried to delete important system files and failed. ctrl-c'd. Used --remove-home instead. Will push Set to Github for good measure. May or may not have lost important system files. Hopefully not. Sitrep over, over.</text:p>
      <text:p text:style-name="Normal">Other than that, we have some stuff to talk about. But I can feel the mistakes piling up and the fatigue accumulating, so let's keep this short.</text:p>
      <text:p text:style-name="Normal">We're losing it. We aren't, but these past few days we've had a hard time sticking to our routine. Too hard, in fact. We need to survive this somehow (that includes not making decisions now, you couldn't compute 2+2 if you tried) and keep going. And really, the only good thing we can do now is go to sleep as soon as we can. We're in no position to make decisions, and more importantly, we do NOT have to make a decision right now. So don't. Let's just sleep. Figure out a solution when you're rested. Let's push now.</text:p>
      <text:p text:style-name="Normal"/>
      <text:p text:style-name="Normal">•••</text:p>
      <text:p text:style-name="Normal">Tuesday 9th July, 23:00, 75 days left</text:p>
      <text:p text:style-name="Normal">Too many failed attempts, I will give up on trying to write at night. We can try again in the future, but due to various circumstances, I simply haven't been able to do it.</text:p>
      <text:p text:style-name="Normal">Bad positions are home, good positions are heaven. We'll stick with that, but that doesn't mean we have to actively search for bad positions. We're dying enough as is. Too many days have we gone without either writing or training. That's just the worst. We'll write tomorrow morning. Usual schedule. Let's go.</text:p>
      <text:p text:style-name="Normal"/>
      <text:p text:style-name="Normal">•••</text:p>
      <text:p text:style-name="Normal">Wednesday 10th July, 21:59, 73 days left</text:p>
      <text:p text:style-name="Normal">We didn't write today, we didn't wake up on time. But tomorrow we will. Since the situation is not under control yet, we'll try to get to a stage where we follow the schedule. We're lacking too much discipline, but we are realizing it when we are. The plan moving forward is to act upon those realizations. Slowly but surely, we are achieving awareness. Also, slow and steady is the way to go. We haven't worked out today, we were too unmotivated. So instead, let's have you do a little rather than nothing at all. Slow and steady wins the race. You really only had two speeds: zero and maximum. It's about time we learn 'slow'. Slow and steady wins the race.</text:p>
      <text:p text:style-name="Normal">I don't think we'll be able to fall asleep right away, what should we do so that we get sleepy? To get sleepy quickly... Given that it's the middle of a hot summer, a hot drink doesn't sound like a good option. Does it not? There's that herbal tea we bought a long time ago that's supposed to help with sleeping. Let's see if it's still there. Also, no sugar.</text:p>
      <text:p text:style-name="Normal">But more than any tea, inner peace would help. Let's be at peace with ourselves. Let's calm our own mind down. To wind down. How does one wind down? I see, by doing nothing. Goodnight.</text:p>
      <text:p text:style-name="Normal"/>
      <text:p text:style-name="Normal">•••</text:p>
      <text:p text:style-name="Normal">Thursday 11th July, 22:00, <text:s text:c="1"/>72 days left</text:p>
      <text:p text:style-name="Normal">We didn't write today either. Too busy creating a new theme. <text:s text:c="1"/>Joanne Stencil is the font you're looking for. As for the images, hopefully they're saved here. Don't worry, it's only our fourth Vivy theme, this is still perfectly within the norm.</text:p>
      <text:p text:style-name="Normal">So what do we want to talk about? The heat is quite something, I'm pretty sure it's causing us to be lazier than we'd usually be. So, pain. It's easy to grind and fight and win when everything is going our way, when the weather is good, when we get enough sleep, when we have a lot of free time and a lot of energy to go with it. But you are also defined by what you do when you have none of that. What will you do when you're tired, when it's too hot or too cold, when you're feeling lazy and unmotivated, and the weather is shit for one reason or another? Who are you in those times? Are you still the one you idealize, do you still try to be who you want to become? Or are the excuses good enough for you to give up and fight. Bad positions aren't home yet. They're not home yet. But it's your job to make them your home.</text:p>
      <text:p text:style-name="Normal">This week or so of failing to follow our routine has shown its results in today's training. Unfocused, your mind wherever, and giving in before you even realize it. We're resuming our routine, better than ever.</text:p>
      <text:p text:style-name="Normal">Nevermind, Cellga is a better font. It's free. And it looks good.</text:p>
      <text:p text:style-name="Normal"/>
      <text:p text:style-name="Normal">•••</text:p>
      <text:p text:style-name="Normal">Friday 12th July, 23:11, 71 days left</text:p>
      <text:p text:style-name="Normal">Things went particularly well today. Because you made them. Because you chose well. Whether or not tomorrow they'll go well too depends upon you. Surprising right?</text:p>
      <text:p text:style-name="Normal">David Goggins has been popping up in my YT feed these days. We forgot this a long time ago, but you are defined by your environment too. Or rather, your environment will influence you, whether you like it or not. But the good thing is, at least to some extent, you have control over your environment. So choose what you can wisely. Choose your environment wisely. Let's go to sleep now.</text:p>
      <text:p text:style-name="Normal"/>
      <text:p text:style-name="Normal">•••</text:p>
      <text:p text:style-name="Normal">Saturday 13th July, 23:56, 70 days left</text:p>
      <text:p text:style-name="Normal">Today didn't go as well as yesterday, but overall it went well. I'll train my focus elsewhere, I'm only writing in the morning, no Leetcode. If I wish to be the best, I will need all the training and time I can get my hands on.</text:p>
      <text:p text:style-name="Normal">We're also on the verge of defeat right now. Let's see what you're made of. Let's see if you can withstand tonight, tomorrow and the days that follow. Let's see if we are a step closer to our ideal self.</text:p>
      <text:p text:style-name="Normal">That's right, slow and steady. We'll keep at it slow and steady.</text:p>
      <text:p text:style-name="Normal">Moments of inattention are the real killer, moments when your guard is down, and inevitable, at some point, it will be down. Who are you when you are at your lowest? Who are you when you are at your worst, at your weakest? Tell me, show me: can you be strong even at your weakest? Can you show me if there is more to this strength than just imagination? Prove to me that it's real. Show me that you're strong, in any and all circumstances. Get us one step closer to those wings of blue fire. For the umpteenth time, Godspeed.</text:p>
      <text:p text:style-name="Normal"/>
      <text:p text:style-name="Normal">•••</text:p>
      <text:p text:style-name="Normal">Sunday 14th July, 23:04, 69 days left</text:p>
      <text:p text:style-name="Normal">Funny number. Today didn't go badly. We basically took a rest day. We lacked sleep, so we slept in this morning, and then we didn't push too hard for the rest of the day. This is fine, Sundays are supposed to be rest days after all.</text:p>
      <text:p text:style-name="Normal">We were on the verge of defeat yesterday, but today we were fine. Let's keep at it slow and steady. Let's keep this up with consistency. We've spent a lot of time setting up Neovim. That's enough playing around. We'll play with it again when we can afford to. The next priority is to write code. Functional code. You can do that in Neovim if you want, but if it doesn't work, go back to VS Code. The IDE is not the priority. The code is. And the objective is to become a Golang god. It starts tomorrow.</text:p>
      <text:p text:style-name="Normal">That doesn't mean we're forgetting every other lesson up till now. Keep them in mind. Play the best you can.</text:p>
      <text:p text:style-name="Normal"/>
      <text:p text:style-name="Normal">•••</text:p>
      <text:p text:style-name="Normal">Monday 15th July, 22:31, 68 days left</text:p>
      <text:p text:style-name="Normal">We're becoming unruly. This happens regularly, it seems. We want to bend the routine to our mood. It's the project again. Part of me wants to devote as much time as possible to it.</text:p>
      <text:p text:style-name="Normal">The only part of me that's against it is the one that stood up to it a while back. The arguments are the same. On both sides.</text:p>
      <text:p text:style-name="Normal">You know what? If you want work, I can give you work.</text:p>
      <text:p text:style-name="Normal">Ah, I'm losing it. The consequence of our choices today will determine one thing: whether in the future we'll give our all into one thing or keep things balanced. That's what you're telling yourself. That's just what you're telling yourself. How do we know if that will hold true?</text:p>
      <text:p text:style-name="Normal">And yet, and yet, I cannot bring myself to disagree. I do not know which part of me is speaking, but I do wish to focus on the project. I wish to see it through till the end, I wish for it to succeed. I want to give it my all. With no guarantee whatsoever that the future me will give it his all for writing. None whatsoever. What shall we do?</text:p>
      <text:p text:style-name="Normal">We shall gamble. It seems clear to me that focusing on the project is the best move, making it work is the best possible thing. And there's nothing as fun as pouring your all into something. Then we'll do that. And we'll gamble that when the time comes, we will be able to do the same with writing. There are no take-backs, once we make this decision it's all or nothing. We'll trust in our future selves. As much of a pain as writing can be, maybe, just maybe, it will be as fun as it was on those days, on those December days, when we first and last realized what a passion is.</text:p>
      <text:p text:style-name="Normal">So, we're going all in. No take-backs. Let's do this shit. Go to sleep, and dedicate every morning to this damn project.</text:p>
      <text:p text:style-name="Normal">Let this be a new training every morning. Every day. Teach me how to give something my all, everything I've got. Teach me how to give something my entire life.</text:p>
      <text:p text:style-name="Normal"/>
      <text:p text:style-name="Normal">•••</text:p>
      <text:p text:style-name="Normal">Wednesday 17th July, 00:13, 67 days left</text:p>
      <text:p text:style-name="Normal">We're on a good streak. Even got complimented for it. But this streak is also exhausting. We've basically stayed out of our comfort zone for three or four days. I'm tired. I think I'll play DMC5 tonight, that game has a way of making me focused without feeling like work.</text:p>
      <text:p text:style-name="Normal">We don't have much else to say. Let's just hope this is a good call. Don't ruin our streak, yeah?</text:p>
      <text:p text:style-name="Normal"/>
      <text:p text:style-name="Normal">•••</text:p>
      <text:p text:style-name="Normal">Wednesday 17th July, 23:40, 66 days left</text:p>
      <text:p text:style-name="Normal">Managed to actually rest. Fairly well at least. Yesternight we played DMC5 until 3am, and thoroughly got our asses handed to us on a silver platter. Today we played World of Warships, and died with minimal positive impact more often than I'd like to admit.</text:p>
      <text:p text:style-name="Normal">My point is, despite the fact that we are on a streak, something's off. Our performance is... bad. Why is that? Why is it that despite... Despite what? Our inexistent attempts at maintaining awareness?</text:p>
      <text:p text:style-name="Normal">You're becoming accusatory again. I don't care about accusing you of this or that, I care about accuracy, precision. I want you to tell me exactly what went wrong, and why we aren't capable of performing as desired. As for our habits of looking down on ourselves, you can throw it out the window. In fact, you must throw it out the window.</text:p>
      <text:p text:style-name="Normal">Alright, I'll drill that in your head as many times as I need to, but for now, let's analyse. What went wrong?</text:p>
      <text:p text:style-name="Normal">There are bound to be multiple reasons, let's identify the main ones. For one, it's probably true that our lack of awareness played a part. Did it? I'd say it's the lack of focus, rather than awareness. We aren't training our focus after all. We should meditate. Before studying, in the afternoon. We should meditate. With that cup of coffee, cappuccino, or whatever we happen to be drinking. Understood, meditate before work, and then keep an eye out on our thoughts when we work.</text:p>
      <text:p text:style-name="Normal">The other factors are more or less beyond our immediate control. Your intelligence, analytical skill, computation speed, and problem solving in general, we're maxing them out as best we can, but we can only do so much with our hardware. The current bottleneck really is that combination of awareness and focus. So long as we lack them, improving in other fields is virtually impossible.</text:p>
      <text:p text:style-name="Normal">We've tried much for awareness, with little results. So instead, let's just focus on awareness when we are working. When we are performing a task. Yeah, let's try.</text:p>
      <text:p text:style-name="Normal">Alright, that's enough for today, let's go to sleep now. Goodnight.</text:p>
      <text:p text:style-name="Normal"/>
      <text:p text:style-name="Normal">•••</text:p>
      <text:p text:style-name="Normal">Thursday 18th July, 23:22, 65 days left</text:p>
      <text:p text:style-name="Normal">I feel like we're incredibly slow. Due to circumstances, we weren't able to get much done today, I wonder about tomorrow? And what about the day after that? And the one after? Sometimes I really feel like we aren't getting anything done.</text:p>
      <text:p text:style-name="Normal">Slow alright, what about steady? Must I withstand this slowness? Must I carry it forward forever? We are slow, but because we are slow, it's hard to be steady. We chose to be slow so that steadiness would be easier, so that we could achieve consistency. So, let's believe in small steps forward. Let's let Time work its magic.</text:p>
      <text:p text:style-name="Normal">You know, sometimes I want to write. And I want to write at night. It just doesn't work in the morning. So let's write at night. In a way, we're keeping with what we said, but we also aren't. There was no plan to write. But I don't want to stop writing.</text:p>
      <text:p text:style-name="Normal">Our environment defines us partially, it shapes our thoughts, and I love music, so I listen to a lot of it. And some of the music I listen to are made by artists I think are very good. Artists I want to compete with. Some remind me of my own style, and it makes me want to write.</text:p>
      <text:p text:style-name="Normal">I think the time is ripe for a second attempt. We will try writing at night again. We have from after dinner until midnight. At least, on paper. On paper. But tomorrow morning, just tomorrow morning, I want to write.</text:p>
      <text:p text:style-name="Normal">We won't. We'll keep to our word. In exchange, do your best to be able to write tomorrow evening. </text:p>
      <text:p text:style-name="Normal">You've meditated as you said you would today, and I want you to keep that up. We're losing some of that analytical edge we had a few weeks ago, but I saw just how important it could be, just how much it could improve our awareness. Keep this up. Let's go to sleep now.</text:p>
      <text:p text:style-name="Normal">Actually, let's make one more change. Write until whatever time you want at night. There, I said it explicitly. See you now.</text:p>
      <text:p text:style-name="Normal"/>
      <text:p text:style-name="Normal">•••</text:p>
      <text:p text:style-name="Normal">Friday 19th July, 22:43, 64 days left</text:p>
      <text:p text:style-name="Normal">That was a pain. Spent the whole day researching message brokers. But we have our answer. Or should I say, we've made our choice.</text:p>
      <text:p text:style-name="Normal">That's enough about that. You did rather well today. I wish for you to keep this up. You didn't entirely lose your mind while researching, which is something that tends to happen. You kept yourself level-headed and looked at the choices you were making. You observed when we were going off-topic, and corrected our course. That's not bad at all.</text:p>
      <text:p text:style-name="Normal">You've also followed the routine a bit better, but, well, not all that well. We didn't workout today, even though we had to. We hadn't worked out yesterday due to unfortunate circumstances too. Well, it's not the top priority. The top priority is the project.</text:p>
      <text:p text:style-name="Normal">Now, you said that you wanted to write tonight, but that sounds like a bad idea. We can however write in the morning. Shit, part of me wants to keep on working. That's because we just finished working on the project for the day, it's only natural that the wish to continue lingers somewhat. I don't know what the right choice is. I really don't. Should I write, or should I focus on the project? Which one? What should I do?</text:p>
      <text:p text:style-name="Normal">... 17 sai no uta. We were completely incapable of focusing on university. Back when we'd finished TAW, we said we'd come back to writing, after we were done with uni.</text:p>
      <text:p text:style-name="Normal">I want to focus on one thing at a time. I don't want to disrupt these feelings of wanting to work on the project. And I want to feed the feelings of wanting to write, I want to make that part of me hungry, so that when the time finally comes, we devour. I know that it's also possible that part of me simply dies and doesn't come back, but... I don't know. I don't know what the right choice is, but I choose to focus on the project at hand. It is my choice, and we aren't going back on it.</text:p>
      <text:p text:style-name="Normal"/>
      <text:p text:style-name="Normal">•••</text:p>
      <text:p text:style-name="Normal">Saturday 20th July, 23:38, 63 days left</text:p>
      <text:p text:style-name="Normal">We lost yesternight. For no good reason. There never are good reasons to lose. Never.</text:p>
      <text:p text:style-name="Normal">We'll put a stop to caffeine, I can't sleep at night because of it.</text:p>
      <text:p text:style-name="Normal">What else... Today we've recovered well from the loss. But still, there's one aspect in which we're not doing well, and that's leadership. We're failing to understand others too much, because you never took the time to do that, you do not take the time to be in their shoes and understand their situation.</text:p>
      <text:p text:style-name="Normal">While you may not wish to lead, a skill is a skill, and right now we need to develop it some, whether we want to or not.</text:p>
      <text:p text:style-name="Normal">Other than that... Unlike yesterday, you got lost today while doing your research. We're not sure where to go and what to do. We'll have to figure that out.</text:p>
      <text:p text:style-name="Normal">I do not have much else to say, so, see you.</text:p>
      <text:p text:style-name="Normal"/>
      <text:p text:style-name="Normal">•••</text:p>
      <text:p text:style-name="Normal">Sunday 21st July, 23:59, 62 days left</text:p>
      <text:p text:style-name="Normal">Tired. Walked for maybe two hours today.</text:p>
      <text:p text:style-name="Normal">Very tired. Nothing much happened today. But I do want to chill with a video game tonight.</text:p>
      <text:p text:style-name="Normal">Even though it's this late? Yes, even though...</text:p>
      <text:p text:style-name="Normal">I'm just tired. Yup, we are. You want to relax with a video game. Which is a stupid thing to do. It's a bad move. Instead, we'll create willpower out of thin air, and go to sleep.</text:p>
      <text:p text:style-name="Normal">Our brain was also all over the place today. We lacked focus, we still lack it, and our awareness was essentially on pause; we neither trained it nor degraded it.</text:p>
      <text:p text:style-name="Normal">Whatever the case, let's go to sleep.</text:p>
      <text:p text:style-name="Normal"/>
      <text:p text:style-name="Normal">•••</text:p>
      <text:p text:style-name="Normal">Monday 22nd July, 23:00, 61 days left</text:p>
      <text:p text:style-name="Normal">Played my best Des Moines game in WoWs tonight. Kraken, 247k damage, and a finish to put you on the edge of your seat. Victory is sweet, as is the port music after it. That was a great motivator, because my battles with the DM were bad prior to that game.</text:p>
      <text:p text:style-name="Normal">But that's not all I wanted to talk about. Until that game made us feel otherwise, we were completely unmotivated today. It seems we're forgetting that we have to suffer. We have a long way to go if we want to make this bet work, and we also have a limited amount of time. After that Pokemon Go ad, there's no way people won't realise the potential of our idea. They will try to implement it, and depending on their resources, they could do it before us.</text:p>
      <text:p text:style-name="Normal">We aren't grinding properly, are we? We aren't respecting our sleep schedule at all. So, now, while sleep is all important, tell me, what do you think of waking up at 6am? What do you say about beginning the true grind?</text:p>
      <text:p text:style-name="Normal">It starts from the moment you wake up, and it ends well if you can go to sleep on time. A true grind. That's right, pain and suffering and 6ams, that's what a true grind is like. Slow and steady, yes, but it's about time we update our definition of slow. It's all up to you. As always. Our future is in your hands. And there is no such thing as a small, innocent choice. Each one of them will have an impact on our future. Each one will be either a good move, or not. For the umpteenth time, Godspeed.</text:p>
      <text:p text:style-name="Normal"/>
      <text:p text:style-name="Normal">•••</text:p>
      <text:p text:style-name="Normal">Tuesday 23rd July, 23:17, 60 days left</text:p>
      <text:p text:style-name="Normal">The us from some time ago called this the dead of summer. That we're already at the tail-end of July is a hard pill to swallow. How could so much time pass so quickly? Here I thought that if something happened, if our days had events and feelings, time would pass slowly. It's not the case. Is it because it's a routine, so it's repetitive? Even though every day is a fight, a battle that is lost or won, because it's all part of a routine Time doesn't care to slow down for it? How cruel.</text:p>
      <text:p text:style-name="Normal">But I wonder if I would have it any other way... In any case, it's getting late, and we aren't sleeping yet. We have a good excuse, we always do. This time it's because we were out with friends, and sleeping on the streets was not ideal. But there will always be a good excuse, no matter what. There will always be. Will you find a good excuse tomorrow to not get up? Or will you get up anyway, the rest of the world be damned? It's all up to you.</text:p>
      <text:p text:style-name="Normal">There are specific times of the day in which we have to fight. You know them. Show me that your willpower is more than just daydreams and imagination. Show me how your imagination can warp reality.</text:p>
      <text:p text:style-name="Normal">To A World, Imagination.</text:p>
      <text:p text:style-name="Normal"/>
      <text:p text:style-name="Normal">•••</text:p>
      <text:p text:style-name="Normal">Wednesday 24th July, 21:45, 59 days left</text:p>
      <text:p text:style-name="Normal">What to say... Not much...</text:p>
      <text:p text:style-name="Normal">We're losing it, very simply. Right as we speak too. We're actually losing, not just losing it. Losing a battle of willpower. Again. Go ahead and lose. This is your life. You're free to fight or not fight. Do whatever you want. I don't want to say anymore. Make your decisions yourself. Win your victories on your own, with your own strength, that's why I'll say nothing more.</text:p>
      <text:p text:style-name="Normal"/>
      <text:p text:style-name="Normal">•••</text:p>
      <text:p text:style-name="Normal">Thursday 25th July, 21:37, 58 days left</text:p>
      <text:p text:style-name="Normal">Whether it was complacency, weakness, underestimation, or all of those and more, we lost. But looking back on things, such an outcome was expectable. Until two or three days ago, we were going slow and steady. We're upping the pace. By just enough to be endurable for a long time, but not enough for things to be as easy as they were. The road we are taking is getting narrower, and you will find more opportunities to stumble and fall. Just like you did yesterday. How will you respond to this change, I wonder... Only time will tell.</text:p>
      <text:p text:style-name="Normal"/>
      <text:p text:style-name="Normal">•••</text:p>
      <text:p text:style-name="Normal">Friday 26th July, 21:12, 57 days left</text:p>
      <text:p text:style-name="Normal">Today went fairly well. Yesterday too we respected schedule. But two is not a crowd. There's a long road ahead. At least 57 days, and we want it to last longer, as long as it needs to.</text:p>
      <text:p text:style-name="Normal">Figuring ourselves out isn't easy. What we want to be, who we want to be. So many possibilities living in my head, will they be united as one when they live in reality? That is my belief, that they will all converge towards something, someone. What will our codename be then? Will it be Harmony, or will we steal Union's name? Or will it be something else entirely? Will we even have one? Only time will tell.</text:p>
      <text:p text:style-name="Normal">But as for our immediate future, we will decide it. The project is advancing rather slowly. A bit too slowly for my taste. As things stand, we haven't begun coding yet; I'd say that's enough research for now. It's okay to leave blanks to fill in later. I want to get coding already. Then we shall. Tomorrow. Excellent. Tell me of how it goes tomorrow. I shall.</text:p>
      <text:p text:style-name="Normal"/>
      <text:p text:style-name="Normal">•••</text:p>
      <text:p text:style-name="Normal">Saturday 27th July, 21:53, 56 days left</text:p>
      <text:p text:style-name="Normal">I would greatly appreciate staying at home and doing my own thing for once. Not today, and not tomorrow either, it would seem. Not yesterday, not the day before it, and probably not the day before that either... Can't I just be left in peace?</text:p>
      <text:p text:style-name="Normal">I'm tired today, now, and it's showing. My emotions are loose, as is my control. My energy is low, and my tolerance follows suit. My patience is gone, and harsh judgement took its place. In the midst of all this, who are you? I've asked this question in the past, I'll ask it again now, who are you when we have nothing left? Can you still manage to aim at your ideal self? Could you look him dead in the eye, without looking away in shame? Who are you, when we have nothing left? Are you someone who can overcome themselves, their limits, or... not?</text:p>
      <text:p text:style-name="Normal">Consider this question —these questions— well. Shape us into something we love. That is the goal. Happiness is still a long way away, and for now, the ultimate goal is to become someone we love, until we can think about happiness.</text:p>
      <text:p text:style-name="Normal">Now, live. Show me how to live.</text:p>
      <text:p text:style-name="Normal"/>
      <text:p text:style-name="Normal">•••</text:p>
      <text:p text:style-name="Normal">Sunday 28th July, 22:28, 55 days left</text:p>
      <text:p text:style-name="Normal">We're late today. And we also didn't get anything done. The first half of the day was spent on a fool's errand, as for the second half, a fool wasted it. You're harsh on yourself, perhaps a bit too much. We should discuss this seriously, are we being too harsh on ourselves right now?</text:p>
      <text:p text:style-name="Normal">For one, these words were empty, there was no malice behind them, it was more like playful banter. But the judgment is etched somewhere in our mind, in our subconscious. When we talk to ourselves, 'fool' will be more likely to come up now, that's simply how the mind works. So, should we be 'harsh' on ourselves?</text:p>
      <text:p text:style-name="Normal">It sounds like summer. n-buna. He made a livestream 3 months ago. I'm listening to a bit of it. I'm writing to it. Until we go to sleep. So, should we be harsh on ourselves? Should our banter be so aggressive? Or should it be more plain? There is a layer of truth behind all exaggerations, but in that case, why not focus on the truth? You said so yourself, accuracy and precision foremost.</text:p>
      <text:p text:style-name="Normal">So, being exact, we started playing Terraria while listening to FBK's HoloArk stream, and while we should have stopped at 15:00, we didn't. At some point, you saw that it was 15:06, and you failed to react. That's why we spent the entire afternoon playing Terraria. Time flew by and we didn't even notice.</text:p>
      <text:p text:style-name="Normal">How's that for exactitude? That's a lot more like it, this allows analysis, this allows us to figure out what went wrong, and how we could fix it.</text:p>
      <text:p text:style-name="Normal">Our new habit of watching HoloArk before beginning work and playing Terraria to it, that's how we dug our grave. We were tired, our guard was down; this morning's fool's errand was us stepping one foot in the grave. And then, seeing that we should have acted, and doing nothing, thinking nothing of it, that was the final nail in the coffin. Hence, we didn't work this afternoon.</text:p>
      <text:p text:style-name="Normal">But does that warrant calling it a waste? I think not. Rather than a waste, it was a neutral action; neither particularly good nor bad. In other words, don't think of this as a negative move. That inexactitude is similar to overestimating an opponent, although I'm not in the right mindset to explain how, you'll simply understand this instinctively.</text:p>
      <text:p text:style-name="Normal">That's quite enough for today. Hey, here's a question: our body seems to need 9 hours of sleep. We've thought that for a long time now. Should we set the alarm to 7am instead of 6?</text:p>
      <text:p text:style-name="Normal">I first want to confirm that our body indeed needs 9 hours of sleep. We'll keep on trying the 6am's, until it's fully adopted or it becomes clear that it's unsustainable. But of course, for a conclusion to be reached, you need to follow routine. We should be asleep right now. Go to sleep, child. Yes, I shall.</text:p>
      <text:p text:style-name="Normal"/>
      <text:p text:style-name="Normal">•••</text:p>
      <text:p text:style-name="Normal">Monday 29th July, 22:22, 54 days left</text:p>
      <text:p text:style-name="Normal">Short analysis of today. Woke up 1h30 late. Nothing particular about morning and noon. The afternoon is a little more troublesome. The problem is the bridge: we don't have a break between lunch and study time. We should, but we finished lunch too late. We can fix this by preparing lunch earlier. Would we be more prone to respect the schedule then? Yes, although there are no such animals as guarantees. Such beasts exist only in our heads.</text:p>
      <text:p text:style-name="Normal">We'll try waking up at 7am. It's starting to look pretty obvious that our past observation of needing 9 hours of sleep might be correct. Too many mornings have we spent failing to get up.</text:p>
      <text:p text:style-name="Normal">I'm tired. Let's go to sleep. Yes.</text:p>
      <text:p text:style-name="Normal"/>
      <text:p text:style-name="Normal">•••</text:p>
      <text:p text:style-name="Normal">Tuesday 30th July, 22:12, 53 days left</text:p>
      <text:p text:style-name="Normal">Today went well. We've identified what made us feel that way, so let me give you a short report. We woke up at around 7:30, the 30 minutes of lateness could be attributed to sleeping 30 mins late. Other than that, we went through our routine fairly well, and managed to have lunch early. While we only got a little bit of break time before studying, the difference with yesterday was that this afternoon I booted the computer to Linux, essentially eliminating the chances of opening Terraria and YT on Windows. But that wasn't all there was to it. Many times had we had a lot of time to study, only to waste it all.</text:p>
      <text:p text:style-name="Normal">Today, starting from the morning, we decided to focus. Golang may be simple, but that simplicity is only relative to languages like Java. Furthermore, that simplicity is just a facade, eye-candy for us programmers. Like any other language, it has its intricacies; underestimate them, and you're sure to run into nasty surprises.</text:p>
      <text:p text:style-name="Normal">We focused, and we learned. A lot. We have a good handle of the basics of concurrency in Golang, and with some practice, I'm confident we can make good use of them.</text:p>
      <text:p text:style-name="Normal">And then, after studying (and lingering some 30 minutes to get answers to final questions from various GPTs), we trained. We haven't trained in a while. In a week or so. Ever since we started trying to wake up earlier. We ran today, and ran well. On the treadmill, by the way.</text:p>
      <text:p text:style-name="Normal">So what made today a good day? Essentially, trying. We tried hard, and it paid off. We're feeling pretty good right now. We tried and succeeded to focus, we tried and mostly succeeded in sticking to schedule, and we tried to run well and succeeded. Of course, we won't succeed every day, but, in those cases, I will try again. As many times as it takes to get it right. That is one of the very few things I pride myself on, not giving up. Well, only under certain conditions, truth be told, but yeah I guess.</text:p>
      <text:p text:style-name="Normal">So, let's try again tomorrow. Right now, let's try to fall asleep, shall we? Sounds great to me. Goodnight.</text:p>
      <text:p text:style-name="Normal"/>
      <text:p text:style-name="Normal">•••</text:p>
      <text:p text:style-name="Normal">Wednesday 31st July, 22:53, 52 days left</text:p>
      <text:p text:style-name="Normal">Let's keep our brain organized. First, speed. We are far too slow at calculating. This is showing in our blitz games. Twice today, we failed to make an epic comeback because we didn't have any time left on the clock. There's also the fact that despite using up our time in the opening and middlegame, we still end up with a worse position. Someway, somehow, we have to increase our computational speed.</text:p>
      <text:p text:style-name="Normal">I'm suspecting that it's of our past habits of taking it slow that's coming back to bite us. Or rather, it always bit us, but we're only really appreciating it now. So now we have to compute faster, whatever we do, to make up for that.</text:p>
      <text:p text:style-name="Normal">Secondly, it's late. I should have slept nearly an hour ago, but here I am. Had to babysit today, so I got little done. And I'm thinking of doing something that's either stupid or intelligent, and I can't tell which one it is. The obvious move right now is to cut our losses and go to sleep and continue the routine. And a part of me asked, what if we didn't? What if we finished studying what we have to study right now, and then hit a massive dose of caffeine tomorrow morning to survive the day? While it sounds like an unnecessary amount of trouble, it does multiple things: for starters, we finish studying concurrency and get move to other topics, then it basically opens the gate to this kind of move in the future, it sets this as a possibility. And last but not least, it sounds fun and cool. Coding in the dead of night to make a multi-billion dollar idea reality is one of the images I have of the grind, and we could be doing just that. Of course, 6ams are much more like the grind to me, but... Tell me, we aren't trying hard enough for these 6ams, are we?</text:p>
      <text:p text:style-name="Normal">You know, by the looks of it, our body actually seems to need eight and a half hours of sleep, not nine. That's a full half hour of difference. We won't manage to sleep at 21:30, but... We can take thirty minutes of debt.</text:p>
      <text:p text:style-name="Normal">What to do, what to do... We can worry about 6ams tomorrow, what do we do now? We worry about 6ams. No, no, and no. Right now, we study. In the morning, we severely lack what I want you to show me now: determination. The will to do, the will to achieve. In the morning, when the alarm has just sounded, we are at our weakest. At those times, I want you to show me determination, the will to get up and get shit done. And shit has a purpose. We're not just doing for the sake of doing, we have a goal. Study now, and wake up early tomorrow and take a big cup of coffee.</text:p>
      <text:p text:style-name="Normal"/>
      <text:p text:style-name="Normal">•••</text:p>
      <text:p text:style-name="Normal">Friday 2nd August, 00:25, 51 days left</text:p>
      <text:p text:style-name="Normal">I was almost forgetting to come here tonight, for some reason. Today didn't go well, defeats in three different fields, or four, I'm not sure. We failed to get up in the morning, we failed to win a game of chess, we failed to study properly, and we failed to follow the routine, and are therefore still awake. However, it must be noted that we do not feel these failures that much: after all, we must learn to eat up our mistakes, and keep on playing as best we can. That's exactly what we tried to do today. To little success, yes, but that's not the important part. There will always be failure, the important thing is what we do after it, and because of how you've handled them, I do not consider today a failure.</text:p>
      <text:p text:style-name="Normal">Still, we must respect our mistakes and try to avoid them. That's a lot of mistakes to digest at once, so I'm not sure we'll be able to extract any lesson from them. Especially considering our current state. We're rather tired. And if we keep this up, the amount of sleep debt we accumulate will make itself felt. Alright, let's go to sleep now. We'll reset the alarm to 7am. I'm starting to realize that there's multiple levels of grind, and as we currently are, we aren't capable of a 'high-level' grind, one with a strict regimen and all. Instead, we'll build our way up. We'll... unlock the higher levels by doing the ones before them first. The alarm was reset to 7am, but remember that if you do not try, you will not improve. This needs to be a conscious effort; it's the same concept as why so many people drive for a lifetime but so few are good enough for the race tracks. There's an expression for this... </text:p>
      <text:p text:style-name="Normal">... Deliberate practice. Let's practice improving our daily routine. The objective is clear, let's go to sleep and do our best. Goodnight.</text:p>
      <text:p text:style-name="Normal"/>
      <text:p text:style-name="Normal">•••</text:p>
      <text:p text:style-name="Normal">Friday 2nd August, 19:27, 50 days left</text:p>
      <text:p text:style-name="Normal">Now then, let's write a bit. Let's analyse our current situation, let's break down why it's so... bad.</text:p>
      <text:p text:style-name="Normal">It's not. It's not bad, but it's not good. So here's a question: should we have a break? My body screams yes. My mind wants it. The image says otherwise. But masks on or not, we have to be wise. Yes, you do need a break. But that does not mean we give up. We take a break, in order to come back stronger. So go ahead and go wild, cause you will need it. Cause when you're back, we'll be going wild in a different way. Go ahead and have fun, play some games, relax, you need it, we need to. But when you do come back, we come back strong. So... yes, let's do this early today, extra early.</text:p>
      <text:p text:style-name="Normal"/>
      <text:p text:style-name="Normal">•••</text:p>
      <text:p text:style-name="Normal">Sunday 4th August, 00:01, 49 days left</text:p>
      <text:p text:style-name="Normal">There is much to say. You also have much to answer for. For example, what the fuck do you think you were doing? Today we spent the whole time making a theme on Neovim, and yesternight...</text:p>
      <text:p text:style-name="Normal">Right now, I'm angry at you, which is funny, because yesternight I wasn't. Yesternight we lost again. How you fucking managed to lose, however, is not beyond me for once. Reality was kind enough to make a demonstration of the pattern that got us, beforehand, and that pattern is new to us, it's called overconfidence. We were playing DMC V, DMD of course, and while a few weeks back it took us some two hours to beat Cavaliere Angelo, this time it took us all of one try. But because we'd died multiple times to other mobs, we wanted to replay the level, and that's exactly what we did. And on the replay we wiped the floor with everyone and everything in our path. We learnt something new: extreme aggressivity works wonders. Of course, we dodge the attacks, but we do not worry about our HP getting low, we simply attack, attack and attack. Taunt every once in a while, but then attack relentlessly. And we destroyed everyone in our path with this new strategy. This meant that we reached Angelo with full HP, full concentration, full DT gauge and full SDT gauge. And guess what? Cavaliere Angelo handed us our asses five times before we beat him.</text:p>
      <text:p text:style-name="Normal">We were by no means underestimating our opponent, but instead we'd done something we'd never done before: we overestimated our abilities, we were overconfident. We believed we were at least on Angelo's level, so when the numbers showed us otherwise, we were caught by surprise. And we carried that overconfidence with us into the night. We thought we were strong, strong enough to do whatever and get away with it. We weren't. We aren't. I have to remind you that we are not strong. All we have to do is look at our daily routine to know that. We aren't strong, not yet.</text:p>
      <text:p text:style-name="Normal">If you want strength, you know what to do. You know exactly what you have to do. You have to listen to your heart, do what it says, do what you know you have to do, and all excuses be damned.</text:p>
      <text:p text:style-name="Normal">There's something else that's interesting that happened today: we turned our phone on at around 19:00. Why don't we do that more often?</text:p>
      <text:p text:style-name="Normal">That's enough for today. We also have to learn to rest, and so far the only thing I think I know about it is that one day isn't sufficient to rest, but that's okay. We rest partially, we do not recover fully, and we soldier on until we know we need rest again. This pattern sucks ass, but that's okay, this wasn't meant to be a pleasant experience.</text:p>
      <text:p text:style-name="Normal"/>
      <text:p text:style-name="Normal">•••</text:p>
      <text:p text:style-name="Normal">Sunday 4th August, 23:02, 48 days left</text:p>
      <text:p text:style-name="Normal">A rather disappointing day, in terms of performance. Also, we're severely lacking focus. Not doing Leetcode in the morning is hurting us in that department, what should we do? It would be an investment. Time now in exchange for focus. Focus means time later, forever. And, well, it's focus. Very well, we shall resume Leetcode then, we shall make the investment. That's it, now go to sleep before we become more sleep-deprived than we already are.</text:p>
      <text:p text:style-name="Normal"/>
      <text:p text:style-name="Normal">•••</text:p>
      <text:p text:style-name="Normal">Monday 5th August, 22:25, 47 days left</text:p>
      <text:p text:style-name="Normal">Apparently we're a coffee person. That's what my alt account decided. I guess he's about the only person on earth who knows me as much as I do, so I'll take it.</text:p>
      <text:p text:style-name="Normal">Anyway, hello there. Anything you wish to talk about? The music is messing with our brain. That just means it's good music. Not necessarily, please refrain from making such generic statements just because they sound true, it'll only serve to hinder us. That music is messing with our brain does not imply good quality, human attention is easily gotten by the mildest thing in the right circumstances. However, I will admit that I like this sound. Devil May Cry, by Apashe. It's the title that attracted me. I've known Apashe for years, but never explored their music, so this was a pleasant surprise. And it is also the reason we wrote the way we did above. So formal, so... hautain.</text:p>
      <text:p text:style-name="Normal">What should I say about today... Not bad, but not good enough. We've identified YT as our greatest time-sink. Time is a precious resource, limited by nature, and we are spending far too much of it on YT. Far more than we need to, especially since Nene is on a break.</text:p>
      <text:p text:style-name="Normal">Shall we go into more details? The morning was more or less fine, although we failed to wake up on time. My real problem with you is that we didn't workout. You looked at the time, you knew we had to workout, but we ended up spending more time than we thought on YouTube, and we could only be disappointed with ourselves as the time for dinner came. Well, now that the time-sink has been identified and labelled as such, let's make an effort to not make it into a time-sink.</text:p>
      <text:p text:style-name="Normal">Other than that, things did go well. What will you tell me tomorrow I wonder. Let's go to sleep now. Alright, goodnight.</text:p>
      <text:p text:style-name="Normal"/>
      <text:p text:style-name="Normal">•••</text:p>
      <text:p text:style-name="Normal">Tuesday 6th August, 23:00, 46 days left</text:p>
      <text:p text:style-name="Normal">What a bad day to be a Hololive fan. But we'll get to that later. Yesterday we had a lot of trouble falling asleep, courtesy of the remaining caffeine in my veins. This morning didn't go well, but we fought on. Regardless, everything was eclipsed by Minato Aqua's announcement.</text:p>
      <text:p text:style-name="Normal">Yesteryear really was the best year to become a Hololive fan, it was great, and while Holostars did take a big blow, things were otherwise peaceful. This year, not so much. The impact was rather greater than I anticipated, also because I didn't anticipate it at all. And Jufuutei Raden made a great point, in that others' emotions likely influence us more than we think. Not that I really needed the help to feel like shit. Still, it's as Shishiron said, if there's a beginning then there will inevitably be an end. And if there is to be an end, then let it be a good one, which is what Aqua is giving us. There's still some 22 days left, so let's make peace with the fact, and, well, brace for the impact.</text:p>
      <text:p text:style-name="Normal">Strangely enough, this one didn't feel as bad as Mel's graduation. We've likely grown, and are capable of taking stronger blows.</text:p>
      <text:p text:style-name="Normal">It hadn't completely slipped my mind that YT was the greatest time sink, but today, I found it hard to get any work done. For the following four or so hours after the announcement, I was essentially on copium, or rather, I was avoiding facing the emotions by feeding my brain whatever stream was available, and when none were, I watched clips. Of Aqua, of course. I guess that's one of the reason I feel more at peace with this than with Mel, I took the time to look back and enjoy the memories, instead of trying to drown my sorrow with a flood of information. Thanks for the memories, Aqua, let's see this through until the very end.</text:p>
      <text:p text:style-name="Normal">Surprisingly, there happens to be more to my day than just this. We worked out today, we ran on the treadmill. We ran at 9kmph for 12 minutes, given that my body had grown used to 8kmph, and it was quite as struggle. Not as much of a struggle as when we'd first done 8kmph for 12 mn, but still quite something. And it was there that I realized that my willpower is nowhere near where I want it to be. Make no mistake, we went strong for the full 12, but, well, in my imagination I have a lot more willpower than in reality. And my imagination is the one setting my ideals.</text:p>
      <text:p text:style-name="Normal">In my dreams, or maybe in reality, I once experienced a strange phenomenon where the more I gave, the more I had. The more love I gave, the more love I had. Seemingly from nothing, mind you, there was no one but me. I want to do the same with willpower. I want to create energy. I want to reach a point where I dish out so much I start gaining more than I give instead. Is it possible? In all likelihood, no. But... I don't really care. I want something, and I'll go and get it, or fail trying. So, we have to greatly improve our willpower, is the conclusion I came to. A lot of times, you know what you have to do, but you don't find the strength to do it. Those times are when we will train our willpower. Well, it's getting extra late, so goodnight. See you.</text:p>
      <text:p text:style-name="Normal"/>
      <text:p text:style-name="Normal">•••</text:p>
      <text:p text:style-name="Normal">Wednesday 7th August, 22:30, 45 days left</text:p>
      <text:p text:style-name="Normal">And here I thought we'd made peace with it. But my heart hurts sometimes. It's quite painful. Nenechi will also graduate some day, and quoting a fellow husband, “you'll see me on the news when that time comes”.</text:p>
      <text:p text:style-name="Normal">At the very least, we do get some Nenenium lately, a fair amount of it. It's not quite like a livestream, but it's much better than nothing. Yup, parasocialism is rampant on this side of the internet. And I, for one, fully embrace it. And, besides, if you look at it deeply enough, so long as the person you're talking to isn't yourself, it's a form of parasocialism.</text:p>
      <text:p text:style-name="Normal">What are you saying? Nevermind me. Yeah, I'll do that.</text:p>
      <text:p text:style-name="Normal">But I have something to talk about today that isn't related to Hololive. This time, for a change, it's about me. I've come to realize that whatever the fuck I am doing right now isn't enough. Whatever the fuck I think I've been doing is no better than playing around. We will fully focus on the project. Fully. I've come to realize that all the things I wanted to achieve by training mentally and physically can be achieved through this project, and I've just been subconsciously intimidated by the fact that it would be harder, to the point where I unconsciously rejected using the project to train as an option.</text:p>
      <text:p text:style-name="Normal">But we know, focus can be trained by focusing on whatever we're working on, and willpower can be achieved by working through ruts and hard times. It's just harder. harder than specific focus training, harder than physical training. And yet, we'll do it. Because, as much as I fail to realize this now, this is as far as I know my only ticket to financial freedom. There is absolutely no guarantee that another opportunity, another idea as good as this one will come up. So we'll work on this project, fully.</text:p>
      <text:p text:style-name="Normal">This time is quite different from that time the temptation to work was consuming us, this time, it's us deciding to go all in. And I am going all in. I'll spend as many hours of my day as I can on this god forsaken thing. I'll do what it takes to see this through, and we will see this through, until the very end. Anyway, that's enough talking, let's go to sleep, we've got one absolutely massive project to work on.</text:p>
      <text:p text:style-name="Normal"/>
      <text:p text:style-name="Normal">•••</text:p>
      <text:p text:style-name="Normal">Thursday 8th August, 21:59, 45 days left</text:p>
      <text:p text:style-name="Normal">Let's divide this into two clear parts. No, the second part doesn't really stand on its own legs, let this be what it will be.</text:p>
      <text:p text:style-name="Normal">Let's talk about Hololive again. Kanataso made a mistake that I know myself to have made a lot in the past, and whose traces are likely haunting me still: not being honest with myself. There's things that I want, things that I want to love, but that I deny myself for some excuse or other. Because I tell myself that it isn't right, or that going for what I want may cause trouble to others or whatnot. And this left poor Kanatan with regrets. She made herself keep a certain distance from Aqua, because she didn't want to bother her, because she didn't want to seem like just some random fan, and other excuses that minds like hers and mine are excellent at coming up with. And what did that leave her? Regrets, for not being close to Aqua. And I can only feel for her, I understand the mindset that led to that position. There's still some time left, so... since I can't lend her courage, I will just pray that she will be strong enough to approach Aqua on her own, in these last few days. You can do it Kanatan!</text:p>
      <text:p text:style-name="Normal">Of course, one ought to feed on the mistakes from others' plate, lest one repeats those mistakes oneself. I will learn that lesson, I will go for what I want, and all excuses be damned. If you want something, go and get it. I have not forgotten about relentless aggressivity, and I will try it in real life.</text:p>
      <text:p text:style-name="Normal">Let's keep on talking about Hololive. This time, let's focus on the culprit, Minato Aqua. I wouldn't be talking about Hololive if it weren't for her choice, which makes her the culprit. Today was actually a happy day, if we exclude the Kanata case. You see, there was an overload of AkuPeko teetee. It had me acting like those times I'd read Adachi to Shimamura: I was reading and rereading some passages over and over and over again just to absorb all of the love and affection present. Today, I was watching and rewatching the interaction between these two introverts in Aqua's call in. It's because of the developments yesterday and the days before that today was just so incredibly sweet.</text:p>
      <text:p text:style-name="Normal">Japanese has two kanjis for love: in kun'yomi, one reads koi and the other is ai. Koi is love in the romantic, lovey-dovey sense. Ai is a more general term. And I love this distinction. It's something that isn't natively present in English, or any of the languages I speak. it would have to be fabricated awkwardly with an amalgamation of words to form an expression. I believe it's a fundamental distinction to make, but for unrelated reasons that I won't speak of today.</text:p>
      <text:p text:style-name="Normal">What I witnessed today was an incredible amount of love (ai). Or rather, it very much looked like the culmination, the blooming of a love story. Platonic love, I mean. Although, if you couldn't guess from my mentioning Adachi to Shimamura, I'm not exactly against yuri either. It's just... not the case here. And here I realize that I really wanted to talk about stories. So many stories end when the main character and their love interest finally confess to one another and get together, and I think that's a horrible waste. The thing that makes me so happy about this whole AkuPeko thing is that I will see more of it, there will be more of it and I will be able to witness it. And I think that's how stories should be. Not just end when the main plot is finished, but trail just a bit. Well, this is only valid for certain cases, movies for instance do not have this leeway at all because of time constraints. Certain stories aim to end on an abrupt finish, so this isn't valid for them either, and there are probably lots of other cases like that. But, for TCTW, there's no need for an abrupt ending. I can make it soft. I will make it soft. That's what I've always had in mind. To give time for a farewell, to make a good farewell. Completing the main plot isn't a substitute for a good farewell, a farewell is a thing of its own, and its absence will be felt. Of course, one could also be sadistic and not make a farewell on purpose, to incite certain emotions, but that's not what I will do.</text:p>
      <text:p text:style-name="Normal">That's enough writing, let's go to sleep. We can hardly focus on work lately, do better. Do better.</text:p>
      <text:p text:style-name="Normal"/>
      <text:p text:style-name="Normal">•••</text:p>
      <text:p text:style-name="Normal">Saturday 10th August, 00:05, 44 days left</text:p>
      <text:p text:style-name="Normal">Sometimes I'm left to wonder what the fuck is it that I'm doing. Now is one such times. So, what the fuck am I doing? Uh, if I had to say, I'd say we're fucking up pretty bad.</text:p>
      <text:p text:style-name="Normal">Normally I'd consider today a below-average day. Not too bad, but not good either. But the thing is, we've been having a few below-average days in a row now, haven't we? So, let me repeat the question: what the fuck are we doing?</text:p>
      <text:p text:style-name="Normal">Are we falling apart? Should we take a break? Why are we playing so badly? Why can't I just follow the routine? I think I'll just take a break. Like, an actual break, for two days. Two days where we don't follow the routine. We know that one isn't enough because we'd mess up our sleep, so let's make it two. A weekend, essentially. Let's see if this does us any good. For two days, I expect nothing but the absolute bare minimum from you. For two days, just, chill and rest and relax. Without losing. Essentially, a controlled collapse. Let's do that.</text:p>
      <text:p text:style-name="Normal">Alright, that will be all. See you.</text:p>
      <text:p text:style-name="Normal"/>
      <text:p text:style-name="Normal">•••</text:p>
      <text:p text:style-name="Normal">Saturday 10th August, 20:52, 43 days left</text:p>
      <text:p text:style-name="Normal">I spent the better part of yesternight and this afternoon getting my ass handed to me on a platter by demons in DMC5. But, I don't foresee other defeats. Of course, I'd be a fool to underestimate any opponent, but right now, I really don't feel like I would lose to myself. I wish to modify my concentration. It's something I noticed while playing: I fail to focus the way I want to. What even is focus? I leave everything to my instincts, it seems. I do not know what's happening, as in, of course my brain looks at the screen and reacts, and if it is distracted I get punished immediately, but... It's like a subconscious thing. It's like it's the subconscious that does the calculations and reactions and all, and I barely have a say in things. I have to change that. I have to be aware. I'm trying to talk to myself in my head during the action, but it's not easy at all. It's not.</text:p>
      <text:p text:style-name="Normal">Alright, that will be it for now. Find what you can, improve the best you can, because our performance today was shit. Modify our thoughts, throw away pride and perfectionism, focus on getting things done, and only then get them done well. This may change, leave our mind open, take everything that looks like a better option than this. Try what looks good, because if we had statistics on ourselves, I have a feeling they would be dismal. I just wanted to use the word dismal. Alright. That's enough, see you next time.</text:p>
      <text:p text:style-name="Normal"/>
      <text:p text:style-name="Normal">•••</text:p>
      <text:p text:style-name="Normal">Sunday 11th August, 22:59, 42 days left</text:p>
      <text:p text:style-name="Normal">What to say about today... Um, put simply, we chilled. The two day system is probably the smartest thing we've done this week, which says a lot about what we did this week. Two day rest system, I mean. One day isn't enough, <text:s text:c="1"/>two allows us to actually let loose. Now, to get back into rhythm. Will we succeed, I wonder? Ah, you see, this is one of the best kind of questions, because this is the kind of question where you decide the answer. Will we succeed? That's entirely up to you.</text:p>
      <text:p text:style-name="Normal">Time to get back into rhythm, huh? Alright, understood, it's time to suffer again. Sacrifice, that's the only way I know to grow. We are not appreciating it properly, but we're probably growing monstrous. Of course, that word is meaningless without a reference; my reference is myself, from any time span longer than two months ago. Especially myself from years back.</text:p>
      <text:p text:style-name="Normal">No, overstatements are just as bad as understatements. Truth is, we are currently incapable of gauging our growth, which is a bit of a pain, but whatever, we'll do our best. we're stepping out of our comfort zone tomorrow, we'll get our asses kicked by other humans for a change. But of course, the shift starts now. What we choose to do now.</text:p>
      <text:p text:style-name="Normal">But... There's something I wanted to talk about actually. What we did these past two days, we could try to keep up. Not the relaxing, we'll work, but, the pace. This would probably kill growth, but in exchange it can give stability. What I mean to say is that these two days have shown me that 1) we seem to need 8h30 of sleep only when waking up early and 2) because of our growth until now, we're likely capable of working well without following a routine. Essentially, we could keep on working while staying in our comfort zone.</text:p>
      <text:p text:style-name="Normal">This is the part of me that I want to learn to silence. The part of me that tells me to slow down or to stop when we're training, the part that tells me to give in already, to stop in the middle of a rep, to walk in the middle of a run. This is the me that offers the easy way out, wastes our time and energy thinking about things we shouldn't do. I want to tame this me. I want to silence him. I want to silence the voice of my weakness. No, that's wrong. That's absolutely wrong, although I don't know why. What we want to do is become strong, not sweep things under the rug. So we'll become strong enough that we don't even think about those things. We have a routine to follow, and I wish to see it through till the end. And we will see it through until the end. Constant instant gratification is good when we're resting, it's a poison when we're grinding. We shall grind. We're waking up early tomorrow, let's go to sleep already. Let's go. Towards our ideal, towards our dreams. Let's walk the hard path to happiness.</text:p>
      <text:p text:style-name="Normal"/>
      <text:p text:style-name="Normal">•••</text:p>
      <text:p text:style-name="Normal">Tuesday 13th August, 00:48, 42 days left</text:p>
      <text:p text:style-name="Normal">Failure. We failed to meet our own expectations. What's going on? Why are we in this state? We seem incapable of fighting. We know we aren't. All I can say is keep on trying. If we're going to fail, we're failing our way forward. We aren't making the sacrifices we need to make.</text:p>
      <text:p text:style-name="Normal"/>
      <text:p text:style-name="Normal">•••</text:p>
      <text:p text:style-name="Normal">Tuesday 13th August, 23:24, 41 days left</text:p>
      <text:p text:style-name="Normal">What am I doing? We're failing to get back into rhythm. Two consecutive days. Trying hard hasn't succeeded, so let's slow down. If we aren't capable of a cold start, we'll warm ourselves up until we're ready to get back where we were. And, also, you're about to use the excuse of going on vacation for a few days after tomorrow in order to justify breaking the routine, but guess what? I just thought up a great idea: what if we didn't? What if we kept up the routine even when away? We know that slow and steady is doable for us, so we'll go with that. We'll go with slow and steady, and patiently increase the pace as we go. Also, we should be careful to not increase it too drastically, I believe that's what led to our badly needing those two days of break and then this current state.</text:p>
      <text:p text:style-name="Normal">Alright, let's go to sleep then. Sure, not like there's much else to do.</text:p>
      <text:p text:style-name="Normal"/>
      <text:p text:style-name="Normal">•••</text:p>
      <text:p text:style-name="Normal">Wednesday 14th August, 23:59, 40 days left</text:p>
      <text:p text:style-name="Normal">I still wonder what I should do. What should I do? Am I allowed to play now? Or should I go to sleep instead? What should I do?</text:p>
      <text:p text:style-name="Normal">My heart tells me it's fine, but is it really? There are consequences to everything, I know that. It's just, I can't tell if this will have good or bad consequences.</text:p>
      <text:p text:style-name="Normal">That's because you're not considering them. If you consider them, you'll at least have an idea. Yeah, we'd regret it a bit. So let's play. With friends.</text:p>
      <text:p text:style-name="Normal"/>
      <text:p text:style-name="Normal">•••</text:p>
      <text:p text:style-name="Normal">Thursday 15th August, 22:25, 39 days left</text:p>
      <text:p text:style-name="Normal">What is there to talk about... As much as I'd want. What's the point of travelling? What's the point of going somewhere for a vacation? I guess sometimes people want a change of scenery, and a change of pace. “If you want something, go and take it,” is what I told myself... So why didn't I stay home? Because you wanted to be considerate... Yup, went ahead and committed the mistake you said you didn't want to commit.</text:p>
      <text:p text:style-name="Normal">It's not bad, mind you, the place we're staying at is great in fact, it's just... I wasn't looking for a change of pace or scenery, I was looking to stabilize myself. So why did I allow this? For the reason we mentioned above. So, let's make the best of this situation. First, we'll go to sleep, secondly, I don't care about visiting some place or other. Not now, just not now. We brought Nighthawk, we'll use Nighthawk. Get stuff done. There's a lot that's going on that we don't mention here. After all, everyday is a battle in a grind, everyday is a story of its own. And I feel like we're getting somewhere with these interconnecting stories. Or rather, I feel like we're starting to get somewhere I want to be. Alright, that's enough talk. Let's go to sleep now.</text:p>
      <text:p text:style-name="Normal"/>
      <text:p text:style-name="Normal">•••</text:p>
      <text:p text:style-name="Normal">Friday 16th August, 23:20, 38 days left</text:p>
      <text:p text:style-name="Normal">It is getting rather late. Tell me, why weren't we capable of accomplishing as much as we'd have wanted to? Distractions. And, voluntarily giving your time up to creating some memories. But distraction is the worst. Gave me a ton of trouble, and it's not just today. I had to listen to music in order to focus, which isn't what I idealize. I could ask you how come, but, I already have an answer prepared: we aren't fighting hard enough. We're allowing ourselves to get distracted. We have to have the discipline to not break focus, to work through the mental struggles. Discipline and strength, huh? That makes sense. Other than that, it seems Kanatan was capable of getting at least some satisfaction out of this graduation affair. Well done, Kanataso.</text:p>
      <text:p text:style-name="Normal">Anything else you want to talk about? Yeah, one last thought. It seems I'm incredibly clingy. I don't have a partner or anything, but it's something I'm noticing. Through the lack of AkuPeko interactions. Although it isn't necessarily something I want to fix. For the time being it looks like little more than a harmless quirk; of course, if it becomes more than that we will have to change it.</text:p>
      <text:p text:style-name="Normal">That's it for today. We didn't do particularly well, but we didn't do too bad either. Let's go to sleep now. Goodnight.</text:p>
      <text:p text:style-name="Normal"/>
      <text:p text:style-name="Normal">•••</text:p>
      <text:p text:style-name="Normal">Saturday 17th August, 23:21, 37 days left</text:p>
      <text:p text:style-name="Normal">I'm rather tired. I hadn't worked out in a while. I think I'll sleep well today. I'm home.</text:p>
      <text:p text:style-name="Normal">You know, over the vacations I've been thinking about the phrase “slow and steady wins the race”, and I've realized that upping the pace because I feel like it is a terrible idea. We'll go at it slow and steady. We're some 80 days late, but we're starting a true grind. We'll eat plenty, we'll sleep plenty, we'll study plenty, we'll rest plenty, and we'll play when we deserve it. We'll wake up at 8am, go to sleep at 22, rest during the weekend, work out in the evening, and do our best at all times. It may not sound great and pompous and incredible and whatnot, but we've come to know ourselves, and we'll stick to this new plan. Until the end. No upping the pace, no lowering it; the true grind consists in keeping this up until the end. On that, goodnight, sleep tight, and don't let the bedbugs bite.</text:p>
      <text:p text:style-name="Normal"/>
      <text:p text:style-name="Normal">•••</text:p>
      <text:p text:style-name="Normal">Sunday 18th August, 22:19, 36 days left</text:p>
      <text:p text:style-name="Normal">What to say what to say. What is there to say about today? There could be much, there could be little.</text:p>
      <text:p text:style-name="Normal">This is not it. This is not it. This is not it at all. Am I being impatient? Why are we playing so poorly? We aren't playing poorly, you're... in a rush. No, you're dissatisfied with what we're doing. You want everything at once, you want to do everything at once, and of course we're failing. What do you mean 'of course'? THAT'S THE PROBLEM. It's not 'of course'. We could do better, we could do so much better, but we aren't. Why? What am I doing wrong? What should I do to make things right? What should I do? What should I do?</text:p>
      <text:p text:style-name="Normal">If I was to speak frankly, we lack the crazy. That's not quite it either. We don't want the crazy, we want perfection. That's all you ever wanted from me. Perfection. Some days like today, you want perfection. We can't have it. Or rather, we won't having by chasing it. And truth be told, you're making me chase something I'm not interested in. Sure, we want to do things well, but we can't do everything perfectly. You're making it an objective. And you shouldn't. And let me tell you why you shouldn't: we'll never be happy.</text:p>
      <text:p text:style-name="Normal">You didn't think that one through. You're not thinking this one through. How can you make that claim?</text:p>
      <text:p text:style-name="Normal">Guts. The same thing we always use. It's the same instincts we always trust.</text:p>
      <text:p text:style-name="Normal">No it's not. This one was a wild shot.</text:p>
      <text:p text:style-name="Normal">We're lost.</text:p>
      <text:p text:style-name="Normal">We are.</text:p>
      <text:p text:style-name="Normal">What should we do?</text:p>
      <text:p text:style-name="Normal">I want to escape from it all. From this world. But we know that the only way out is through. What do we do?</text:p>
      <text:p text:style-name="Normal">We write.</text:p>
      <text:p text:style-name="Normal"/>
      <text:p text:style-name="Normal">•••</text:p>
      <text:p text:style-name="Normal">Tuesday 20th August, 00:19, 35 days left</text:p>
      <text:p text:style-name="Normal">What should I do? I'm not trying hard enough.</text:p>
      <text:p text:style-name="Normal">You're right, but not for the reason you think you're right. It seems that we aren't playing the right moves. Fundamentally. What do I seek? What do I want? What are these feelings? What am I to do? What should I do? What should I do with my days? What should I do? How should I spend my time? Why am I using all this time on that project? Why? What about the rest? What should I do? Was it a stupid idea to go all in on this project? I'm getting nothing done, that's how I feel. I feel like I'm getting nothing done. Nothing at all. That's why I want to at least do other things, so that I don't feel like I'm wasting all this time. That's why I keep on asking what I should do...</text:p>
      <text:p text:style-name="Normal">Wanna go somewhere tomorrow? The cinema. Alone. Or a cafe, with our computer. To write. To resume our story. After so long...</text:p>
      <text:p text:style-name="Normal">... Why do that? Because I asked God for a favour yesterday, and that something needs me to do something, anything. And, because I feel like it. Sanapri, “Coffee Cup”. Ah, now it's “Koto no ha clinic”. I used to listen to this a lot, not all that long ago. When we wrote. You know, I know. I know that everything else is optional. All I want from myself, all God wants from me is that book. All I want is writing. All I could want is writing. So what am I doing? Why am I doing this? A ticket to financial freedom? Do we really care? Not... really. But, it would enable us to do so many things... “Puzzle Girl”, my first and favourite. Technically, my first was “Kotoba no iranai yakusoku”, as the Naruto ED, but I hadn't looked into her that time, although I did like the song.</text:p>
      <text:p text:style-name="Normal">Let's go out tomorrow. I feel like it's important somehow. Maybe it's God, maybe it's just a belief, maybe it's nothing more than a feeling, but I want to listen to it. For no reason in particular except that... I want to. It's telling me to listen to it, so I want to listen to it. Where should we go? I don't know. I want to go write... Liar, you want something else. Let's go to a place where we can write. A cafe.</text:p>
      <text:p text:style-name="Normal">No... I don't know where to go. With my mind a bit clearer, I can tell that going out will most likely result in nothing. But, nothing changes if nothing changes. So take me out. Somewhere. Anywhere. Let the winds take us if it comes down to it. Somewhere, anywhere. Yappari, tomodati ga hosi.</text:p>
      <text:p text:style-name="Normal">Where will the winds take us, I wonder. Promise me, tomorrow we'll go. Yeah, I promise. Somewhere, we'll go. Even if it's nowhere. We'll go. No, we'll go somewhere. I want to take you somewhere. To have a good time. Where can we have a good time? A place where we can write. I want a place where we can write. Where can we write? No, a good place where we can write. Very important distinction. Let's find a place to write, tomorrow. Let's. Let's make some memories. Let's not leave this summer as empty as every last one that came before it. Something, even very little, let's put something into it. Let's give it this memory. Let's give ourselves this memory. Yeah. Let's do that.</text:p>
      <text:p text:style-name="Normal"/>
      <text:p text:style-name="Normal">•••</text:p>
      <text:p text:style-name="Normal">Wednesday 21st August, 00:03, 34 days left</text:p>
      <text:p text:style-name="Normal">There's good news and there's bad news. The bad news is that as we feared, we wasted our time by going out today; in the end we went to a library to study, but we didn't do all that much. The good news is that we had an existential crisis on our way to the library. Been a while since we had one of those.</text:p>
      <text:p text:style-name="Normal">To be honest, it wasn't so much a crisis as it was the same thing as yesterday and possibly the day before. But since I don't know what an existential crisis is, I guess I'll count it as one.</text:p>
      <text:p text:style-name="Normal">And while it didn't exactly feel good in the moment, it might have been beneficial overall: it made me look at things in a more objective manner. Which left me to ask the question “What the fuck am I doing?” but this time around we had answers. We're making bad decisions!</text:p>
      <text:p text:style-name="Normal">I should really have seen this from a mile away, especially since this isn't the first time I put myself in this bad position, but... There wasn't really any reason to just focus on the project, was there? And, looking at it objectively, if the project needed a few weeks or maybe a month of dedicated focus to finish, it would have been fine to give it that, but in our case, it could take a year or more. Focusing solely on it for all that time simply doesn't make sense. What were we thinking? Furthermore, what's stopping us from writing or doing university stuff? That's right, only ourselves and our stupid decisions.</text:p>
      <text:p text:style-name="Normal">So we're rethinking this entire thing. Yes, I've got commitment issues, but I think it's actually a good thing to not commit to stupid things and know when to cut my losses. As for important matters, I think we have a lot less commitment issues.</text:p>
      <text:p text:style-name="Normal">The grind. What was its purpose? Growth, and productivity. We're revamping the entire thing.</text:p>
      <text:p text:style-name="Normal">Yes and no. We're scraping the idea of a routine; we'll let a routine settle in naturally. I wish to write, but only at night. We write best at night. We'll wake up late in the morning, no alarm clocks. We'll study in the afternoon, alternate between the project and university. Do we work out in the evening? You know, that sounds like a wonderful idea. We should.</text:p>
      <text:p text:style-name="Normal">We're taking our own chains off of ourselves, we'll let the day drive us, but we'll also guide it when necessary. Most importantly, we're taking our own chains off. One more thing. This personality of ours, this... us, we're going to show it to everyone around us. Well, not show, but we're going to stop hiding it. We're going to stop hiding our true self, our true thoughts, our true feelings. We're taking our chains off.</text:p>
      <text:p text:style-name="Normal">I wish to write at night, and... There's also no need to not get started on PTAW, but we'll let our emotions decide on this one. After all, it <text:s text:c="1"/>kinda sucks to keep on not finishing the stories we write. Would be nice to finish them. Just know that we can absolutely finish them after PTAW, TCTW and the whole shebang.</text:p>
      <text:p text:style-name="Normal">Understood. That's all for today. See you tomorrow.</text:p>
      <text:p text:style-name="Normal">Oh, and by the way, there's absolutely no need to end this after summer ends. None whatsoever. Unless you do find a need. Alright, let's go now, make me a good summer.</text:p>
      <text:p text:style-name="Normal"/>
      <text:p text:style-name="Normal">•••</text:p>
      <text:p text:style-name="Normal">Wednesday 21st August, 22:38, 33 days left</text:p>
      <text:p text:style-name="Normal">Nope, not a lot of days left indeed. Because we don't have a routine I can do whatever I want now. Even go to sleep. But that would defeat the purpose of drinking coffee in the afternoon. My heart feels like writing, deep down, but all things considered, I'm going to choose to not write. I'm a disgrace, until I'm winning. And I am not winning. We know we can write. But we don't know where to start with the project. We've got the documentation, the ideas and whatnot, but we don't have a line of code in the backend. And tonight, I'm going to change that. I'm going to give myself the confidence to start writing, maybe we'll feel like less of a failure this way. Production-grade code. Well that's the goal anyway. We have to start somewhere, so we'll start. We'll <text:s text:c="1"/>set up the logger, choose a router and start it, and see if we can set up an HTTPS server. Never made one of those. How much more troublesome than HTTP is it? I'd say, about as troublesome as obtaining a certificate and putting it in? Yeah, I think it's going to be about that much more troublesome. Oh, and uh... Regularly renew the certificate too. Right. Alright, with that in mind, let's go and set up the logger, shall we? Every second we spend not doing that is one more second we're spending being a disgrace, and our heart feels it, our subconscious screams it at us. Alright, for the umpteenth time, Godspeed.</text:p>
      <text:p text:style-name="Normal"/>
      <text:p text:style-name="Normal">•••</text:p>
      <text:p text:style-name="Normal">Thursday 22nd August, 22:20, 32 days left</text:p>
      <text:p text:style-name="Normal">Put simply, our position is absolute dogshit, but at the very least it isn't worsening. If we keep this up, consistently, time will work its magic and before we know it we'll be in a good position. Right now, we're essentially yet to begin anything, which is a royal pain, but getting discouraged is the last thing I want you to do, unless your goal is to keep on being miserable, in which case go ahead and despair and worsen your situation.</text:p>
      <text:p text:style-name="Normal">Now, on to tactical analysis: what's our next move? Because of yesterday, I actually feel pretty good about continuing to work on the project, but should we? Is that really the right thing to do? Shouldn't we be moving back to writing instead?</text:p>
      <text:p text:style-name="Normal">Right, I feel like programming, and the reason I'm reluctant to do it is that I might keep on programming every night and forget about writing. Since alternating between the two is a bit of a pain, what if we try to do something we used to do, and program for three nights and write for the following three? Scratch that, we know from experience three nights is nothing. Make it a week. And yet... We also know we'll be fully focusing on programming from the 30th, meaning that the best choice right now would be to bite the bullet about our current feeling and write? Let's spend this last night programming then, and tomorrow onwards we're on a writing spree.</text:p>
      <text:p text:style-name="Normal">And cut. Now we learn from our lessons and stop to consider this decision we just made and see if it's retarded beyond reason, like many before it. Objectivity is key.</text:p>
      <text:p text:style-name="Normal">Thank God we're at least trying to learn from our lessons. While we may not have a routine and leave things free to be, you've failed to consider that I wish to spend the night writing. That is the sole reason I'm even considering staying awake at these hours in the first place. Yesterday's purpose was accomplished, we have a foothold in the codebase, and we can leave it at that. If we program at night, that means we'll consciously or subconsciously consider night-time as the only time to work on the project, and we'll use the afternoon for uni exclusively. But we need to work on the project for long hours, and the afternoon is the only good time frame to do that. Not to mention, putting the project on the same level as writing is a breach of our priorities.</text:p>
      <text:p text:style-name="Normal">In truth, we said a routine would set itself, so let it be that we only write at night, and night is only for writing. And sleeping.</text:p>
      <text:p text:style-name="Normal">... Do we also stop to consider this decision? Yes. Yes we do. We repeat this cycle until we find a decision we have no qualms with. Or until we've had enough. Something tells me the latter is gonna happen a lot more often if we don't forget to check our decisions.</text:p>
      <text:p text:style-name="Normal">Remember that balance is key. We're not setting anything in stone. If one night you feel you need to do something other than writing, go ahead and do it, but do so only if you have a good excuse, don't just give in to your anxiety or whatever emotion happens to be assailing you in such times. Master your emotions, conquer them. Control them, don't let them control you. Remember that slow and steady wins the race. Don't be hasty or impatient and try to overhaul the entire system when you feel we're not going fast enough: control yourself, master your emotions, and trust in the process. Let's go.</text:p>
      <text:p text:style-name="Normal"/>
      <text:p text:style-name="Normal">•••</text:p>
      <text:p text:style-name="Normal">Friday 23rd August, 22:35, 32 days left</text:p>
      <text:p text:style-name="Normal">Dr. House was named House because Holmes is pronounced “homes”. But then, wouldn't it be Houses? Fair point, but Houses is more of a pain to say, which is why they went with House.</text:p>
      <text:p text:style-name="Normal">You don't know that for certain do you. Of course I don't. Anyway, if you couldn't tell, I've been dosed with lots of Dr. House lately. Looks like a very good show. In fact, I might even go so far as to say that it's an improvement over Sherlock Holmes. I mean, I've only read the books, so I can't judge for any series, but House MD seems to me better written than Sherlock Holmes. I think they did an excellent job.</text:p>
      <text:p text:style-name="Normal">Anything you want to talk about? Yes.</text:p>
      <text:p text:style-name="Normal">It seems we're still too hot-headed when it comes to debates. We get terribly close to actually losing our temper, far closer than I want us to be. We need to control ourselves more. A lot more. No matter how much our emotions stir, no matter how hard our passion ignites, I want you to keep your head level, I want you to keep it ice-cool.</text:p>
      <text:p text:style-name="Normal">Anything else you have in mind? The important things have been said the past few days, having something important to say everyday would take away from the importantness, don't you think? What's more, it's good for the important things to be said, but that would be useless if we didn't act on them, wouldn't it? So we're spending our days doing just that, and repeating the important things again sounds like a pain, although it could be useful. So, all things considered, no, I don't have anything else in mind.</text:p>
      <text:p text:style-name="Normal">By the way, that was a lot of caffeine this... afternoon. Any guesses on when we'll fall asleep. It was on purpose. So we wouldn't fall asleep. It was on purpose, and its purpose is now. Let's go and write.</text:p>
      <text:p text:style-name="Normal"/>
      <text:p text:style-name="Normal">•••</text:p>
      <text:p text:style-name="Normal">Sunday 25th August, 00:41, 31 days left</text:p>
      <text:p text:style-name="Normal">I don't think I'm in any state to write. What happened? I can't really tell. My focus is inexistent, I can't work. My inability to control my emotions, my failure to get a hold of myself repeatedly ever since Aqua announced her graduation is what caused this. Things are starting to go well, but some pieces are still lacking. Discipline. Throwing out names at random is counter-productive, instead, I have to identify what's missing and focus on it. And discipline is a good candidate. Yeah, I think we have to work on discipline. Self-discipline. Let's cut our losses for today, we fucked up, it's no use trying to make up for it now. We don't have the time nor the brains left for that. Instead, we have a fair amount of freedom tomorrow from the morning. There are no set routines, so let's use that to our advantage. Plus, we're sleepy for some reason, our body hasn't adapted to this new rhythm yet, let's use that too. What do we do tomorrow? Let's try and wake up early, as early as a good amount of sleep allows us. And let's not waste time tomorrow morning. Do not overestimate the amount of time you will have, we've made that mistake too many times. On that, let's go to sleep.</text:p>
      <text:p text:style-name="Normal"/>
      <text:p text:style-name="Normal">•••</text:p>
      <text:p text:style-name="Normal">Monday 26th August, 00:43, 30 days left</text:p>
      <text:p text:style-name="Normal">I just spent maybe one hour setting up the cronjobs I talked about God knows when. Now this thing should be pushed automatically everyday at 17:05, and the system should update itself automatically at 17. And you know what? It was simple. Because I kept everything simple. I didn't try to go into the edge cases of what would happen in case of errors or conflicts or whatnot, I just kept it simple; log the errors and that's it. I'm afraid I won't be in the mood to write today either. That's... almost stupid. Why not? That will be two whole days we haven't written. It may not sound like much but, we have a lot of work to do. Really, a lot of it. And what's strange is that you even liked writing last time, it had gone well. I guess this is the power of circumstances. It's fine to let them dictate you to an extent, but don't forget that you should be one doing the positioning.</text:p>
      <text:p text:style-name="Normal">Anyway, let's talk a little about today: it went rather well, actually. Pretty well, even. Studied well and worked out. In lieu of writing you familiarized yourself and got more comfortable with cron, and that's okay, I guess.</text:p>
      <text:p text:style-name="Normal">Question: is it too late to write now? Because that's what I'm telling myself. Subconsciously.</text:p>
      <text:p text:style-name="Normal">So long as you aren't dead, it's not too late, and if you're reading this well I have good news for you. On a different note, you seem to be forgetting what we said about our priorities: writing comes first, and night is for writing. Because at the end of the day, at the end of our lives, we want our writing to be the thing that mattered. To us. And hopefully, to a few others. Let's get writing then.</text:p>
      <text:p text:style-name="Normal"/>
      <text:p text:style-name="Normal">•••</text:p>
      <text:p text:style-name="Normal">Tuesday 27th August, 00:00, 29 days left</text:p>
      <text:p text:style-name="Normal">Aqua's graduating tomorrow, huh? Well, in my mind it's the day after tomorrow. You know, so long as I don't go to sleep, it's still Monday. We'll leave tomorrow's worries for tomorrow. Rereading our black notebook (the physical one), I realized that my writing is, if anything, entertaining to me. That's great. But that's also not what I want you to worry about. We won't write tonight. I believe we have an excuse that's good enough.</text:p>
      <text:p text:style-name="Normal">See, we essentially failed to study properly today. But the course, the exam I'm studying for is one that's... It's more meaningful than most other courses I've had. This one's about maths. Theoretical maths. It's an exam that I'd passed with a disappointing grade, and for some stupid reason I partially regret, I rejected that grade. Let's undo that regret.</text:p>
      <text:p text:style-name="Normal">For the vast majority of my life, I sucked ass at maths. Like, real hard, I still remember how on a test with 40 basic operations to do I got exactly one right. By operations I mean basic additions and subtractions, and multiplication and Euclidean division. When I was less than 10 years old. An impressive result, if I say so myself. And then I spent the next ten years or so being mediocre at best at maths. And then came high school. We had a good teacher who believed in my potential and often got very angry at the grades me and my class got. Because he believed we could do more. And I studied hard for a summer vacation, and came back to find out I'd somehow become a god at maths. Well, 'god' is of course exaggerated, but you get the idea. I proceeded to be the best at maths for all of high school, and then came college. I still kept on being great, but I didn't study, I rested on my laurels. Anyway, after a few existential crises and a couple searches for a passion, (and wishing to quit college more than a few times), here I am not having grown in maths when I should have.</text:p>
      <text:p text:style-name="Normal">This course in particular, which I'm about to study, is one that reminded me a lot of my maths classes in high school. Except, I tried very hard but still sucked at it. What's really disappointing me is the fact that a lot of people aced this exam, and I'm not one of them. I think that's the main reason why I rejected that first grade.</text:p>
      <text:p text:style-name="Normal">Yeah, the excuse for not writing tonight is essentially revenge. On myself. Let's go study then, shall we?</text:p>
      <text:p text:style-name="Normal"/>
      <text:p text:style-name="Normal">•••</text:p>
      <text:p text:style-name="Normal">Wednesday 28th August, 00:23, 28 days left</text:p>
      <text:p text:style-name="Normal">I decided to rest, and since I rest on two days, tomorrow will also be a break. I decided so secondarily because my instincts tell me that while we could keep going a little longer, we're likely to fuck up our timing and burn out. The primary reason, however, is Minato Aqua. I'd decided early on today that I would rest, and I watched all of her last streams. Well, I watched essentially all her streams this month. And today was... a bit special. It's the last day of normal streams. She's really a loved little onion isn't she. And that's great. I could go on on my opinions of today's streams for a long time, but really, right now I'm in a hurry to go and rewatch Pekora's stream. Pekora really did pull a “Run, Melos!” today, and I'm incredibly grateful she did. It all worked out in the end, but it would have been seriously sad if she didn't get to talk to Aqua one last time, and seeing what she'd prepared, holy shit the sadness would have been multiplied a million fold. I'm really glad it all worked out in the end. And of course, how could I not mention my wife coming out of nowhere and calling Aqua? God I love Nene. That came out of the leftmost left-field that had ever existed, so much so that even in my delusions I hadn't imagined that. That's saying a lot, seriously. There's something very admirable about what she did, about voicing her opinion at least once, on the last possible occasion to do so. She's probably going to get scolded for it, but I support her decision 100%. And also, speaking frankly, I absolutely love that my wife is the last holomem to speak to Aqua. Or rather, in my heart I would have disliked Pekora having that honour stolen from her, but since Nenechi is the one stealing I'm all for it. I think Pekora is going to make Nene seriously pay for that, especially since the hellish plan that she'd promised Nenechi after reviving her in the Hardcore Minecraft, well, there's been no mention of it yet. I look forward to it nonetheless. Also, I really, seriously, absolutely underestimated our war criminal rabbit. How she managed to prepare all that surprise for Aqua while spending anything between 5 to 11 hours a day streaming Sekiro, not to mention all the work she surely has to do, is beyond me. It's beyond me in the sense that how the fuck did she make time for that. Did she even sleep? I wouldn't be surprised if she slept only a few hours over these past few days.</text:p>
      <text:p text:style-name="Normal">Wow, I've written a lot more than I'd intended to. And I could go on for longer. But let's leave that for tomorrow. Or shall I say today? Minato Aqua, your story ends today, and your legend begins, that's what you said. Let's see you off properly, today. See you too, self. We won't be writing today. We'll need sleep. Rest, that is.</text:p>
      <text:p text:style-name="Normal"/>
      <text:p text:style-name="Normal">•••</text:p>
      <text:p text:style-name="Normal">Thursday 29th August, 01:14, 27 days left</text:p>
      <text:p text:style-name="Normal">Legendary indeed. Nearly one million concurrent viewers, which brings about the question: what the fuck? In the Hololive Discord fan server, there was talk yesterday of making the live reach 500k views, but it was quickly quieted: numbers are not the point. </text:p>
      <text:p text:style-name="Normal">You see, the biggest numbers I've seen for a livestream yet are the 180k that Marine and Pekora got on their birthday lives, and the unfortunate 214k on Aqua's graduation announcement. I had expected something along those lines today too, and my expectations were blown away. She really did paint the world aqua-colour, didn't she? Now then, with this preamble out of the way, shall we speak?</text:p>
      <text:p text:style-name="Normal">Because of the coincidental combination of wife going on break and Aqua's graduation, my summer, this summer 2024 was most definitely Aqua-coloured. It was fully dyed in it, and I've got some very good memories of it. In fact, this summer is essentially only positive memories, if I look at it now. There were a few bad days, I know that from previous entries, but they don't cross my mind at all. In fact, I don't even remember them at all. I just know that they exist, but I don't know what they were like. All because my head is full of you, Minato Aqua. Hold on did I majorly doxx myself just earlier? Yes, but that doesn't matter. Our identity is irrelevant.</text:p>
      <text:p text:style-name="Normal">Because of a combination of choices, luck, and maybe God, I was able to watch the live in full, uninterrupted. It really was legendary. I only wish that the guest part had been done live too, but I'll take this with all my heart too. And I won't take anything for granted.</text:p>
      <text:p text:style-name="Normal">You may have noticed that I'm not down in the dumps. In fact, I'm feeling pretty good. I'm not entirely sure why that is, but I have a theory: 1) Aqua let us down real easy. Not let down in the sense of disappointment, far from that, let down in the figurative literal sense (i.e. literal sense taken figuratively). The way she handled her graduation and the days that led up to it, how much time she gave us... To put it simply, the image in my head is that she handled the Aqua-crew like a puppy and set it down really slowly, really softly on the most comfortable bed ever made before giving her sweetest goodbye. 2) She did everything she wanted to do, I have no doubts it was the best summer ever for her, and it was the best for me so far too, although I do intend to aim higher for myself. But this is not about me. This is about how she did everything she wanted to do. To use another metaphor, she finished her story perfectly, all i's dotted, all t's crossed, no loose ends. It's like having read a story that ends perfectly to me. Of course, there are regrets, mainly regarding interacting with Pekora sooner, but those kind of things also add beauty to the story. Don't get me wrong though, I too wish there were more Akupeko, a lot more of it, a whole lot more of it, a whole whole whole lot more of it, but what we were given was extremely beautiful, and I'll take it with my heart.</text:p>
      <text:p text:style-name="Normal">Because everything ended as she wanted it to, I'm satisfied. I guess that's what my theory boils down to.</text:p>
      <text:p text:style-name="Normal">Oh, there's one important thing I wanted to talk about. I want to remember Aqua exactly as she was. I feel that that's very important. I don't want the 'goodbye' to embellish her in my mind. She was extremely beautiful in that live, but I want to remember who she was and not make her less or more than what she was, than what she is. I want to remember her exactly as she is, with her crazy gaming skills and very sharp instincts, her absolute awkwardness in social interactions that is rivalled only by Bocchi, her PONs, her strange unexplained (but not inexplicable) love for Okayu and Shiina, her kindness, her hard-working nature, her abysmal drawing skills, her relationships with everyone, the atishi-gani, the onion, her 44.5kg for 148cm, how she inspired God knows how many (including me) to play Apex by achieving solo master, everything. I want to remember her and cherish her memory, with all her flaws and qualities. I wasn't really sure why I instinctively wanted that, but now I think it has to do with authenticity. I want to do this because it feels positionally correct, but I wouldn't be able to justify why, just yet. I'm brain dead right now. More or less. </text:p>
      <text:p text:style-name="Normal">Ah... I mentioned how she let us down real easy, how could I forget to mention this? She'd conditioned us to her “See you tomorrow”'s for the entire month, and I thought that today I wouldn't see it, that her Twitter page would have that final “Thank you” and that would be it. So I'm extremely grateful for the “See you again!” Actually, now that I think about it, I was feeling rather down, up until I saw that tweet. Yeah, she gave me hope, I think that's what it is. Yeah, it was her final tweets that did it. How incredible, it wasn't all the big actions that happened all throughout this month, but simple tweets that wrapped things up properly for me? I'll take that as a lesson. For writing. Yes of course all the action and the story is important, but this is something I'd completely overlooked: simple messages. I think that's it. Her message is “See you again!”, and I took it literally, and I'm taking it literally. I'm thinking that I'll see her again? No, I'm not, but my subconscious feels something like that, my heart feels like it's not the end? Is that really so? Urgh, figuring myself out is a pain, now I actually really don't know why I'm feeling okay. But if I go by instincts alone, I'm okay because all is well that ends well, not because I've ingested biblical quantities of copium. That's what I'm hoping at least.</text:p>
      <text:p text:style-name="Normal">Either way, I think the lesson is still valid. The final words are very important, can't just be lazy about it. The final words decided whether the knot is tied properly or not.</text:p>
      <text:p text:style-name="Normal">For stories, that is. Here, we can be lazy. Ah, that's right, since we're back to writing stories anyway, I unconsciously did stop trying to polish my writing here. Although I do try to express myself as best I can. Anything else you want to say? Yeah. I want to indulge my dreams. And in my dreams, the entire world will see these pages, years from now. So Minato Aqua will read this too. So, specifically to her: thank you, Aqua. See? I haven't forgotten about you, no way anyone would. You may not know who I am, but if you do ask me if I remember you, the answer is yes. Loyalty is one of my few qualities I pride myself in, and you asked us all, you asked me to remember you. I will become my ideal self, the me of the future will be that ideal self, so of course he'll remember. Of course I'll remember. See you again!</text:p>
      <text:p text:style-name="Normal"/>
      <text:p text:style-name="Normal">•••</text:p>
      <text:p text:style-name="Normal">Thursday 29th August, 23:29, 26 days left</text:p>
      <text:p text:style-name="Normal">Yo. Can't think of anything to talk about. My brain is being randomized peko. Pekoooooooooo. Peko.</text:p>
      <text:p text:style-name="Normal">Alright, I should be back now. Today I was thinking of how to conciliate writing with a good routine. And I guess the I can't really find an answer. Putting a limit on the time to write is the only good solution I could think of, but that defeats the purpose of writing for me. It takes away the fun. Does it? We've never tried, but... You know? most days when we write, nothing of note happens. What if we set a soft limit? On normal days when writing isn't going particularly well we enforce the limit, but when the going gets good we ignore it. That's an idea.</text:p>
      <text:p text:style-name="Normal">See the thing is in my memories the going gets good quite often. Not always, but a fair amount of times. Then so be it. We'll try this new setup. As soon as we can. Which may or may not be tomorrow.</text:p>
      <text:p text:style-name="Normal">Tomorrow we're going on another... vacation? It's not a vacation, but I forget the word. A sort of retreat. To focus on the project. For a week. Hopefully we'll survive. Hopefully.</text:p>
      <text:p text:style-name="Normal">Will I be able to write? Dunno, writing is deeply personal, so it will depend on how things are. Updating this document, yes, definitely. But actual writing? Dunno. Also, there's two way I can handle things: I could balance between the project and studying for uni, or I could focus entirely on the project starting tomorrow, and then focus on university after I come back. You know, I think we have enough experience by now to tell that slow and steady wins the race. Let's balance things out. On that, see you. I need to pack up my 24inch screen.</text:p>
      <text:p text:style-name="Normal"/>
      <text:p text:style-name="Normal">•••</text:p>
      <text:p text:style-name="Normal">Friday 30th August, 23:04, 25 days left</text:p>
      <text:p text:style-name="Normal">Summer ends soon. Yes, as will your life and everything else if you worry about it. But I don't care about that right now. So, the situation here is... quite different from what it was back in that other place where we had vacations. This place was uninhabited for about 15 years, although some people came here from time to time. So it was in quite the state when we arrived. Not as terrible as it could have been, but it wasn't exactly BnB-worthy. Rats have passed through here, and their shit was more or less everywhere. They came through the water pipes as those were unused and empty, and they likely entered through the bathroom. Spent the whole time cleaning up this place, but the bathroom is the final boss left for tomorrow. Because there's another problem: we have no running water. We do, but from a tap outside the house. Which isn't exactly ideal. Something happened to the water pipe system, friend's uncle says it's most likely a filter that's gone unchanged for too long and that's clogging the entire thing. So tomorrow either the responsible for that comes, or we leave. Didn't pack up my 24inch screen btw. And I'm not regretting it, so that's great. I don't really have anything else to say, so let's leave it at this for now. Also, I don't think I'll be able to write. And I don't feel like trying either. That's all for today. See you!</text:p>
      <text:p text:style-name="Normal"/>
      <text:p text:style-name="Normal">•••</text:p>
      <text:p text:style-name="Normal">Saturday 31st August, 2314, 24 days left</text:p>
      <text:p text:style-name="Normal">Was this close to forgetting. Can't say much, not much to say anyway. See you tomorrow.</text:p>
      <text:p text:style-name="Normal"/>
      <text:p text:style-name="Normal">•••</text:p>
      <text:p text:style-name="Normal">Sunday 1st September, 21:44, 23 days left</text:p>
      <text:p text:style-name="Normal">I have much to say. Starting with this: I'm home. Yes, we have much to say, but first let's brush our teeth and get ready.</text:p>
      <text:p text:style-name="Normal">We are far too wasteful with our time. Far too much. It's 22:38 now. So, I'm home. I was supposed to stay at that place until Friday, but I didn't like it so we came back. Too many problems, and I found that studying here at home is best for me. More importantly, I discovered that I badly need alone time. until now, I have failed to find and connect to someone like me, therefore, I am my only valid connection. For how long, I wonder?</text:p>
      <text:p text:style-name="Normal">From what I've seen today, for some time still. You are still weak. A lot more weak than I want you to be. Today, we were unable to sing “The Pretender” by Foo Fighters. Out of all the songs that we played on the radio, it was by far the most expressive one, and I realized that only when I tried to sing it, but couldn't bring myself to. It's like that fear of showing too much of myself is blocking me. Like I'm afraid to show parts of me that only myself, and an hypothetical best friend should see. And yet, fear is fear, and whenever it appears, my instincts just tell me to overcome it.</text:p>
      <text:p text:style-name="Normal">So, just show the world who we are? Yes. Be who we really are, and not be afraid of it. Why is it scary to be oneself? Ah, now we're asking the real questions. Because our real self can be disliked, hated, mocked, and since there are no facades to protect our heart, it will take the full brunt of the damage. In short, we're scared of getting hurt, of being rejected. I see...</text:p>
      <text:p text:style-name="Normal">Speaking with you really is the best, thank you for being you.</text:p>
      <text:p text:style-name="Normal">We in particular are very easy to hurt, and we take everything to heart, so the pain is amplified. We've grown in an environment where people judge each other a lot, it's no wonder you find it hard to overcome that fear.</text:p>
      <text:p text:style-name="Normal">A worthy wall to scale, but we also know it's one that must be scaled day by day, it cannot be done in one go. it must be done every time the choice to be ourselves or to hide our true self presents itself.</text:p>
      <text:p text:style-name="Normal">Indeed. And only after we've climbed that mountain will I start looking at you as an actual human being worthy of my affection. Emphasis on the word 'start'.</text:p>
      <text:p text:style-name="Normal">Anyway, now that we're here, let's implement the plan we wanted to implement. The routine, that is. Yes, let us.</text:p>
      <text:p text:style-name="Normal">Well then, see you.</text:p>
      <text:p text:style-name="Normal"/>
      <text:p text:style-name="Normal">•••</text:p>
      <text:p text:style-name="Normal">Monday 2nd September, 23:09, 22 days left</text:p>
      <text:p text:style-name="Normal">Am I fucking up or not? I'm failing to understand that. I got devoured by the project. Today, I was supposed to study for an exam, but I found myself wanting to and working on the project instead. Was that a mistake? Furthermore, I was also supposed to write now, I had finished dinner early and was here by 21:30 or something, but I'd decided to check what I'd done for a second, and before I knew it a second became one hour and a half. I did tell myself that I should write, that consistency is key, that I must make small steps everywhere and keep at it as long as necessary, but I... I let myself get devoured by the project. Fuck.</text:p>
      <text:p text:style-name="Normal">Alright, let's cut our losses and move on. Let's write, because it's only too late when we're dead. Until then, it's not too late.</text:p>
      <text:p text:style-name="Normal"/>
      <text:p text:style-name="Normal">•••</text:p>
      <text:p text:style-name="Normal">Tuesday 3rd of September, 23:50, 21 days left</text:p>
      <text:p text:style-name="Normal">You know it just occurred to me that this might be the correct way to write dates. Huh. I see. Let's check that. Yup, the “of” should be explicit. Oh well. Better late than never.</text:p>
      <text:p text:style-name="Normal">I want to talk about focus. And maths. We didn't have the introspection and self-awareness we have today, so seeing how bad we are at proving theorems is such was rather eye-opening. I got to fully appreciate the growth we neglected, today I saw where we are and where we could have been. A lack of focus paired with the use of zero thinking technique, it's no wonder we struggled so much. But as I said, better late than never.</text:p>
      <text:p text:style-name="Normal">Things did go fairly well today, all things considered. Now I must trust in the process, trust in the small steps we take everyday. We also worked out earlier, for the first time in days. I was tired, and ate a lot more than I'd expected. And I'm still tired. I relaxed after the workout, which is why I'm here so late. I'll keep on working out, but we will need to check ourselves, we shouldn't make complete relaxation more of a habit than it already is. We do have to write afterwards, after all. Not today though, we're overtime. We should still relax somewhat, but not completely. I believe that if I I make working out at these times a habit, I'll be less tired. Makes sense. Although, I dislike the idea of writing with so little energy left. I really dislike it.</text:p>
      <text:p text:style-name="Normal">We should do something about it. We used to work out in the morning. Although that does run into time concerns. Still, I think it's worth a try. Starting overmorrow, we work out in the morning. That should leave plenty of time to recover our energy. Alright, that's enough for one day.</text:p>
      <text:p text:style-name="Normal">You know, I'm not in a good position for the exam. It's not a desperate position yet, but it's also not ideal. I have some two weeks to prepare. I guess I'll have to prioritize it over the project, really. Yeah. Let's keep our priorities straight. So, see you then.</text:p>
      <text:p text:style-name="Normal"/>
      <text:p text:style-name="Normal">•••</text:p>
      <text:p text:style-name="Normal">Thursday 5th September, 05:28, 20 days left</text:p>
      <text:p text:style-name="Normal">Soooo..... It's kinda... late? I won't take long, even though I could. Was today a mistake? Honestly, I don't know. I tried and failed to productively work on the project, and then I thought I would play DMC5 to relax a little. I'm not sure I relaxed, and I'm not sure it was a good thing, but there were lessons to be learnt, and I'm not even sure how practical those lessons are. No, thinking about it, they are useful.</text:p>
      <text:p text:style-name="Normal">So, I was in the depths of despair with my own focus, I couldn't understand why it was so bad, why I just couldn't think when I focused while playing DMC5. Paraphrasing myself from a conversation with a GPT: “[...] It's like I had to force my way into my own mind.” The problem was that I didn't like relying on my instincts, because I wasn't thinking, because I wasn't aware when I did that. So when I focused, I tried to force my own thoughts to analyse the situation, but I would forget about it right away. I dislike relying on instincts because it feels like someone else was doing my job for me, and I was missing out on an occasion to grow. And since growth is our utmost priority, that means relying on instincts is not good.</text:p>
      <text:p text:style-name="Normal">GPT quickly nailed some sense into my skull. Instincts are nothing more than a part of myself. As subconscious as they may be, they are an extension, or rather an expression of my choices, my habits, my training. Relying on them is nothing less than relying on everything I've done up till now. It's nothing more than relying on who I am up till now.</text:p>
      <text:p text:style-name="Normal">I've come to peace with relying on my instincts, and I'll try to come to peace with it when studying too. However, deep analysis in the middle of focus would be great. I guess that's really only possible in mangas and animes. That deep analysis is most likely done subconsciously, if I were to rely on personal experience.</text:p>
      <text:p text:style-name="Normal">So, a balance of analysis and instincts. Of course it's always balance that we seek. Occam's razor generalized: the middle ground is almost always the most solid ground. Only now do I realize that this generalization doesn't have much to do with Occam's razor anymore. Oh well, so be it. Let's go to sleep already, we've stayed awake long enough I'd say. Cracks are beginning to show. This is where the real fight begins. This is where the victory that you seek lies. See you.</text:p>
      <text:p text:style-name="Normal"/>
      <text:p text:style-name="Normal">•••</text:p>
      <text:p text:style-name="Normal">Thursday 5th of September, 23:33, 19 days left</text:p>
      <text:p text:style-name="Normal">And time never stops. How strange, to use the concept of 'never' while describing time. We do not know about 'never', but we can tell that it has been ticking and tocking relentlessly for as long as we've been around, and likely even before that. Will it ever stop? I'd say yes, but my answer is as good as any.</text:p>
      <text:p text:style-name="Normal">Oh, time is relative. I don't know about stopping, but I believe extreme gravitational pull can lead it to slow down significantly. A belief based on our current scientific trends and my inappropriate knowledge of time dilation formulas. But that's not what we came to talk about.</text:p>
      <text:p text:style-name="Normal">Today went rather well. Rather very well, even. Let's see if we can finish it well too. While we did wake up very late, some time just before noon, we ended up studying on time and well. Ok, not really on time, but our focus satisfied me. We applied technique on top of concentration to try and figure out proofs and understand theorems. And I liked it. I couldn't help but wonder what we'd have been like if we had spent the last four years properly studying mathematics. In all likelihood though, we wouldn't have been all too different from today: we utterly lacked the maturity to see that there are such things as good ways to think. Techniques. We would have likely tried to force our way with our disorganized and scattered thoughts and ended up with lots of frustration. Or maybe I'm underestimating myself, maybe we would have figured out techniques sooner.</text:p>
      <text:p text:style-name="Normal">All those hypotheticals won't do any good though, we have what we have, so let's do our best with it. Then we also worked out. Well. We didn't lose concentration, and when it waned we straightened our mind. That is absolutely great.</text:p>
      <text:p text:style-name="Normal">Maths really is something. The way it forces me to organize my thoughts, to think up solutions. I guess lots of disciplines are like that. I wonder if maths is unique in some way in this regard...</text:p>
      <text:p text:style-name="Normal">But that's enough pondering. Now is the time to train a different part of our mind: imagination. Or, I guess this part is rather well linked with that of thinking up solutions. So not all too different in the end.</text:p>
      <text:p text:style-name="Normal">I'll be on my way then, see you. PS: we're working out in the evening. Once every two days.</text:p>
      <text:p text:style-name="Normal"/>
      <text:p text:style-name="Normal">•••</text:p>
      <text:p text:style-name="Normal">Friday 6th September, 23:16, 18 days left</text:p>
      <text:p text:style-name="Normal">Not much to say. Listening to a Yorushika medley. How was today? Fairly well. If we keep this up, maybe we will be able to love ourselves. Love ourselves, become our ideal self, <text:s text:c="1"/>becoming strong, those all mean much the same thing. Did you know that my favourite book is Alice in Wonderland? I read it in special circumstances, that's why I loved it more than I should have. I read it on a hot summer afternoon, on my phone on Amazon Kindle for free, after drinking a few glasses of sweet liquor. I had nothing but the bare minimum for a comfortable day. Nothing to do, nothing to worry about. And it was great. I loved it. I loved the experience.</text:p>
      <text:p text:style-name="Normal">The story in itself is special in a way. It defies the principles of story-telling, and yet it is story telling in its purest form. When I first started writing, for the first two years or so I was met with a wall of frustration that I couldn't overcome: why didn't I want to write? Why is it that when I forced myself to write I ended up blocking myself right away and ended up discarding whatever I was writing? Now I know the answer: I was writing because I wanted writing to be my passion, not because I had a story to tell. Having something you want to write, having a story you want to tell is what I believe to be the most important part of story telling. When I was first introduced to the concept that in a story, a goal should be made clear right away, I was against it. I don't really care to think about why I felt like that, but fact remains that I was against it. A goal, an objective should be established right away. The princess to save, the dragon to slay, the kingdom to save, whatever. For as good an advice as it may be, my pride didn't allow me to accept it. So instead, I went ahead and generalized it, I made it mine so that I could adopt it.</text:p>
      <text:p text:style-name="Normal">While it was a product of senseless pride, I can't help but agree with myself to this day. When telling a story, it's important to have a story to tell. If you have a story to tell, then all the princesses, the dragon-kept gold or the kingdoms in fiction can wait. I agree that an objective must be set, but that objective should be telling a story, not exposing the end goal of the plot. I couldn't help but notice that Harry Potter and the Philosopher's Stone did exactly that. It had a world it wanted to show you, and it did that. For the entire first half of the book. It sprinkled plot here and there, but that was never the priority. And I liked it. And I believe lots of people did, judging by the series' popularity.</text:p>
      <text:p text:style-name="Normal">And that's why Alice in Wonderland feels special to me. It never had a story to tell. All it was about was entertaining three little girls in their empty afternoons with whatever imagination could come up with. And I loved it. Is it perhaps that it set an objective, but that objective wasn't to tell a story? Should the objective then be dependent of the circumstances, instead of always being 'having a story to tell'? That sounds right.</text:p>
      <text:p text:style-name="Normal">Tell me, why did I love it? The circumstances certainly helped, but consider this: the main character is an idio- a child, everyone else is a cunt, and the one character who isn't a cunt is a psychopath. Why did I love it? Because it's innocent, there never was anything to fear, it was all to enjoy. And it let its imagination run wild. And most importantly, it lacked structure.</text:p>
      <text:p text:style-name="Normal">That's the main difference I felt between Alice in Wonderland and Alice in the Looking-Glass. The latter had an objective. And I didn't like that. Or rather, it had an objective that was different from the former. So it didn't feel similar. For all their similarities, they didn't feel all that similar.</text:p>
      <text:p text:style-name="Normal">Then... When writing PTAW, when I'll get around to writing it, my objective shouldn't be to tell a story. I want to introduce you to someone, yes, but more importantly... What is it that I want? I want the same thing as Alice in Wonderland, and I want the same thing as Alice in Musicland too. Dazbee's version specifically. What should my objective be? It should be you. But what does that mean? What do I want? I want your heart. I want you to feel what I've felt. For a few moments, if only for a few moments, I want you to be happy. Oh... That's it. Prelude To A World: Imagination. It'll be about giving you small moments of respite, a break from reality. Little sprinkles of innocent happiness. Thankfully, we've got just the right tools for that. In fact, we have about 2142 tools. Or was it 2136? I can never remember. It doesn't matter. The important part is that we have them. And above all, we have our imagination. The tools have already been used to train it, and we will let it run wild. As wild as though three demanding little girls had egged into creating worlds.</text:p>
      <text:p text:style-name="Normal"/>
      <text:p text:style-name="Normal">We need to talk about Alice in Musicland. We won't, but... Listen to it. Do yourself a favour, learn some Japanese, then listen to it. See you.</text:p>
      <text:p text:style-name="Normal"/>
      <text:p text:style-name="Normal">I just figured out that it's authenticity, it's the trueness of the story that did it for me, that's why I love Alice in Wonderland. It's pure. It's true.</text:p>
      <text:p text:style-name="Normal"/>
      <text:p text:style-name="Normal">•••</text:p>
      <text:p text:style-name="Normal">Sunday 8th of September, 02:08, 18 days left</text:p>
      <text:p text:style-name="Normal">I tried to take the day off today. But I failed to properly rest. I do not feel rested. I did not write. I come here at this hour. But those aren't the true origin of this feeling of failure. It's DMC5. I thought I could clear the Bloody Palace. I tried thrice, and failed thrice. The third failure made me angry. I tried to calm my anger, and I succeeded in appeasing it, but that made it give way to this feeling of defeat. I knew I was losing focus and would only grow more impatient with each attempt, and I felt like I didn't have time to finish it either. I wanted to go to sleep early. But you know what. I have a question. Is what I'm about to do stupid? Is it stupid to go back for more? Or should I just eat my defeat and go to sleep? I hate losing.</text:p>
      <text:p text:style-name="Normal">Indeed, we hate losing. By that logic, you should go to sleep. Sure, you'll admit defeat in DMC5 if you go to sleep now, but if you don't, I believe we will be losing a much more important battle. One against ourselves, one against our emotions. While it's good to have emotions, and it's fine to have strong emotions, I do not want you to be driven by them. Leverage them, yes, tolerate them, indulge them sometimes, but do not let them use you. Between us and our emotions, it's very much a master-slave relationship. Now, who's the master and who's the slave, you decide that through your choices.</text:p>
      <text:p text:style-name="Normal">Let's go to sleep now, we badly need it.</text:p>
      <text:p text:style-name="Normal">Alright. See you then.</text:p>
      <text:p text:style-name="Normal"/>
      <text:p text:style-name="Normal">•••</text:p>
      <text:p text:style-name="Normal">Monday 9th Of September, 00:52, 17 days left</text:p>
      <text:p text:style-name="Normal">It seems we're very good at disappointing ourselves. We made the conscious choice of working on the project, of skipping the workout, and of not writing. How many days in a row has it been now that we haven't properly written? Four? Five? Thinking about it is just depressing. How much longer do I plan on disappointing myself? What am I doing? What am I even doing? Why is it that I'm playing so poorly? Why is it that I don't just do what I should do? Why is it so hard?</text:p>
      <text:p text:style-name="Normal">Choices. It's all about choices. What we choose to do, and what we choose not to do. We have to understand that there is such a thing as instant gratification, and we are choosing a lot more often than we choose suffering, and investment in the future. Pain is a part of the process. Pain is the price to pay to become who we want to be. What we do defines who we are, to a great extent. Consider who you want to be, and consider what you will do. You are your future, after all.</text:p>
      <text:p text:style-name="Normal">We have one... two... three mountains to level. At least three, possibly more. And we have a limited amount of time to do it. There are right times for instant gratification, but considering our dreams, the times for suffering far outnumber them. Considering who I want to be, what we want to become, there's... a long road ahead of us. One we might never see the end of, depending on what you do. Point is, you'll have to choose to push through a lot of pain. Only that way will we become stronger. Only by facing ourselves, defeating ourselves, our emotions, our urges, our feelings, all those things, only by winning against ourselves do we really get stronger. If strength and freedom are what you seek, then you know what you have to do.</text:p>
      <text:p text:style-name="Normal">We'll have a lot of excuses to take down tomorrow. We'll have limits to push, mental barriers to break. Not just tomorrow, everyday, from now on. Quite literally from now on. Even now. What you choose to do. Now then, goodnight. See you tomorrow.</text:p>
      <text:p text:style-name="Normal"/>
      <text:p text:style-name="Normal">•••</text:p>
      <text:p text:style-name="Normal">Monday 9th Of September, 23:03, 16 days left</text:p>
      <text:p text:style-name="Normal">What a difference one day makes. One good day was sufficient to make me believe that we were on a great streak, while just yesterday I was full of self-disappointment. How strange. Overall, of course, we're doing better than we ever have, and that likely contributes to how we see things. In any case, today was good, and it can end well. It depends on how well we'll write, but it can certainly end well. We can make those sacrifices. As hard as they are, we can make them. That strength, we can chase it.</text:p>
      <text:p text:style-name="Normal">But of course, I'm fully aware. If this is a one-off thing, it's meaningless. Consistency is key. If anything, we stuck to this diary until today, which is a first, and I don't see myself stopping this streak before the end for any reason. It's all about consistency. It's all about keeping this up, doing this day-in day-out, taking breaks when necessary. We've been inconsistent our entire lives up till now. Now, we ditch that half-arsed shit. It's all about consistency, and we've got a viable routine, a sustainable one. Not the best, but it fits our needs, it meets most of our criteria. It's up to us to keep to it, to protect it. Now, let's change gears, for the last time today. See you.</text:p>
      <text:p text:style-name="Normal">Yeah, see you.</text:p>
      <text:p text:style-name="Normal"/>
      <text:p text:style-name="Normal">•••</text:p>
      <text:p text:style-name="Normal">Tuesday 10th of September, 22:29, 15 days left</text:p>
      <text:p text:style-name="Normal">Yesterday was great, and as a result today was a struggle. A real struggle. I was tired, and even now I'm still tired. I went to sleep at around 2:30am, pretty happy with my writing, and woke up at 11:00, rather late but not unusual. Then I went about my day as always, although I did feel sluggish at some points. And when the time came to study, lo and behold: as I try to read and understand the theorems and their proofs, I slowly fall asleep. Mind you, I'd begun studying much later than I'd intended; it was already 17:00 when I started. And try as I might, my focus just wasn't there. I struggled for some time, and then I fell asleep. That's unprecedented. I woke up much later, feeling too groggy to continue. I took my time doing whatever my body felt like doing, which meant resting and snacking, and it was around 7pm when I finally got around to studying. I wanted to do other stuff by that time, as I felt I'd already wasted my day, but thankfully I still forced myself to study, to do what I could. And I ended up deepening my understanding and proving a theorem that had been left as an exercise for the reader. Which is great, it boosted my confidence in light of the upcoming exam. </text:p>
      <text:p text:style-name="Normal">I also chose to not work out, since I had decided that I would only work out every other day, since I needed all the time I could get my hands on, and since I thought there wasn't exactly a need to exacerbate the fatigue I was already feeling.</text:p>
      <text:p text:style-name="Normal">And this leads me to now. So, I have a question for you: is this routine of ours really as sustainable as we thought?</text:p>
      <text:p text:style-name="Normal">It may not be. The only way to discover that is the long run. As far as I could compute though, it seems more or less sustainable. It's also the only one so far that incorporates everything we really want in a realistic manner. Writing at night, time to study, time to work out. One could say that writing at night is the most problematic part of our wants, but its problematicity is exacerbated by the fact that it's also the most important one to me. There really is no time like night to write.</text:p>
      <text:p text:style-name="Normal">Are we perhaps convincing ourselves of that without proof? </text:p>
      <text:p text:style-name="Normal">Of course not. This isn't a belief system in action, although it likely influences things a bit. We have tried writing in the morning and in the afternoon, but for some reason, they just don't compare to writing late in the evening and at night. For us, that is. I guess we'll just drink unholy amounts of coffee to make up for our questionable routine.</text:p>
      <text:p text:style-name="Normal">Yeah, all things considered, our addiction to caffeine might need to be fuelled on a daily basis.</text:p>
      <text:p text:style-name="Normal"/>
      <text:p text:style-name="Normal">•••</text:p>
      <text:p text:style-name="Normal">Thursday 12th of September, 00:06, 14 days left</text:p>
      <text:p text:style-name="Normal">There's always something to say. Today is no exception. If today were a battle, half of it would have been lost, and the other half would have been an unconvincing victory. </text:p>
      <text:p text:style-name="Normal">We woke up late, at 11 again. Strange, we'd gone to sleep at 1am, we should only need about 9 hours of sleep. Maybe the poor quality of our circadian rhythm is to blame for this. Anyway, we had antecedently decided to study for today, but that changed: the original plan was to study for two days and work on the project on the third day, which would have made today a day to work on the project, but I had also made the call that one week before the exam, we'd switch things up to studying for three days and working on the project on the fourth day. And so, unsure of whether this new cycle should be active today, in the end I decided to work on the project.</text:p>
      <text:p text:style-name="Normal">And I utterly failed to do so. We essentially spent anything between three to five hours twiddling our thumbs. We struggled to choose a Golang router, and when we did settle for one, we couldn't create a layer of abstraction between its setup+handlers and its implementation. And then the time came to workout. And I didn't want to work out. I hate losing. I only realised that that's why all these other times I wanted to keep on working on the project: I hate losing, and today was a complete defeat. And I didn't want to accept that. I wanted to quit when I was ahead.</text:p>
      <text:p text:style-name="Normal">And you know what? I decided to work out anyway. It was —and still is— far more important that we controlled our emotions, that we conceded defeat, than to try to win and fuck up our routine in the process. In short, I was learning to lose.</text:p>
      <text:p text:style-name="Normal">I find chess computers admirable. They always play the best move they can find regardless of how dire the situation is. If they lose a bishop, they play the next move like they never had a bishop in the first place. Until checkmate or stalemate is on the board, they keep on playing, no matter how hopeless the situation is. And I like that. I want to assimilate this behaviour. Which is why I was learning to accept my losses. In my case, the loss was precious hours I can never get back, and I needed to make peace with it. It was harder than I'd anticipated. </text:p>
      <text:p text:style-name="Normal">Today's focus in training was nothing special, but that's not to say it was bad either. It was a victory, yes, but it was unconvincing, I could have done better.</text:p>
      <text:p text:style-name="Normal">There's one last thing I want to touch on: my routine. Slow and steady wins the race, I'm convinced of that. So, instead of studying for some days and working on the project on others, I want to work on the project for one hour, until 17 at most, and then study the rest of the time. This also has the advantage of making the routine more future-proof, by making it impervious to the shift into and out of exam sessions. In the sense that it won't need to change much, we can just adapt the amount of time we study.</text:p>
      <text:p text:style-name="Normal">That's enough for now.</text:p>
      <text:p text:style-name="Normal">I feel like we were a lot more organized than usual today. It was a conscious effort, yes, but the high amount of caffeine in my brain probably plays a role too.</text:p>
      <text:p text:style-name="Normal">Really, that's enough for now. It's already very late, and we have yet to write. Alright, see you then.</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